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91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1.471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enlo-Regular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81">
            <text:p>781</text:p>
          </table:table-cell>
          <table:table-cell office:value-type="float" office:value="3906">
            <text:p>3906</text:p>
          </table:table-cell>
          <table:table-cell office:value-type="float" office:value="7031">
            <text:p>7031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table:number-columns-repeated="2"/>
          <table:table-cell table:formula="of:=([.C3]-1)/5" office:value-type="float" office:value="781">
            <text:p>781</text:p>
          </table:table-cell>
          <table:table-cell table:formula="of:=([.D3]-1)/5" office:value-type="float" office:value="1406">
            <text:p>1406</text:p>
          </table:table-cell>
          <table:table-cell table:formula="of:=([.E3]-1)/5" office:value-type="float" office:value="156">
            <text:p>156</text:p>
          </table:table-cell>
        </table:table-row>
        <table:table-row table:style-name="ro1">
          <table:table-cell table:number-columns-repeated="2"/>
          <table:table-cell table:formula="of:=([.C4]-1)/5" office:value-type="float" office:value="156">
            <text:p>156</text:p>
          </table:table-cell>
          <table:table-cell table:formula="of:=([.D4]-1)/5" office:value-type="float" office:value="281">
            <text:p>281</text:p>
          </table:table-cell>
          <table:table-cell table:formula="of:=([.E4]-1)/5" office:value-type="float" office:value="31">
            <text:p>31</text:p>
          </table:table-cell>
        </table:table-row>
        <table:table-row table:style-name="ro1">
          <table:table-cell table:number-columns-repeated="2"/>
          <table:table-cell table:formula="of:=([.C5]-1)/5" office:value-type="float" office:value="31">
            <text:p>31</text:p>
          </table:table-cell>
          <table:table-cell table:formula="of:=([.D5]-1)/5" office:value-type="float" office:value="56">
            <text:p>56</text:p>
          </table:table-cell>
          <table:table-cell table:formula="of:=([.E5]-1)/5" office:value-type="float" office:value="6">
            <text:p>6</text:p>
          </table:table-cell>
        </table:table-row>
        <table:table-row table:style-name="ro1">
          <table:table-cell table:number-columns-repeated="2"/>
          <table:table-cell table:formula="of:=([.C6]-1)/5" office:value-type="float" office:value="6">
            <text:p>6</text:p>
          </table:table-cell>
          <table:table-cell table:formula="of:=([.D6]-1)/5" office:value-type="float" office:value="11">
            <text:p>11</text:p>
          </table:table-cell>
          <table:table-cell table:formula="of:=([.E6]-1)/5"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([.C7]-1)/5" office:value-type="float" office:value="1">
            <text:p>1</text:p>
          </table:table-cell>
          <table:table-cell table:formula="of:=([.D7]-1)/5" office:value-type="float" office:value="2">
            <text:p>2</text:p>
          </table:table-cell>
          <table:table-cell table:formula="of:=([.E7]-1)/5" office:value-type="float" office:value="0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2">
          <table:table-cell table:style-name="ce1"/>
          <table:table-cell table:number-columns-repeated="4"/>
        </table:table-row>
        <table:table-row table:style-name="ro2">
          <table:table-cell table:style-name="ce1"/>
          <table:table-cell table:number-columns-repeated="4"/>
        </table:table-row>
      </table:table>
      <table:table table:name="Tabelle1_2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9" table:default-cell-style-name="Default"/>
        <table:table-column table:style-name="co5" table:number-columns-repeated="288" table:default-cell-style-name="Default"/>
        <table:table-row table:style-name="ro1">
          <table:table-cell office:value-type="float" office:value="781">
            <text:p>781</text:p>
          </table:table-cell>
          <table:table-cell office:value-type="float" office:value="3906">
            <text:p>3906</text:p>
          </table:table-cell>
          <table:table-cell office:value-type="float" office:value="7031">
            <text:p>7031</text:p>
          </table:table-cell>
          <table:table-cell office:value-type="float" office:value="10156">
            <text:p>10156</text:p>
          </table:table-cell>
          <table:table-cell office:value-type="float" office:value="13281">
            <text:p>13281</text:p>
          </table:table-cell>
          <table:table-cell office:value-type="float" office:value="16406">
            <text:p>16406</text:p>
          </table:table-cell>
          <table:table-cell office:value-type="float" office:value="19531">
            <text:p>19531</text:p>
          </table:table-cell>
          <table:table-cell office:value-type="float" office:value="22656">
            <text:p>22656</text:p>
          </table:table-cell>
          <table:table-cell office:value-type="float" office:value="25781">
            <text:p>25781</text:p>
          </table:table-cell>
          <table:table-cell office:value-type="float" office:value="28906">
            <text:p>28906</text:p>
          </table:table-cell>
          <table:table-cell office:value-type="float" office:value="32031">
            <text:p>32031</text:p>
          </table:table-cell>
          <table:table-cell office:value-type="float" office:value="35156">
            <text:p>35156</text:p>
          </table:table-cell>
          <table:table-cell office:value-type="float" office:value="38281">
            <text:p>38281</text:p>
          </table:table-cell>
          <table:table-cell office:value-type="float" office:value="41406">
            <text:p>41406</text:p>
          </table:table-cell>
          <table:table-cell office:value-type="float" office:value="44531">
            <text:p>44531</text:p>
          </table:table-cell>
          <table:table-cell office:value-type="float" office:value="47656">
            <text:p>47656</text:p>
          </table:table-cell>
          <table:table-cell office:value-type="float" office:value="50781">
            <text:p>50781</text:p>
          </table:table-cell>
          <table:table-cell office:value-type="float" office:value="53906">
            <text:p>53906</text:p>
          </table:table-cell>
          <table:table-cell office:value-type="float" office:value="57031">
            <text:p>57031</text:p>
          </table:table-cell>
          <table:table-cell office:value-type="float" office:value="60156">
            <text:p>60156</text:p>
          </table:table-cell>
          <table:table-cell office:value-type="float" office:value="63281">
            <text:p>63281</text:p>
          </table:table-cell>
          <table:table-cell office:value-type="float" office:value="66406">
            <text:p>66406</text:p>
          </table:table-cell>
          <table:table-cell office:value-type="float" office:value="69531">
            <text:p>69531</text:p>
          </table:table-cell>
          <table:table-cell office:value-type="float" office:value="72656">
            <text:p>72656</text:p>
          </table:table-cell>
          <table:table-cell office:value-type="float" office:value="75781">
            <text:p>75781</text:p>
          </table:table-cell>
          <table:table-cell office:value-type="float" office:value="78906">
            <text:p>78906</text:p>
          </table:table-cell>
          <table:table-cell office:value-type="float" office:value="82031">
            <text:p>82031</text:p>
          </table:table-cell>
          <table:table-cell office:value-type="float" office:value="85156">
            <text:p>85156</text:p>
          </table:table-cell>
          <table:table-cell office:value-type="float" office:value="88281">
            <text:p>88281</text:p>
          </table:table-cell>
          <table:table-cell office:value-type="float" office:value="91406">
            <text:p>91406</text:p>
          </table:table-cell>
          <table:table-cell office:value-type="float" office:value="94531">
            <text:p>94531</text:p>
          </table:table-cell>
          <table:table-cell office:value-type="float" office:value="97656">
            <text:p>97656</text:p>
          </table:table-cell>
          <table:table-cell office:value-type="float" office:value="100781">
            <text:p>100781</text:p>
          </table:table-cell>
          <table:table-cell office:value-type="float" office:value="103906">
            <text:p>103906</text:p>
          </table:table-cell>
          <table:table-cell office:value-type="float" office:value="107031">
            <text:p>107031</text:p>
          </table:table-cell>
          <table:table-cell office:value-type="float" office:value="110156">
            <text:p>110156</text:p>
          </table:table-cell>
          <table:table-cell office:value-type="float" office:value="113281">
            <text:p>113281</text:p>
          </table:table-cell>
          <table:table-cell office:value-type="float" office:value="116406">
            <text:p>116406</text:p>
          </table:table-cell>
          <table:table-cell office:value-type="float" office:value="119531">
            <text:p>119531</text:p>
          </table:table-cell>
          <table:table-cell office:value-type="float" office:value="122656">
            <text:p>122656</text:p>
          </table:table-cell>
          <table:table-cell office:value-type="float" office:value="125781">
            <text:p>125781</text:p>
          </table:table-cell>
          <table:table-cell office:value-type="float" office:value="128906">
            <text:p>128906</text:p>
          </table:table-cell>
          <table:table-cell office:value-type="float" office:value="132031">
            <text:p>132031</text:p>
          </table:table-cell>
          <table:table-cell office:value-type="float" office:value="135156">
            <text:p>135156</text:p>
          </table:table-cell>
          <table:table-cell office:value-type="float" office:value="138281">
            <text:p>138281</text:p>
          </table:table-cell>
          <table:table-cell office:value-type="float" office:value="141406">
            <text:p>141406</text:p>
          </table:table-cell>
          <table:table-cell office:value-type="float" office:value="144531">
            <text:p>144531</text:p>
          </table:table-cell>
          <table:table-cell office:value-type="float" office:value="147656">
            <text:p>147656</text:p>
          </table:table-cell>
          <table:table-cell office:value-type="float" office:value="150781">
            <text:p>150781</text:p>
          </table:table-cell>
          <table:table-cell office:value-type="float" office:value="153906">
            <text:p>153906</text:p>
          </table:table-cell>
          <table:table-cell office:value-type="float" office:value="157031">
            <text:p>157031</text:p>
          </table:table-cell>
          <table:table-cell office:value-type="float" office:value="160156">
            <text:p>160156</text:p>
          </table:table-cell>
          <table:table-cell office:value-type="float" office:value="163281">
            <text:p>163281</text:p>
          </table:table-cell>
          <table:table-cell office:value-type="float" office:value="166406">
            <text:p>166406</text:p>
          </table:table-cell>
          <table:table-cell office:value-type="float" office:value="169531">
            <text:p>169531</text:p>
          </table:table-cell>
          <table:table-cell office:value-type="float" office:value="172656">
            <text:p>172656</text:p>
          </table:table-cell>
          <table:table-cell office:value-type="float" office:value="175781">
            <text:p>175781</text:p>
          </table:table-cell>
          <table:table-cell office:value-type="float" office:value="178906">
            <text:p>178906</text:p>
          </table:table-cell>
          <table:table-cell office:value-type="float" office:value="182031">
            <text:p>182031</text:p>
          </table:table-cell>
          <table:table-cell office:value-type="float" office:value="185156">
            <text:p>185156</text:p>
          </table:table-cell>
          <table:table-cell office:value-type="float" office:value="188281">
            <text:p>188281</text:p>
          </table:table-cell>
          <table:table-cell office:value-type="float" office:value="191406">
            <text:p>191406</text:p>
          </table:table-cell>
          <table:table-cell office:value-type="float" office:value="194531">
            <text:p>194531</text:p>
          </table:table-cell>
          <table:table-cell office:value-type="float" office:value="197656">
            <text:p>197656</text:p>
          </table:table-cell>
          <table:table-cell office:value-type="float" office:value="200781">
            <text:p>200781</text:p>
          </table:table-cell>
          <table:table-cell office:value-type="float" office:value="203906">
            <text:p>203906</text:p>
          </table:table-cell>
          <table:table-cell office:value-type="float" office:value="207031">
            <text:p>207031</text:p>
          </table:table-cell>
          <table:table-cell office:value-type="float" office:value="210156">
            <text:p>210156</text:p>
          </table:table-cell>
          <table:table-cell office:value-type="float" office:value="213281">
            <text:p>213281</text:p>
          </table:table-cell>
          <table:table-cell office:value-type="float" office:value="216406">
            <text:p>216406</text:p>
          </table:table-cell>
          <table:table-cell office:value-type="float" office:value="219531">
            <text:p>219531</text:p>
          </table:table-cell>
          <table:table-cell office:value-type="float" office:value="222656">
            <text:p>222656</text:p>
          </table:table-cell>
          <table:table-cell office:value-type="float" office:value="225781">
            <text:p>225781</text:p>
          </table:table-cell>
          <table:table-cell office:value-type="float" office:value="228906">
            <text:p>228906</text:p>
          </table:table-cell>
          <table:table-cell office:value-type="float" office:value="232031">
            <text:p>232031</text:p>
          </table:table-cell>
          <table:table-cell office:value-type="float" office:value="235156">
            <text:p>235156</text:p>
          </table:table-cell>
          <table:table-cell office:value-type="float" office:value="238281">
            <text:p>238281</text:p>
          </table:table-cell>
          <table:table-cell office:value-type="float" office:value="241406">
            <text:p>241406</text:p>
          </table:table-cell>
          <table:table-cell office:value-type="float" office:value="244531">
            <text:p>244531</text:p>
          </table:table-cell>
          <table:table-cell office:value-type="float" office:value="247656">
            <text:p>247656</text:p>
          </table:table-cell>
          <table:table-cell office:value-type="float" office:value="250781">
            <text:p>250781</text:p>
          </table:table-cell>
          <table:table-cell office:value-type="float" office:value="253906">
            <text:p>253906</text:p>
          </table:table-cell>
          <table:table-cell office:value-type="float" office:value="257031">
            <text:p>257031</text:p>
          </table:table-cell>
          <table:table-cell office:value-type="float" office:value="260156">
            <text:p>260156</text:p>
          </table:table-cell>
          <table:table-cell office:value-type="float" office:value="263281">
            <text:p>263281</text:p>
          </table:table-cell>
          <table:table-cell office:value-type="float" office:value="266406">
            <text:p>266406</text:p>
          </table:table-cell>
          <table:table-cell office:value-type="float" office:value="269531">
            <text:p>269531</text:p>
          </table:table-cell>
          <table:table-cell office:value-type="float" office:value="272656">
            <text:p>272656</text:p>
          </table:table-cell>
          <table:table-cell office:value-type="float" office:value="275781">
            <text:p>275781</text:p>
          </table:table-cell>
          <table:table-cell office:value-type="float" office:value="278906">
            <text:p>278906</text:p>
          </table:table-cell>
          <table:table-cell office:value-type="float" office:value="282031">
            <text:p>282031</text:p>
          </table:table-cell>
          <table:table-cell office:value-type="float" office:value="285156">
            <text:p>285156</text:p>
          </table:table-cell>
          <table:table-cell office:value-type="float" office:value="288281">
            <text:p>288281</text:p>
          </table:table-cell>
          <table:table-cell office:value-type="float" office:value="291406">
            <text:p>291406</text:p>
          </table:table-cell>
          <table:table-cell office:value-type="float" office:value="294531">
            <text:p>294531</text:p>
          </table:table-cell>
          <table:table-cell office:value-type="float" office:value="297656">
            <text:p>297656</text:p>
          </table:table-cell>
          <table:table-cell office:value-type="float" office:value="300781">
            <text:p>300781</text:p>
          </table:table-cell>
          <table:table-cell office:value-type="float" office:value="303906">
            <text:p>303906</text:p>
          </table:table-cell>
          <table:table-cell office:value-type="float" office:value="307031">
            <text:p>307031</text:p>
          </table:table-cell>
          <table:table-cell office:value-type="float" office:value="310156">
            <text:p>310156</text:p>
          </table:table-cell>
          <table:table-cell office:value-type="float" office:value="313281">
            <text:p>313281</text:p>
          </table:table-cell>
          <table:table-cell office:value-type="float" office:value="316406">
            <text:p>316406</text:p>
          </table:table-cell>
          <table:table-cell office:value-type="float" office:value="319531">
            <text:p>319531</text:p>
          </table:table-cell>
          <table:table-cell office:value-type="float" office:value="322656">
            <text:p>322656</text:p>
          </table:table-cell>
          <table:table-cell office:value-type="float" office:value="325781">
            <text:p>325781</text:p>
          </table:table-cell>
          <table:table-cell office:value-type="float" office:value="328906">
            <text:p>328906</text:p>
          </table:table-cell>
          <table:table-cell office:value-type="float" office:value="332031">
            <text:p>332031</text:p>
          </table:table-cell>
          <table:table-cell office:value-type="float" office:value="335156">
            <text:p>335156</text:p>
          </table:table-cell>
          <table:table-cell office:value-type="float" office:value="338281">
            <text:p>338281</text:p>
          </table:table-cell>
          <table:table-cell office:value-type="float" office:value="341406">
            <text:p>341406</text:p>
          </table:table-cell>
          <table:table-cell office:value-type="float" office:value="344531">
            <text:p>344531</text:p>
          </table:table-cell>
          <table:table-cell office:value-type="float" office:value="347656">
            <text:p>347656</text:p>
          </table:table-cell>
          <table:table-cell office:value-type="float" office:value="350781">
            <text:p>350781</text:p>
          </table:table-cell>
          <table:table-cell office:value-type="float" office:value="353906">
            <text:p>353906</text:p>
          </table:table-cell>
          <table:table-cell office:value-type="float" office:value="357031">
            <text:p>357031</text:p>
          </table:table-cell>
          <table:table-cell office:value-type="float" office:value="360156">
            <text:p>360156</text:p>
          </table:table-cell>
          <table:table-cell office:value-type="float" office:value="363281">
            <text:p>363281</text:p>
          </table:table-cell>
          <table:table-cell office:value-type="float" office:value="366406">
            <text:p>366406</text:p>
          </table:table-cell>
          <table:table-cell office:value-type="float" office:value="369531">
            <text:p>369531</text:p>
          </table:table-cell>
          <table:table-cell office:value-type="float" office:value="372656">
            <text:p>372656</text:p>
          </table:table-cell>
          <table:table-cell office:value-type="float" office:value="375781">
            <text:p>375781</text:p>
          </table:table-cell>
          <table:table-cell office:value-type="float" office:value="378906">
            <text:p>378906</text:p>
          </table:table-cell>
          <table:table-cell office:value-type="float" office:value="382031">
            <text:p>382031</text:p>
          </table:table-cell>
          <table:table-cell office:value-type="float" office:value="385156">
            <text:p>385156</text:p>
          </table:table-cell>
          <table:table-cell office:value-type="float" office:value="388281">
            <text:p>388281</text:p>
          </table:table-cell>
          <table:table-cell office:value-type="float" office:value="391406">
            <text:p>391406</text:p>
          </table:table-cell>
          <table:table-cell office:value-type="float" office:value="394531">
            <text:p>394531</text:p>
          </table:table-cell>
          <table:table-cell office:value-type="float" office:value="397656">
            <text:p>397656</text:p>
          </table:table-cell>
          <table:table-cell office:value-type="float" office:value="400781">
            <text:p>400781</text:p>
          </table:table-cell>
          <table:table-cell office:value-type="float" office:value="403906">
            <text:p>403906</text:p>
          </table:table-cell>
          <table:table-cell office:value-type="float" office:value="407031">
            <text:p>407031</text:p>
          </table:table-cell>
          <table:table-cell office:value-type="float" office:value="410156">
            <text:p>410156</text:p>
          </table:table-cell>
          <table:table-cell office:value-type="float" office:value="413281">
            <text:p>413281</text:p>
          </table:table-cell>
          <table:table-cell office:value-type="float" office:value="416406">
            <text:p>416406</text:p>
          </table:table-cell>
          <table:table-cell office:value-type="float" office:value="419531">
            <text:p>419531</text:p>
          </table:table-cell>
          <table:table-cell office:value-type="float" office:value="422656">
            <text:p>422656</text:p>
          </table:table-cell>
          <table:table-cell office:value-type="float" office:value="425781">
            <text:p>425781</text:p>
          </table:table-cell>
          <table:table-cell office:value-type="float" office:value="428906">
            <text:p>428906</text:p>
          </table:table-cell>
          <table:table-cell office:value-type="float" office:value="432031">
            <text:p>432031</text:p>
          </table:table-cell>
          <table:table-cell office:value-type="float" office:value="435156">
            <text:p>435156</text:p>
          </table:table-cell>
          <table:table-cell office:value-type="float" office:value="438281">
            <text:p>438281</text:p>
          </table:table-cell>
          <table:table-cell office:value-type="float" office:value="441406">
            <text:p>441406</text:p>
          </table:table-cell>
          <table:table-cell office:value-type="float" office:value="444531">
            <text:p>444531</text:p>
          </table:table-cell>
          <table:table-cell office:value-type="float" office:value="447656">
            <text:p>447656</text:p>
          </table:table-cell>
          <table:table-cell office:value-type="float" office:value="450781">
            <text:p>450781</text:p>
          </table:table-cell>
          <table:table-cell office:value-type="float" office:value="453906">
            <text:p>453906</text:p>
          </table:table-cell>
          <table:table-cell office:value-type="float" office:value="457031">
            <text:p>457031</text:p>
          </table:table-cell>
          <table:table-cell office:value-type="float" office:value="460156">
            <text:p>460156</text:p>
          </table:table-cell>
          <table:table-cell office:value-type="float" office:value="463281">
            <text:p>463281</text:p>
          </table:table-cell>
          <table:table-cell office:value-type="float" office:value="466406">
            <text:p>466406</text:p>
          </table:table-cell>
          <table:table-cell office:value-type="float" office:value="469531">
            <text:p>469531</text:p>
          </table:table-cell>
          <table:table-cell office:value-type="float" office:value="472656">
            <text:p>472656</text:p>
          </table:table-cell>
          <table:table-cell office:value-type="float" office:value="475781">
            <text:p>475781</text:p>
          </table:table-cell>
          <table:table-cell office:value-type="float" office:value="478906">
            <text:p>478906</text:p>
          </table:table-cell>
          <table:table-cell office:value-type="float" office:value="482031">
            <text:p>482031</text:p>
          </table:table-cell>
          <table:table-cell office:value-type="float" office:value="485156">
            <text:p>485156</text:p>
          </table:table-cell>
          <table:table-cell office:value-type="float" office:value="488281">
            <text:p>488281</text:p>
          </table:table-cell>
          <table:table-cell office:value-type="float" office:value="491406">
            <text:p>491406</text:p>
          </table:table-cell>
          <table:table-cell office:value-type="float" office:value="494531">
            <text:p>494531</text:p>
          </table:table-cell>
          <table:table-cell office:value-type="float" office:value="497656">
            <text:p>497656</text:p>
          </table:table-cell>
          <table:table-cell office:value-type="float" office:value="500781">
            <text:p>500781</text:p>
          </table:table-cell>
          <table:table-cell office:value-type="float" office:value="503906">
            <text:p>503906</text:p>
          </table:table-cell>
          <table:table-cell office:value-type="float" office:value="507031">
            <text:p>507031</text:p>
          </table:table-cell>
          <table:table-cell office:value-type="float" office:value="510156">
            <text:p>510156</text:p>
          </table:table-cell>
          <table:table-cell office:value-type="float" office:value="513281">
            <text:p>513281</text:p>
          </table:table-cell>
          <table:table-cell office:value-type="float" office:value="516406">
            <text:p>516406</text:p>
          </table:table-cell>
          <table:table-cell office:value-type="float" office:value="519531">
            <text:p>519531</text:p>
          </table:table-cell>
          <table:table-cell office:value-type="float" office:value="522656">
            <text:p>522656</text:p>
          </table:table-cell>
          <table:table-cell office:value-type="float" office:value="525781">
            <text:p>525781</text:p>
          </table:table-cell>
          <table:table-cell office:value-type="float" office:value="528906">
            <text:p>528906</text:p>
          </table:table-cell>
          <table:table-cell office:value-type="float" office:value="532031">
            <text:p>532031</text:p>
          </table:table-cell>
          <table:table-cell office:value-type="float" office:value="535156">
            <text:p>535156</text:p>
          </table:table-cell>
          <table:table-cell office:value-type="float" office:value="538281">
            <text:p>538281</text:p>
          </table:table-cell>
          <table:table-cell office:value-type="float" office:value="541406">
            <text:p>541406</text:p>
          </table:table-cell>
          <table:table-cell office:value-type="float" office:value="544531">
            <text:p>544531</text:p>
          </table:table-cell>
          <table:table-cell office:value-type="float" office:value="547656">
            <text:p>547656</text:p>
          </table:table-cell>
          <table:table-cell office:value-type="float" office:value="550781">
            <text:p>550781</text:p>
          </table:table-cell>
          <table:table-cell office:value-type="float" office:value="553906">
            <text:p>553906</text:p>
          </table:table-cell>
          <table:table-cell office:value-type="float" office:value="557031">
            <text:p>557031</text:p>
          </table:table-cell>
          <table:table-cell office:value-type="float" office:value="560156">
            <text:p>560156</text:p>
          </table:table-cell>
          <table:table-cell office:value-type="float" office:value="563281">
            <text:p>563281</text:p>
          </table:table-cell>
          <table:table-cell office:value-type="float" office:value="566406">
            <text:p>566406</text:p>
          </table:table-cell>
          <table:table-cell office:value-type="float" office:value="569531">
            <text:p>569531</text:p>
          </table:table-cell>
          <table:table-cell office:value-type="float" office:value="572656">
            <text:p>572656</text:p>
          </table:table-cell>
          <table:table-cell office:value-type="float" office:value="575781">
            <text:p>575781</text:p>
          </table:table-cell>
          <table:table-cell office:value-type="float" office:value="578906">
            <text:p>578906</text:p>
          </table:table-cell>
          <table:table-cell office:value-type="float" office:value="582031">
            <text:p>582031</text:p>
          </table:table-cell>
          <table:table-cell office:value-type="float" office:value="585156">
            <text:p>585156</text:p>
          </table:table-cell>
          <table:table-cell office:value-type="float" office:value="588281">
            <text:p>588281</text:p>
          </table:table-cell>
          <table:table-cell office:value-type="float" office:value="591406">
            <text:p>591406</text:p>
          </table:table-cell>
          <table:table-cell office:value-type="float" office:value="594531">
            <text:p>594531</text:p>
          </table:table-cell>
          <table:table-cell office:value-type="float" office:value="597656">
            <text:p>597656</text:p>
          </table:table-cell>
          <table:table-cell office:value-type="float" office:value="600781">
            <text:p>600781</text:p>
          </table:table-cell>
          <table:table-cell office:value-type="float" office:value="603906">
            <text:p>603906</text:p>
          </table:table-cell>
          <table:table-cell office:value-type="float" office:value="607031">
            <text:p>607031</text:p>
          </table:table-cell>
          <table:table-cell office:value-type="float" office:value="610156">
            <text:p>610156</text:p>
          </table:table-cell>
          <table:table-cell office:value-type="float" office:value="613281">
            <text:p>613281</text:p>
          </table:table-cell>
          <table:table-cell office:value-type="float" office:value="616406">
            <text:p>616406</text:p>
          </table:table-cell>
          <table:table-cell office:value-type="float" office:value="619531">
            <text:p>619531</text:p>
          </table:table-cell>
          <table:table-cell office:value-type="float" office:value="622656">
            <text:p>622656</text:p>
          </table:table-cell>
          <table:table-cell office:value-type="float" office:value="625781">
            <text:p>625781</text:p>
          </table:table-cell>
          <table:table-cell office:value-type="float" office:value="628906">
            <text:p>628906</text:p>
          </table:table-cell>
          <table:table-cell office:value-type="float" office:value="632031">
            <text:p>632031</text:p>
          </table:table-cell>
          <table:table-cell office:value-type="float" office:value="635156">
            <text:p>635156</text:p>
          </table:table-cell>
          <table:table-cell office:value-type="float" office:value="638281">
            <text:p>638281</text:p>
          </table:table-cell>
          <table:table-cell office:value-type="float" office:value="641406">
            <text:p>641406</text:p>
          </table:table-cell>
          <table:table-cell office:value-type="float" office:value="644531">
            <text:p>644531</text:p>
          </table:table-cell>
          <table:table-cell office:value-type="float" office:value="647656">
            <text:p>647656</text:p>
          </table:table-cell>
          <table:table-cell office:value-type="float" office:value="650781">
            <text:p>650781</text:p>
          </table:table-cell>
          <table:table-cell office:value-type="float" office:value="653906">
            <text:p>653906</text:p>
          </table:table-cell>
          <table:table-cell office:value-type="float" office:value="657031">
            <text:p>657031</text:p>
          </table:table-cell>
          <table:table-cell office:value-type="float" office:value="660156">
            <text:p>660156</text:p>
          </table:table-cell>
          <table:table-cell office:value-type="float" office:value="663281">
            <text:p>663281</text:p>
          </table:table-cell>
          <table:table-cell office:value-type="float" office:value="666406">
            <text:p>666406</text:p>
          </table:table-cell>
          <table:table-cell office:value-type="float" office:value="669531">
            <text:p>669531</text:p>
          </table:table-cell>
          <table:table-cell office:value-type="float" office:value="672656">
            <text:p>672656</text:p>
          </table:table-cell>
          <table:table-cell office:value-type="float" office:value="675781">
            <text:p>675781</text:p>
          </table:table-cell>
          <table:table-cell office:value-type="float" office:value="678906">
            <text:p>678906</text:p>
          </table:table-cell>
          <table:table-cell office:value-type="float" office:value="682031">
            <text:p>682031</text:p>
          </table:table-cell>
          <table:table-cell office:value-type="float" office:value="685156">
            <text:p>685156</text:p>
          </table:table-cell>
          <table:table-cell office:value-type="float" office:value="688281">
            <text:p>688281</text:p>
          </table:table-cell>
          <table:table-cell office:value-type="float" office:value="691406">
            <text:p>691406</text:p>
          </table:table-cell>
          <table:table-cell office:value-type="float" office:value="694531">
            <text:p>694531</text:p>
          </table:table-cell>
          <table:table-cell office:value-type="float" office:value="697656">
            <text:p>697656</text:p>
          </table:table-cell>
          <table:table-cell office:value-type="float" office:value="700781">
            <text:p>700781</text:p>
          </table:table-cell>
          <table:table-cell office:value-type="float" office:value="703906">
            <text:p>703906</text:p>
          </table:table-cell>
          <table:table-cell office:value-type="float" office:value="707031">
            <text:p>707031</text:p>
          </table:table-cell>
          <table:table-cell office:value-type="float" office:value="710156">
            <text:p>710156</text:p>
          </table:table-cell>
          <table:table-cell office:value-type="float" office:value="713281">
            <text:p>713281</text:p>
          </table:table-cell>
          <table:table-cell office:value-type="float" office:value="716406">
            <text:p>716406</text:p>
          </table:table-cell>
          <table:table-cell office:value-type="float" office:value="719531">
            <text:p>719531</text:p>
          </table:table-cell>
          <table:table-cell office:value-type="float" office:value="722656">
            <text:p>722656</text:p>
          </table:table-cell>
          <table:table-cell office:value-type="float" office:value="725781">
            <text:p>725781</text:p>
          </table:table-cell>
          <table:table-cell office:value-type="float" office:value="728906">
            <text:p>728906</text:p>
          </table:table-cell>
          <table:table-cell office:value-type="float" office:value="732031">
            <text:p>732031</text:p>
          </table:table-cell>
          <table:table-cell office:value-type="float" office:value="735156">
            <text:p>735156</text:p>
          </table:table-cell>
          <table:table-cell office:value-type="float" office:value="738281">
            <text:p>738281</text:p>
          </table:table-cell>
          <table:table-cell office:value-type="float" office:value="741406">
            <text:p>741406</text:p>
          </table:table-cell>
          <table:table-cell office:value-type="float" office:value="744531">
            <text:p>744531</text:p>
          </table:table-cell>
          <table:table-cell office:value-type="float" office:value="747656">
            <text:p>747656</text:p>
          </table:table-cell>
          <table:table-cell office:value-type="float" office:value="750781">
            <text:p>750781</text:p>
          </table:table-cell>
          <table:table-cell office:value-type="float" office:value="753906">
            <text:p>753906</text:p>
          </table:table-cell>
          <table:table-cell office:value-type="float" office:value="757031">
            <text:p>757031</text:p>
          </table:table-cell>
          <table:table-cell office:value-type="float" office:value="760156">
            <text:p>760156</text:p>
          </table:table-cell>
          <table:table-cell office:value-type="float" office:value="763281">
            <text:p>763281</text:p>
          </table:table-cell>
          <table:table-cell office:value-type="float" office:value="766406">
            <text:p>766406</text:p>
          </table:table-cell>
          <table:table-cell office:value-type="float" office:value="769531">
            <text:p>769531</text:p>
          </table:table-cell>
          <table:table-cell office:value-type="float" office:value="772656">
            <text:p>772656</text:p>
          </table:table-cell>
          <table:table-cell office:value-type="float" office:value="775781">
            <text:p>775781</text:p>
          </table:table-cell>
          <table:table-cell office:value-type="float" office:value="778906">
            <text:p>778906</text:p>
          </table:table-cell>
          <table:table-cell office:value-type="float" office:value="782031">
            <text:p>782031</text:p>
          </table:table-cell>
          <table:table-cell office:value-type="float" office:value="785156">
            <text:p>785156</text:p>
          </table:table-cell>
          <table:table-cell office:value-type="float" office:value="788281">
            <text:p>788281</text:p>
          </table:table-cell>
          <table:table-cell office:value-type="float" office:value="791406">
            <text:p>791406</text:p>
          </table:table-cell>
          <table:table-cell office:value-type="float" office:value="794531">
            <text:p>794531</text:p>
          </table:table-cell>
          <table:table-cell office:value-type="float" office:value="797656">
            <text:p>797656</text:p>
          </table:table-cell>
          <table:table-cell office:value-type="float" office:value="800781">
            <text:p>800781</text:p>
          </table:table-cell>
          <table:table-cell office:value-type="float" office:value="803906">
            <text:p>803906</text:p>
          </table:table-cell>
          <table:table-cell office:value-type="float" office:value="807031">
            <text:p>807031</text:p>
          </table:table-cell>
          <table:table-cell office:value-type="float" office:value="810156">
            <text:p>810156</text:p>
          </table:table-cell>
          <table:table-cell office:value-type="float" office:value="813281">
            <text:p>813281</text:p>
          </table:table-cell>
          <table:table-cell office:value-type="float" office:value="816406">
            <text:p>816406</text:p>
          </table:table-cell>
          <table:table-cell office:value-type="float" office:value="819531">
            <text:p>819531</text:p>
          </table:table-cell>
          <table:table-cell office:value-type="float" office:value="822656">
            <text:p>822656</text:p>
          </table:table-cell>
          <table:table-cell office:value-type="float" office:value="825781">
            <text:p>825781</text:p>
          </table:table-cell>
          <table:table-cell office:value-type="float" office:value="828906">
            <text:p>828906</text:p>
          </table:table-cell>
          <table:table-cell office:value-type="float" office:value="832031">
            <text:p>832031</text:p>
          </table:table-cell>
          <table:table-cell office:value-type="float" office:value="835156">
            <text:p>835156</text:p>
          </table:table-cell>
          <table:table-cell office:value-type="float" office:value="838281">
            <text:p>838281</text:p>
          </table:table-cell>
          <table:table-cell office:value-type="float" office:value="841406">
            <text:p>841406</text:p>
          </table:table-cell>
          <table:table-cell office:value-type="float" office:value="844531">
            <text:p>844531</text:p>
          </table:table-cell>
          <table:table-cell office:value-type="float" office:value="847656">
            <text:p>847656</text:p>
          </table:table-cell>
          <table:table-cell office:value-type="float" office:value="850781">
            <text:p>850781</text:p>
          </table:table-cell>
          <table:table-cell office:value-type="float" office:value="853906">
            <text:p>853906</text:p>
          </table:table-cell>
          <table:table-cell office:value-type="float" office:value="857031">
            <text:p>857031</text:p>
          </table:table-cell>
          <table:table-cell office:value-type="float" office:value="860156">
            <text:p>860156</text:p>
          </table:table-cell>
          <table:table-cell office:value-type="float" office:value="863281">
            <text:p>863281</text:p>
          </table:table-cell>
          <table:table-cell office:value-type="float" office:value="866406">
            <text:p>866406</text:p>
          </table:table-cell>
          <table:table-cell office:value-type="float" office:value="869531">
            <text:p>869531</text:p>
          </table:table-cell>
          <table:table-cell office:value-type="float" office:value="872656">
            <text:p>872656</text:p>
          </table:table-cell>
          <table:table-cell office:value-type="float" office:value="875781">
            <text:p>875781</text:p>
          </table:table-cell>
          <table:table-cell office:value-type="float" office:value="878906">
            <text:p>878906</text:p>
          </table:table-cell>
          <table:table-cell office:value-type="float" office:value="882031">
            <text:p>882031</text:p>
          </table:table-cell>
          <table:table-cell office:value-type="float" office:value="885156">
            <text:p>885156</text:p>
          </table:table-cell>
          <table:table-cell office:value-type="float" office:value="888281">
            <text:p>888281</text:p>
          </table:table-cell>
          <table:table-cell office:value-type="float" office:value="891406">
            <text:p>891406</text:p>
          </table:table-cell>
          <table:table-cell office:value-type="float" office:value="894531">
            <text:p>894531</text:p>
          </table:table-cell>
          <table:table-cell office:value-type="float" office:value="897656">
            <text:p>897656</text:p>
          </table:table-cell>
          <table:table-cell office:value-type="float" office:value="900781">
            <text:p>900781</text:p>
          </table:table-cell>
          <table:table-cell office:value-type="float" office:value="903906">
            <text:p>903906</text:p>
          </table:table-cell>
          <table:table-cell office:value-type="float" office:value="907031">
            <text:p>907031</text:p>
          </table:table-cell>
          <table:table-cell office:value-type="float" office:value="910156">
            <text:p>910156</text:p>
          </table:table-cell>
          <table:table-cell office:value-type="float" office:value="913281">
            <text:p>913281</text:p>
          </table:table-cell>
          <table:table-cell office:value-type="float" office:value="916406">
            <text:p>916406</text:p>
          </table:table-cell>
          <table:table-cell office:value-type="float" office:value="919531">
            <text:p>919531</text:p>
          </table:table-cell>
          <table:table-cell office:value-type="float" office:value="922656">
            <text:p>922656</text:p>
          </table:table-cell>
          <table:table-cell office:value-type="float" office:value="925781">
            <text:p>925781</text:p>
          </table:table-cell>
          <table:table-cell office:value-type="float" office:value="928906">
            <text:p>928906</text:p>
          </table:table-cell>
          <table:table-cell office:value-type="float" office:value="932031">
            <text:p>932031</text:p>
          </table:table-cell>
          <table:table-cell office:value-type="float" office:value="935156">
            <text:p>935156</text:p>
          </table:table-cell>
          <table:table-cell office:value-type="float" office:value="938281">
            <text:p>938281</text:p>
          </table:table-cell>
          <table:table-cell office:value-type="float" office:value="941406">
            <text:p>941406</text:p>
          </table:table-cell>
          <table:table-cell office:value-type="float" office:value="944531">
            <text:p>944531</text:p>
          </table:table-cell>
          <table:table-cell office:value-type="float" office:value="947656">
            <text:p>947656</text:p>
          </table:table-cell>
          <table:table-cell office:value-type="float" office:value="950781">
            <text:p>950781</text:p>
          </table:table-cell>
          <table:table-cell office:value-type="float" office:value="953906">
            <text:p>953906</text:p>
          </table:table-cell>
          <table:table-cell office:value-type="float" office:value="957031">
            <text:p>957031</text:p>
          </table:table-cell>
          <table:table-cell office:value-type="float" office:value="960156">
            <text:p>960156</text:p>
          </table:table-cell>
          <table:table-cell office:value-type="float" office:value="963281">
            <text:p>963281</text:p>
          </table:table-cell>
          <table:table-cell office:value-type="float" office:value="966406">
            <text:p>966406</text:p>
          </table:table-cell>
          <table:table-cell office:value-type="float" office:value="969531">
            <text:p>969531</text:p>
          </table:table-cell>
          <table:table-cell office:value-type="float" office:value="972656">
            <text:p>972656</text:p>
          </table:table-cell>
          <table:table-cell office:value-type="float" office:value="975781">
            <text:p>975781</text:p>
          </table:table-cell>
          <table:table-cell office:value-type="float" office:value="978906">
            <text:p>978906</text:p>
          </table:table-cell>
          <table:table-cell office:value-type="float" office:value="982031">
            <text:p>982031</text:p>
          </table:table-cell>
          <table:table-cell office:value-type="float" office:value="985156">
            <text:p>985156</text:p>
            <draw:frame table:end-cell-address="Tabelle1_2.LM23" table:end-x="0.083cm" table:end-y="0.13cm" draw:z-index="0" draw:style-name="gr1" draw:text-style-name="P1" svg:width="15.999cm" svg:height="8.999cm" svg:x="0.445cm" svg:y="0.1cm">
              <draw:object draw:notify-on-update-of-ranges="Tabelle1_2.A1:Tabelle1_2.LH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float" office:value="988281">
            <text:p>988281</text:p>
          </table:table-cell>
          <table:table-cell office:value-type="float" office:value="991406">
            <text:p>991406</text:p>
          </table:table-cell>
          <table:table-cell office:value-type="float" office:value="994531">
            <text:p>994531</text:p>
          </table:table-cell>
          <table:table-cell office:value-type="float" office:value="997656">
            <text:p>997656</text:p>
          </table:table-cell>
        </table:table-row>
        <table:table-row table:style-name="ro1">
          <table:table-cell table:formula="of:=([.A1]-1)/5" office:value-type="float" office:value="156">
            <text:p>156</text:p>
          </table:table-cell>
          <table:table-cell table:formula="of:=([.B1]-1)/5" office:value-type="float" office:value="781">
            <text:p>781</text:p>
          </table:table-cell>
          <table:table-cell table:formula="of:=([.C1]-1)/5" office:value-type="float" office:value="1406">
            <text:p>1406</text:p>
          </table:table-cell>
          <table:table-cell table:formula="of:=([.D1]-1)/5" office:value-type="float" office:value="2031">
            <text:p>2031</text:p>
          </table:table-cell>
          <table:table-cell table:formula="of:=([.E1]-1)/5" office:value-type="float" office:value="2656">
            <text:p>2656</text:p>
          </table:table-cell>
          <table:table-cell table:formula="of:=([.F1]-1)/5" office:value-type="float" office:value="3281">
            <text:p>3281</text:p>
          </table:table-cell>
          <table:table-cell table:formula="of:=([.G1]-1)/5" office:value-type="float" office:value="3906">
            <text:p>3906</text:p>
          </table:table-cell>
          <table:table-cell table:formula="of:=([.H1]-1)/5" office:value-type="float" office:value="4531">
            <text:p>4531</text:p>
          </table:table-cell>
          <table:table-cell table:formula="of:=([.I1]-1)/5" office:value-type="float" office:value="5156">
            <text:p>5156</text:p>
          </table:table-cell>
          <table:table-cell table:formula="of:=([.J1]-1)/5" office:value-type="float" office:value="5781">
            <text:p>5781</text:p>
          </table:table-cell>
          <table:table-cell table:formula="of:=([.K1]-1)/5" office:value-type="float" office:value="6406">
            <text:p>6406</text:p>
          </table:table-cell>
          <table:table-cell table:formula="of:=([.L1]-1)/5" office:value-type="float" office:value="7031">
            <text:p>7031</text:p>
          </table:table-cell>
          <table:table-cell table:formula="of:=([.M1]-1)/5" office:value-type="float" office:value="7656">
            <text:p>7656</text:p>
          </table:table-cell>
          <table:table-cell table:formula="of:=([.N1]-1)/5" office:value-type="float" office:value="8281">
            <text:p>8281</text:p>
          </table:table-cell>
          <table:table-cell table:formula="of:=([.O1]-1)/5" office:value-type="float" office:value="8906">
            <text:p>8906</text:p>
          </table:table-cell>
          <table:table-cell table:formula="of:=([.P1]-1)/5" office:value-type="float" office:value="9531">
            <text:p>9531</text:p>
          </table:table-cell>
          <table:table-cell table:formula="of:=([.Q1]-1)/5" office:value-type="float" office:value="10156">
            <text:p>10156</text:p>
          </table:table-cell>
          <table:table-cell table:formula="of:=([.R1]-1)/5" office:value-type="float" office:value="10781">
            <text:p>10781</text:p>
          </table:table-cell>
          <table:table-cell table:formula="of:=([.S1]-1)/5" office:value-type="float" office:value="11406">
            <text:p>11406</text:p>
          </table:table-cell>
          <table:table-cell table:formula="of:=([.T1]-1)/5" office:value-type="float" office:value="12031">
            <text:p>12031</text:p>
          </table:table-cell>
          <table:table-cell table:formula="of:=([.U1]-1)/5" office:value-type="float" office:value="12656">
            <text:p>12656</text:p>
          </table:table-cell>
          <table:table-cell table:formula="of:=([.V1]-1)/5" office:value-type="float" office:value="13281">
            <text:p>13281</text:p>
          </table:table-cell>
          <table:table-cell table:formula="of:=([.W1]-1)/5" office:value-type="float" office:value="13906">
            <text:p>13906</text:p>
          </table:table-cell>
          <table:table-cell table:formula="of:=([.X1]-1)/5" office:value-type="float" office:value="14531">
            <text:p>14531</text:p>
          </table:table-cell>
          <table:table-cell table:formula="of:=([.Y1]-1)/5" office:value-type="float" office:value="15156">
            <text:p>15156</text:p>
          </table:table-cell>
          <table:table-cell table:formula="of:=([.Z1]-1)/5" office:value-type="float" office:value="15781">
            <text:p>15781</text:p>
          </table:table-cell>
          <table:table-cell table:formula="of:=([.AA1]-1)/5" office:value-type="float" office:value="16406">
            <text:p>16406</text:p>
          </table:table-cell>
          <table:table-cell table:formula="of:=([.AB1]-1)/5" office:value-type="float" office:value="17031">
            <text:p>17031</text:p>
          </table:table-cell>
          <table:table-cell table:formula="of:=([.AC1]-1)/5" office:value-type="float" office:value="17656">
            <text:p>17656</text:p>
          </table:table-cell>
          <table:table-cell table:formula="of:=([.AD1]-1)/5" office:value-type="float" office:value="18281">
            <text:p>18281</text:p>
          </table:table-cell>
          <table:table-cell table:formula="of:=([.AE1]-1)/5" office:value-type="float" office:value="18906">
            <text:p>18906</text:p>
          </table:table-cell>
          <table:table-cell table:formula="of:=([.AF1]-1)/5" office:value-type="float" office:value="19531">
            <text:p>19531</text:p>
          </table:table-cell>
          <table:table-cell table:formula="of:=([.AG1]-1)/5" office:value-type="float" office:value="20156">
            <text:p>20156</text:p>
          </table:table-cell>
          <table:table-cell table:formula="of:=([.AH1]-1)/5" office:value-type="float" office:value="20781">
            <text:p>20781</text:p>
          </table:table-cell>
          <table:table-cell table:formula="of:=([.AI1]-1)/5" office:value-type="float" office:value="21406">
            <text:p>21406</text:p>
          </table:table-cell>
          <table:table-cell table:formula="of:=([.AJ1]-1)/5" office:value-type="float" office:value="22031">
            <text:p>22031</text:p>
          </table:table-cell>
          <table:table-cell table:formula="of:=([.AK1]-1)/5" office:value-type="float" office:value="22656">
            <text:p>22656</text:p>
          </table:table-cell>
          <table:table-cell table:formula="of:=([.AL1]-1)/5" office:value-type="float" office:value="23281">
            <text:p>23281</text:p>
          </table:table-cell>
          <table:table-cell table:formula="of:=([.AM1]-1)/5" office:value-type="float" office:value="23906">
            <text:p>23906</text:p>
          </table:table-cell>
          <table:table-cell table:formula="of:=([.AN1]-1)/5" office:value-type="float" office:value="24531">
            <text:p>24531</text:p>
          </table:table-cell>
          <table:table-cell table:formula="of:=([.AO1]-1)/5" office:value-type="float" office:value="25156">
            <text:p>25156</text:p>
          </table:table-cell>
          <table:table-cell table:formula="of:=([.AP1]-1)/5" office:value-type="float" office:value="25781">
            <text:p>25781</text:p>
          </table:table-cell>
          <table:table-cell table:formula="of:=([.AQ1]-1)/5" office:value-type="float" office:value="26406">
            <text:p>26406</text:p>
          </table:table-cell>
          <table:table-cell table:formula="of:=([.AR1]-1)/5" office:value-type="float" office:value="27031">
            <text:p>27031</text:p>
          </table:table-cell>
          <table:table-cell table:formula="of:=([.AS1]-1)/5" office:value-type="float" office:value="27656">
            <text:p>27656</text:p>
          </table:table-cell>
          <table:table-cell table:formula="of:=([.AT1]-1)/5" office:value-type="float" office:value="28281">
            <text:p>28281</text:p>
          </table:table-cell>
          <table:table-cell table:formula="of:=([.AU1]-1)/5" office:value-type="float" office:value="28906">
            <text:p>28906</text:p>
          </table:table-cell>
          <table:table-cell table:formula="of:=([.AV1]-1)/5" office:value-type="float" office:value="29531">
            <text:p>29531</text:p>
          </table:table-cell>
          <table:table-cell table:formula="of:=([.AW1]-1)/5" office:value-type="float" office:value="30156">
            <text:p>30156</text:p>
          </table:table-cell>
          <table:table-cell table:formula="of:=([.AX1]-1)/5" office:value-type="float" office:value="30781">
            <text:p>30781</text:p>
          </table:table-cell>
          <table:table-cell table:formula="of:=([.AY1]-1)/5" office:value-type="float" office:value="31406">
            <text:p>31406</text:p>
          </table:table-cell>
          <table:table-cell table:formula="of:=([.AZ1]-1)/5" office:value-type="float" office:value="32031">
            <text:p>32031</text:p>
          </table:table-cell>
          <table:table-cell table:formula="of:=([.BA1]-1)/5" office:value-type="float" office:value="32656">
            <text:p>32656</text:p>
          </table:table-cell>
          <table:table-cell table:formula="of:=([.BB1]-1)/5" office:value-type="float" office:value="33281">
            <text:p>33281</text:p>
          </table:table-cell>
          <table:table-cell table:formula="of:=([.BC1]-1)/5" office:value-type="float" office:value="33906">
            <text:p>33906</text:p>
          </table:table-cell>
          <table:table-cell table:formula="of:=([.BD1]-1)/5" office:value-type="float" office:value="34531">
            <text:p>34531</text:p>
          </table:table-cell>
          <table:table-cell table:formula="of:=([.BE1]-1)/5" office:value-type="float" office:value="35156">
            <text:p>35156</text:p>
          </table:table-cell>
          <table:table-cell table:formula="of:=([.BF1]-1)/5" office:value-type="float" office:value="35781">
            <text:p>35781</text:p>
          </table:table-cell>
          <table:table-cell table:formula="of:=([.BG1]-1)/5" office:value-type="float" office:value="36406">
            <text:p>36406</text:p>
          </table:table-cell>
          <table:table-cell table:formula="of:=([.BH1]-1)/5" office:value-type="float" office:value="37031">
            <text:p>37031</text:p>
          </table:table-cell>
          <table:table-cell table:formula="of:=([.BI1]-1)/5" office:value-type="float" office:value="37656">
            <text:p>37656</text:p>
          </table:table-cell>
          <table:table-cell table:formula="of:=([.BJ1]-1)/5" office:value-type="float" office:value="38281">
            <text:p>38281</text:p>
          </table:table-cell>
          <table:table-cell table:formula="of:=([.BK1]-1)/5" office:value-type="float" office:value="38906">
            <text:p>38906</text:p>
          </table:table-cell>
          <table:table-cell table:formula="of:=([.BL1]-1)/5" office:value-type="float" office:value="39531">
            <text:p>39531</text:p>
          </table:table-cell>
          <table:table-cell table:formula="of:=([.BM1]-1)/5" office:value-type="float" office:value="40156">
            <text:p>40156</text:p>
          </table:table-cell>
          <table:table-cell table:formula="of:=([.BN1]-1)/5" office:value-type="float" office:value="40781">
            <text:p>40781</text:p>
          </table:table-cell>
          <table:table-cell table:formula="of:=([.BO1]-1)/5" office:value-type="float" office:value="41406">
            <text:p>41406</text:p>
          </table:table-cell>
          <table:table-cell table:formula="of:=([.BP1]-1)/5" office:value-type="float" office:value="42031">
            <text:p>42031</text:p>
          </table:table-cell>
          <table:table-cell table:formula="of:=([.BQ1]-1)/5" office:value-type="float" office:value="42656">
            <text:p>42656</text:p>
          </table:table-cell>
          <table:table-cell table:formula="of:=([.BR1]-1)/5" office:value-type="float" office:value="43281">
            <text:p>43281</text:p>
          </table:table-cell>
          <table:table-cell table:formula="of:=([.BS1]-1)/5" office:value-type="float" office:value="43906">
            <text:p>43906</text:p>
          </table:table-cell>
          <table:table-cell table:formula="of:=([.BT1]-1)/5" office:value-type="float" office:value="44531">
            <text:p>44531</text:p>
          </table:table-cell>
          <table:table-cell table:formula="of:=([.BU1]-1)/5" office:value-type="float" office:value="45156">
            <text:p>45156</text:p>
          </table:table-cell>
          <table:table-cell table:formula="of:=([.BV1]-1)/5" office:value-type="float" office:value="45781">
            <text:p>45781</text:p>
          </table:table-cell>
          <table:table-cell table:formula="of:=([.BW1]-1)/5" office:value-type="float" office:value="46406">
            <text:p>46406</text:p>
          </table:table-cell>
          <table:table-cell table:formula="of:=([.BX1]-1)/5" office:value-type="float" office:value="47031">
            <text:p>47031</text:p>
          </table:table-cell>
          <table:table-cell table:formula="of:=([.BY1]-1)/5" office:value-type="float" office:value="47656">
            <text:p>47656</text:p>
          </table:table-cell>
          <table:table-cell table:formula="of:=([.BZ1]-1)/5" office:value-type="float" office:value="48281">
            <text:p>48281</text:p>
          </table:table-cell>
          <table:table-cell table:formula="of:=([.CA1]-1)/5" office:value-type="float" office:value="48906">
            <text:p>48906</text:p>
          </table:table-cell>
          <table:table-cell table:formula="of:=([.CB1]-1)/5" office:value-type="float" office:value="49531">
            <text:p>49531</text:p>
          </table:table-cell>
          <table:table-cell table:formula="of:=([.CC1]-1)/5" office:value-type="float" office:value="50156">
            <text:p>50156</text:p>
          </table:table-cell>
          <table:table-cell table:formula="of:=([.CD1]-1)/5" office:value-type="float" office:value="50781">
            <text:p>50781</text:p>
          </table:table-cell>
          <table:table-cell table:formula="of:=([.CE1]-1)/5" office:value-type="float" office:value="51406">
            <text:p>51406</text:p>
          </table:table-cell>
          <table:table-cell table:formula="of:=([.CF1]-1)/5" office:value-type="float" office:value="52031">
            <text:p>52031</text:p>
          </table:table-cell>
          <table:table-cell table:formula="of:=([.CG1]-1)/5" office:value-type="float" office:value="52656">
            <text:p>52656</text:p>
          </table:table-cell>
          <table:table-cell table:formula="of:=([.CH1]-1)/5" office:value-type="float" office:value="53281">
            <text:p>53281</text:p>
          </table:table-cell>
          <table:table-cell table:formula="of:=([.CI1]-1)/5" office:value-type="float" office:value="53906">
            <text:p>53906</text:p>
          </table:table-cell>
          <table:table-cell table:formula="of:=([.CJ1]-1)/5" office:value-type="float" office:value="54531">
            <text:p>54531</text:p>
          </table:table-cell>
          <table:table-cell table:formula="of:=([.CK1]-1)/5" office:value-type="float" office:value="55156">
            <text:p>55156</text:p>
          </table:table-cell>
          <table:table-cell table:formula="of:=([.CL1]-1)/5" office:value-type="float" office:value="55781">
            <text:p>55781</text:p>
          </table:table-cell>
          <table:table-cell table:formula="of:=([.CM1]-1)/5" office:value-type="float" office:value="56406">
            <text:p>56406</text:p>
          </table:table-cell>
          <table:table-cell table:formula="of:=([.CN1]-1)/5" office:value-type="float" office:value="57031">
            <text:p>57031</text:p>
          </table:table-cell>
          <table:table-cell table:formula="of:=([.CO1]-1)/5" office:value-type="float" office:value="57656">
            <text:p>57656</text:p>
          </table:table-cell>
          <table:table-cell table:formula="of:=([.CP1]-1)/5" office:value-type="float" office:value="58281">
            <text:p>58281</text:p>
          </table:table-cell>
          <table:table-cell table:formula="of:=([.CQ1]-1)/5" office:value-type="float" office:value="58906">
            <text:p>58906</text:p>
          </table:table-cell>
          <table:table-cell table:formula="of:=([.CR1]-1)/5" office:value-type="float" office:value="59531">
            <text:p>59531</text:p>
          </table:table-cell>
          <table:table-cell table:formula="of:=([.CS1]-1)/5" office:value-type="float" office:value="60156">
            <text:p>60156</text:p>
          </table:table-cell>
          <table:table-cell table:formula="of:=([.CT1]-1)/5" office:value-type="float" office:value="60781">
            <text:p>60781</text:p>
          </table:table-cell>
          <table:table-cell table:formula="of:=([.CU1]-1)/5" office:value-type="float" office:value="61406">
            <text:p>61406</text:p>
          </table:table-cell>
          <table:table-cell table:formula="of:=([.CV1]-1)/5" office:value-type="float" office:value="62031">
            <text:p>62031</text:p>
          </table:table-cell>
          <table:table-cell table:formula="of:=([.CW1]-1)/5" office:value-type="float" office:value="62656">
            <text:p>62656</text:p>
          </table:table-cell>
          <table:table-cell table:formula="of:=([.CX1]-1)/5" office:value-type="float" office:value="63281">
            <text:p>63281</text:p>
          </table:table-cell>
          <table:table-cell table:formula="of:=([.CY1]-1)/5" office:value-type="float" office:value="63906">
            <text:p>63906</text:p>
          </table:table-cell>
          <table:table-cell table:formula="of:=([.CZ1]-1)/5" office:value-type="float" office:value="64531">
            <text:p>64531</text:p>
          </table:table-cell>
          <table:table-cell table:formula="of:=([.DA1]-1)/5" office:value-type="float" office:value="65156">
            <text:p>65156</text:p>
          </table:table-cell>
          <table:table-cell table:formula="of:=([.DB1]-1)/5" office:value-type="float" office:value="65781">
            <text:p>65781</text:p>
          </table:table-cell>
          <table:table-cell table:formula="of:=([.DC1]-1)/5" office:value-type="float" office:value="66406">
            <text:p>66406</text:p>
          </table:table-cell>
          <table:table-cell table:formula="of:=([.DD1]-1)/5" office:value-type="float" office:value="67031">
            <text:p>67031</text:p>
          </table:table-cell>
          <table:table-cell table:formula="of:=([.DE1]-1)/5" office:value-type="float" office:value="67656">
            <text:p>67656</text:p>
          </table:table-cell>
          <table:table-cell table:formula="of:=([.DF1]-1)/5" office:value-type="float" office:value="68281">
            <text:p>68281</text:p>
          </table:table-cell>
          <table:table-cell table:formula="of:=([.DG1]-1)/5" office:value-type="float" office:value="68906">
            <text:p>68906</text:p>
          </table:table-cell>
          <table:table-cell table:formula="of:=([.DH1]-1)/5" office:value-type="float" office:value="69531">
            <text:p>69531</text:p>
          </table:table-cell>
          <table:table-cell table:formula="of:=([.DI1]-1)/5" office:value-type="float" office:value="70156">
            <text:p>70156</text:p>
          </table:table-cell>
          <table:table-cell table:formula="of:=([.DJ1]-1)/5" office:value-type="float" office:value="70781">
            <text:p>70781</text:p>
          </table:table-cell>
          <table:table-cell table:formula="of:=([.DK1]-1)/5" office:value-type="float" office:value="71406">
            <text:p>71406</text:p>
          </table:table-cell>
          <table:table-cell table:formula="of:=([.DL1]-1)/5" office:value-type="float" office:value="72031">
            <text:p>72031</text:p>
          </table:table-cell>
          <table:table-cell table:formula="of:=([.DM1]-1)/5" office:value-type="float" office:value="72656">
            <text:p>72656</text:p>
          </table:table-cell>
          <table:table-cell table:formula="of:=([.DN1]-1)/5" office:value-type="float" office:value="73281">
            <text:p>73281</text:p>
          </table:table-cell>
          <table:table-cell table:formula="of:=([.DO1]-1)/5" office:value-type="float" office:value="73906">
            <text:p>73906</text:p>
          </table:table-cell>
          <table:table-cell table:formula="of:=([.DP1]-1)/5" office:value-type="float" office:value="74531">
            <text:p>74531</text:p>
          </table:table-cell>
          <table:table-cell table:formula="of:=([.DQ1]-1)/5" office:value-type="float" office:value="75156">
            <text:p>75156</text:p>
          </table:table-cell>
          <table:table-cell table:formula="of:=([.DR1]-1)/5" office:value-type="float" office:value="75781">
            <text:p>75781</text:p>
          </table:table-cell>
          <table:table-cell table:formula="of:=([.DS1]-1)/5" office:value-type="float" office:value="76406">
            <text:p>76406</text:p>
          </table:table-cell>
          <table:table-cell table:formula="of:=([.DT1]-1)/5" office:value-type="float" office:value="77031">
            <text:p>77031</text:p>
          </table:table-cell>
          <table:table-cell table:formula="of:=([.DU1]-1)/5" office:value-type="float" office:value="77656">
            <text:p>77656</text:p>
          </table:table-cell>
          <table:table-cell table:formula="of:=([.DV1]-1)/5" office:value-type="float" office:value="78281">
            <text:p>78281</text:p>
          </table:table-cell>
          <table:table-cell table:formula="of:=([.DW1]-1)/5" office:value-type="float" office:value="78906">
            <text:p>78906</text:p>
          </table:table-cell>
          <table:table-cell table:formula="of:=([.DX1]-1)/5" office:value-type="float" office:value="79531">
            <text:p>79531</text:p>
          </table:table-cell>
          <table:table-cell table:formula="of:=([.DY1]-1)/5" office:value-type="float" office:value="80156">
            <text:p>80156</text:p>
          </table:table-cell>
          <table:table-cell table:formula="of:=([.DZ1]-1)/5" office:value-type="float" office:value="80781">
            <text:p>80781</text:p>
          </table:table-cell>
          <table:table-cell table:formula="of:=([.EA1]-1)/5" office:value-type="float" office:value="81406">
            <text:p>81406</text:p>
          </table:table-cell>
          <table:table-cell table:formula="of:=([.EB1]-1)/5" office:value-type="float" office:value="82031">
            <text:p>82031</text:p>
          </table:table-cell>
          <table:table-cell table:formula="of:=([.EC1]-1)/5" office:value-type="float" office:value="82656">
            <text:p>82656</text:p>
          </table:table-cell>
          <table:table-cell table:formula="of:=([.ED1]-1)/5" office:value-type="float" office:value="83281">
            <text:p>83281</text:p>
          </table:table-cell>
          <table:table-cell table:formula="of:=([.EE1]-1)/5" office:value-type="float" office:value="83906">
            <text:p>83906</text:p>
          </table:table-cell>
          <table:table-cell table:formula="of:=([.EF1]-1)/5" office:value-type="float" office:value="84531">
            <text:p>84531</text:p>
          </table:table-cell>
          <table:table-cell table:formula="of:=([.EG1]-1)/5" office:value-type="float" office:value="85156">
            <text:p>85156</text:p>
          </table:table-cell>
          <table:table-cell table:formula="of:=([.EH1]-1)/5" office:value-type="float" office:value="85781">
            <text:p>85781</text:p>
          </table:table-cell>
          <table:table-cell table:formula="of:=([.EI1]-1)/5" office:value-type="float" office:value="86406">
            <text:p>86406</text:p>
          </table:table-cell>
          <table:table-cell table:formula="of:=([.EJ1]-1)/5" office:value-type="float" office:value="87031">
            <text:p>87031</text:p>
          </table:table-cell>
          <table:table-cell table:formula="of:=([.EK1]-1)/5" office:value-type="float" office:value="87656">
            <text:p>87656</text:p>
          </table:table-cell>
          <table:table-cell table:formula="of:=([.EL1]-1)/5" office:value-type="float" office:value="88281">
            <text:p>88281</text:p>
          </table:table-cell>
          <table:table-cell table:formula="of:=([.EM1]-1)/5" office:value-type="float" office:value="88906">
            <text:p>88906</text:p>
          </table:table-cell>
          <table:table-cell table:formula="of:=([.EN1]-1)/5" office:value-type="float" office:value="89531">
            <text:p>89531</text:p>
          </table:table-cell>
          <table:table-cell table:formula="of:=([.EO1]-1)/5" office:value-type="float" office:value="90156">
            <text:p>90156</text:p>
          </table:table-cell>
          <table:table-cell table:formula="of:=([.EP1]-1)/5" office:value-type="float" office:value="90781">
            <text:p>90781</text:p>
          </table:table-cell>
          <table:table-cell table:formula="of:=([.EQ1]-1)/5" office:value-type="float" office:value="91406">
            <text:p>91406</text:p>
          </table:table-cell>
          <table:table-cell table:formula="of:=([.ER1]-1)/5" office:value-type="float" office:value="92031">
            <text:p>92031</text:p>
          </table:table-cell>
          <table:table-cell table:formula="of:=([.ES1]-1)/5" office:value-type="float" office:value="92656">
            <text:p>92656</text:p>
          </table:table-cell>
          <table:table-cell table:formula="of:=([.ET1]-1)/5" office:value-type="float" office:value="93281">
            <text:p>93281</text:p>
          </table:table-cell>
          <table:table-cell table:formula="of:=([.EU1]-1)/5" office:value-type="float" office:value="93906">
            <text:p>93906</text:p>
          </table:table-cell>
          <table:table-cell table:formula="of:=([.EV1]-1)/5" office:value-type="float" office:value="94531">
            <text:p>94531</text:p>
          </table:table-cell>
          <table:table-cell table:formula="of:=([.EW1]-1)/5" office:value-type="float" office:value="95156">
            <text:p>95156</text:p>
          </table:table-cell>
          <table:table-cell table:formula="of:=([.EX1]-1)/5" office:value-type="float" office:value="95781">
            <text:p>95781</text:p>
          </table:table-cell>
          <table:table-cell table:formula="of:=([.EY1]-1)/5" office:value-type="float" office:value="96406">
            <text:p>96406</text:p>
          </table:table-cell>
          <table:table-cell table:formula="of:=([.EZ1]-1)/5" office:value-type="float" office:value="97031">
            <text:p>97031</text:p>
          </table:table-cell>
          <table:table-cell table:formula="of:=([.FA1]-1)/5" office:value-type="float" office:value="97656">
            <text:p>97656</text:p>
          </table:table-cell>
          <table:table-cell table:formula="of:=([.FB1]-1)/5" office:value-type="float" office:value="98281">
            <text:p>98281</text:p>
          </table:table-cell>
          <table:table-cell table:formula="of:=([.FC1]-1)/5" office:value-type="float" office:value="98906">
            <text:p>98906</text:p>
          </table:table-cell>
          <table:table-cell table:formula="of:=([.FD1]-1)/5" office:value-type="float" office:value="99531">
            <text:p>99531</text:p>
          </table:table-cell>
          <table:table-cell table:formula="of:=([.FE1]-1)/5" office:value-type="float" office:value="100156">
            <text:p>100156</text:p>
          </table:table-cell>
          <table:table-cell table:formula="of:=([.FF1]-1)/5" office:value-type="float" office:value="100781">
            <text:p>100781</text:p>
          </table:table-cell>
          <table:table-cell table:formula="of:=([.FG1]-1)/5" office:value-type="float" office:value="101406">
            <text:p>101406</text:p>
          </table:table-cell>
          <table:table-cell table:formula="of:=([.FH1]-1)/5" office:value-type="float" office:value="102031">
            <text:p>102031</text:p>
          </table:table-cell>
          <table:table-cell table:formula="of:=([.FI1]-1)/5" office:value-type="float" office:value="102656">
            <text:p>102656</text:p>
          </table:table-cell>
          <table:table-cell table:formula="of:=([.FJ1]-1)/5" office:value-type="float" office:value="103281">
            <text:p>103281</text:p>
          </table:table-cell>
          <table:table-cell table:formula="of:=([.FK1]-1)/5" office:value-type="float" office:value="103906">
            <text:p>103906</text:p>
          </table:table-cell>
          <table:table-cell table:formula="of:=([.FL1]-1)/5" office:value-type="float" office:value="104531">
            <text:p>104531</text:p>
          </table:table-cell>
          <table:table-cell table:formula="of:=([.FM1]-1)/5" office:value-type="float" office:value="105156">
            <text:p>105156</text:p>
          </table:table-cell>
          <table:table-cell table:formula="of:=([.FN1]-1)/5" office:value-type="float" office:value="105781">
            <text:p>105781</text:p>
          </table:table-cell>
          <table:table-cell table:formula="of:=([.FO1]-1)/5" office:value-type="float" office:value="106406">
            <text:p>106406</text:p>
          </table:table-cell>
          <table:table-cell table:formula="of:=([.FP1]-1)/5" office:value-type="float" office:value="107031">
            <text:p>107031</text:p>
          </table:table-cell>
          <table:table-cell table:formula="of:=([.FQ1]-1)/5" office:value-type="float" office:value="107656">
            <text:p>107656</text:p>
          </table:table-cell>
          <table:table-cell table:formula="of:=([.FR1]-1)/5" office:value-type="float" office:value="108281">
            <text:p>108281</text:p>
          </table:table-cell>
          <table:table-cell table:formula="of:=([.FS1]-1)/5" office:value-type="float" office:value="108906">
            <text:p>108906</text:p>
          </table:table-cell>
          <table:table-cell table:formula="of:=([.FT1]-1)/5" office:value-type="float" office:value="109531">
            <text:p>109531</text:p>
          </table:table-cell>
          <table:table-cell table:formula="of:=([.FU1]-1)/5" office:value-type="float" office:value="110156">
            <text:p>110156</text:p>
          </table:table-cell>
          <table:table-cell table:formula="of:=([.FV1]-1)/5" office:value-type="float" office:value="110781">
            <text:p>110781</text:p>
          </table:table-cell>
          <table:table-cell table:formula="of:=([.FW1]-1)/5" office:value-type="float" office:value="111406">
            <text:p>111406</text:p>
          </table:table-cell>
          <table:table-cell table:formula="of:=([.FX1]-1)/5" office:value-type="float" office:value="112031">
            <text:p>112031</text:p>
          </table:table-cell>
          <table:table-cell table:formula="of:=([.FY1]-1)/5" office:value-type="float" office:value="112656">
            <text:p>112656</text:p>
          </table:table-cell>
          <table:table-cell table:formula="of:=([.FZ1]-1)/5" office:value-type="float" office:value="113281">
            <text:p>113281</text:p>
          </table:table-cell>
          <table:table-cell table:formula="of:=([.GA1]-1)/5" office:value-type="float" office:value="113906">
            <text:p>113906</text:p>
          </table:table-cell>
          <table:table-cell table:formula="of:=([.GB1]-1)/5" office:value-type="float" office:value="114531">
            <text:p>114531</text:p>
          </table:table-cell>
          <table:table-cell table:formula="of:=([.GC1]-1)/5" office:value-type="float" office:value="115156">
            <text:p>115156</text:p>
          </table:table-cell>
          <table:table-cell table:formula="of:=([.GD1]-1)/5" office:value-type="float" office:value="115781">
            <text:p>115781</text:p>
          </table:table-cell>
          <table:table-cell table:formula="of:=([.GE1]-1)/5" office:value-type="float" office:value="116406">
            <text:p>116406</text:p>
          </table:table-cell>
          <table:table-cell table:formula="of:=([.GF1]-1)/5" office:value-type="float" office:value="117031">
            <text:p>117031</text:p>
          </table:table-cell>
          <table:table-cell table:formula="of:=([.GG1]-1)/5" office:value-type="float" office:value="117656">
            <text:p>117656</text:p>
          </table:table-cell>
          <table:table-cell table:formula="of:=([.GH1]-1)/5" office:value-type="float" office:value="118281">
            <text:p>118281</text:p>
          </table:table-cell>
          <table:table-cell table:formula="of:=([.GI1]-1)/5" office:value-type="float" office:value="118906">
            <text:p>118906</text:p>
          </table:table-cell>
          <table:table-cell table:formula="of:=([.GJ1]-1)/5" office:value-type="float" office:value="119531">
            <text:p>119531</text:p>
          </table:table-cell>
          <table:table-cell table:formula="of:=([.GK1]-1)/5" office:value-type="float" office:value="120156">
            <text:p>120156</text:p>
          </table:table-cell>
          <table:table-cell table:formula="of:=([.GL1]-1)/5" office:value-type="float" office:value="120781">
            <text:p>120781</text:p>
          </table:table-cell>
          <table:table-cell table:formula="of:=([.GM1]-1)/5" office:value-type="float" office:value="121406">
            <text:p>121406</text:p>
          </table:table-cell>
          <table:table-cell table:formula="of:=([.GN1]-1)/5" office:value-type="float" office:value="122031">
            <text:p>122031</text:p>
          </table:table-cell>
          <table:table-cell table:formula="of:=([.GO1]-1)/5" office:value-type="float" office:value="122656">
            <text:p>122656</text:p>
          </table:table-cell>
          <table:table-cell table:formula="of:=([.GP1]-1)/5" office:value-type="float" office:value="123281">
            <text:p>123281</text:p>
          </table:table-cell>
          <table:table-cell table:formula="of:=([.GQ1]-1)/5" office:value-type="float" office:value="123906">
            <text:p>123906</text:p>
          </table:table-cell>
          <table:table-cell table:formula="of:=([.GR1]-1)/5" office:value-type="float" office:value="124531">
            <text:p>124531</text:p>
          </table:table-cell>
          <table:table-cell table:formula="of:=([.GS1]-1)/5" office:value-type="float" office:value="125156">
            <text:p>125156</text:p>
          </table:table-cell>
          <table:table-cell table:formula="of:=([.GT1]-1)/5" office:value-type="float" office:value="125781">
            <text:p>125781</text:p>
          </table:table-cell>
          <table:table-cell table:formula="of:=([.GU1]-1)/5" office:value-type="float" office:value="126406">
            <text:p>126406</text:p>
          </table:table-cell>
          <table:table-cell table:formula="of:=([.GV1]-1)/5" office:value-type="float" office:value="127031">
            <text:p>127031</text:p>
          </table:table-cell>
          <table:table-cell table:formula="of:=([.GW1]-1)/5" office:value-type="float" office:value="127656">
            <text:p>127656</text:p>
          </table:table-cell>
          <table:table-cell table:formula="of:=([.GX1]-1)/5" office:value-type="float" office:value="128281">
            <text:p>128281</text:p>
          </table:table-cell>
          <table:table-cell table:formula="of:=([.GY1]-1)/5" office:value-type="float" office:value="128906">
            <text:p>128906</text:p>
          </table:table-cell>
          <table:table-cell table:formula="of:=([.GZ1]-1)/5" office:value-type="float" office:value="129531">
            <text:p>129531</text:p>
          </table:table-cell>
          <table:table-cell table:formula="of:=([.HA1]-1)/5" office:value-type="float" office:value="130156">
            <text:p>130156</text:p>
          </table:table-cell>
          <table:table-cell table:formula="of:=([.HB1]-1)/5" office:value-type="float" office:value="130781">
            <text:p>130781</text:p>
          </table:table-cell>
          <table:table-cell table:formula="of:=([.HC1]-1)/5" office:value-type="float" office:value="131406">
            <text:p>131406</text:p>
          </table:table-cell>
          <table:table-cell table:formula="of:=([.HD1]-1)/5" office:value-type="float" office:value="132031">
            <text:p>132031</text:p>
          </table:table-cell>
          <table:table-cell table:formula="of:=([.HE1]-1)/5" office:value-type="float" office:value="132656">
            <text:p>132656</text:p>
          </table:table-cell>
          <table:table-cell table:formula="of:=([.HF1]-1)/5" office:value-type="float" office:value="133281">
            <text:p>133281</text:p>
          </table:table-cell>
          <table:table-cell table:formula="of:=([.HG1]-1)/5" office:value-type="float" office:value="133906">
            <text:p>133906</text:p>
          </table:table-cell>
          <table:table-cell table:formula="of:=([.HH1]-1)/5" office:value-type="float" office:value="134531">
            <text:p>134531</text:p>
          </table:table-cell>
          <table:table-cell table:formula="of:=([.HI1]-1)/5" office:value-type="float" office:value="135156">
            <text:p>135156</text:p>
          </table:table-cell>
          <table:table-cell table:formula="of:=([.HJ1]-1)/5" office:value-type="float" office:value="135781">
            <text:p>135781</text:p>
          </table:table-cell>
          <table:table-cell table:formula="of:=([.HK1]-1)/5" office:value-type="float" office:value="136406">
            <text:p>136406</text:p>
          </table:table-cell>
          <table:table-cell table:formula="of:=([.HL1]-1)/5" office:value-type="float" office:value="137031">
            <text:p>137031</text:p>
          </table:table-cell>
          <table:table-cell table:formula="of:=([.HM1]-1)/5" office:value-type="float" office:value="137656">
            <text:p>137656</text:p>
          </table:table-cell>
          <table:table-cell table:formula="of:=([.HN1]-1)/5" office:value-type="float" office:value="138281">
            <text:p>138281</text:p>
          </table:table-cell>
          <table:table-cell table:formula="of:=([.HO1]-1)/5" office:value-type="float" office:value="138906">
            <text:p>138906</text:p>
          </table:table-cell>
          <table:table-cell table:formula="of:=([.HP1]-1)/5" office:value-type="float" office:value="139531">
            <text:p>139531</text:p>
          </table:table-cell>
          <table:table-cell table:formula="of:=([.HQ1]-1)/5" office:value-type="float" office:value="140156">
            <text:p>140156</text:p>
          </table:table-cell>
          <table:table-cell table:formula="of:=([.HR1]-1)/5" office:value-type="float" office:value="140781">
            <text:p>140781</text:p>
          </table:table-cell>
          <table:table-cell table:formula="of:=([.HS1]-1)/5" office:value-type="float" office:value="141406">
            <text:p>141406</text:p>
          </table:table-cell>
          <table:table-cell table:formula="of:=([.HT1]-1)/5" office:value-type="float" office:value="142031">
            <text:p>142031</text:p>
          </table:table-cell>
          <table:table-cell table:formula="of:=([.HU1]-1)/5" office:value-type="float" office:value="142656">
            <text:p>142656</text:p>
          </table:table-cell>
          <table:table-cell table:formula="of:=([.HV1]-1)/5" office:value-type="float" office:value="143281">
            <text:p>143281</text:p>
          </table:table-cell>
          <table:table-cell table:formula="of:=([.HW1]-1)/5" office:value-type="float" office:value="143906">
            <text:p>143906</text:p>
          </table:table-cell>
          <table:table-cell table:formula="of:=([.HX1]-1)/5" office:value-type="float" office:value="144531">
            <text:p>144531</text:p>
          </table:table-cell>
          <table:table-cell table:formula="of:=([.HY1]-1)/5" office:value-type="float" office:value="145156">
            <text:p>145156</text:p>
          </table:table-cell>
          <table:table-cell table:formula="of:=([.HZ1]-1)/5" office:value-type="float" office:value="145781">
            <text:p>145781</text:p>
          </table:table-cell>
          <table:table-cell table:formula="of:=([.IA1]-1)/5" office:value-type="float" office:value="146406">
            <text:p>146406</text:p>
          </table:table-cell>
          <table:table-cell table:formula="of:=([.IB1]-1)/5" office:value-type="float" office:value="147031">
            <text:p>147031</text:p>
          </table:table-cell>
          <table:table-cell table:formula="of:=([.IC1]-1)/5" office:value-type="float" office:value="147656">
            <text:p>147656</text:p>
          </table:table-cell>
          <table:table-cell table:formula="of:=([.ID1]-1)/5" office:value-type="float" office:value="148281">
            <text:p>148281</text:p>
          </table:table-cell>
          <table:table-cell table:formula="of:=([.IE1]-1)/5" office:value-type="float" office:value="148906">
            <text:p>148906</text:p>
          </table:table-cell>
          <table:table-cell table:formula="of:=([.IF1]-1)/5" office:value-type="float" office:value="149531">
            <text:p>149531</text:p>
          </table:table-cell>
          <table:table-cell table:formula="of:=([.IG1]-1)/5" office:value-type="float" office:value="150156">
            <text:p>150156</text:p>
          </table:table-cell>
          <table:table-cell table:formula="of:=([.IH1]-1)/5" office:value-type="float" office:value="150781">
            <text:p>150781</text:p>
          </table:table-cell>
          <table:table-cell table:formula="of:=([.II1]-1)/5" office:value-type="float" office:value="151406">
            <text:p>151406</text:p>
          </table:table-cell>
          <table:table-cell table:formula="of:=([.IJ1]-1)/5" office:value-type="float" office:value="152031">
            <text:p>152031</text:p>
          </table:table-cell>
          <table:table-cell table:formula="of:=([.IK1]-1)/5" office:value-type="float" office:value="152656">
            <text:p>152656</text:p>
          </table:table-cell>
          <table:table-cell table:formula="of:=([.IL1]-1)/5" office:value-type="float" office:value="153281">
            <text:p>153281</text:p>
          </table:table-cell>
          <table:table-cell table:formula="of:=([.IM1]-1)/5" office:value-type="float" office:value="153906">
            <text:p>153906</text:p>
          </table:table-cell>
          <table:table-cell table:formula="of:=([.IN1]-1)/5" office:value-type="float" office:value="154531">
            <text:p>154531</text:p>
          </table:table-cell>
          <table:table-cell table:formula="of:=([.IO1]-1)/5" office:value-type="float" office:value="155156">
            <text:p>155156</text:p>
          </table:table-cell>
          <table:table-cell table:formula="of:=([.IP1]-1)/5" office:value-type="float" office:value="155781">
            <text:p>155781</text:p>
          </table:table-cell>
          <table:table-cell table:formula="of:=([.IQ1]-1)/5" office:value-type="float" office:value="156406">
            <text:p>156406</text:p>
          </table:table-cell>
          <table:table-cell table:formula="of:=([.IR1]-1)/5" office:value-type="float" office:value="157031">
            <text:p>157031</text:p>
          </table:table-cell>
          <table:table-cell table:formula="of:=([.IS1]-1)/5" office:value-type="float" office:value="157656">
            <text:p>157656</text:p>
          </table:table-cell>
          <table:table-cell table:formula="of:=([.IT1]-1)/5" office:value-type="float" office:value="158281">
            <text:p>158281</text:p>
          </table:table-cell>
          <table:table-cell table:formula="of:=([.IU1]-1)/5" office:value-type="float" office:value="158906">
            <text:p>158906</text:p>
          </table:table-cell>
          <table:table-cell table:formula="of:=([.IV1]-1)/5" office:value-type="float" office:value="159531">
            <text:p>159531</text:p>
          </table:table-cell>
          <table:table-cell table:formula="of:=([.IW1]-1)/5" office:value-type="float" office:value="160156">
            <text:p>160156</text:p>
          </table:table-cell>
          <table:table-cell table:formula="of:=([.IX1]-1)/5" office:value-type="float" office:value="160781">
            <text:p>160781</text:p>
          </table:table-cell>
          <table:table-cell table:formula="of:=([.IY1]-1)/5" office:value-type="float" office:value="161406">
            <text:p>161406</text:p>
          </table:table-cell>
          <table:table-cell table:formula="of:=([.IZ1]-1)/5" office:value-type="float" office:value="162031">
            <text:p>162031</text:p>
          </table:table-cell>
          <table:table-cell table:formula="of:=([.JA1]-1)/5" office:value-type="float" office:value="162656">
            <text:p>162656</text:p>
          </table:table-cell>
          <table:table-cell table:formula="of:=([.JB1]-1)/5" office:value-type="float" office:value="163281">
            <text:p>163281</text:p>
          </table:table-cell>
          <table:table-cell table:formula="of:=([.JC1]-1)/5" office:value-type="float" office:value="163906">
            <text:p>163906</text:p>
          </table:table-cell>
          <table:table-cell table:formula="of:=([.JD1]-1)/5" office:value-type="float" office:value="164531">
            <text:p>164531</text:p>
          </table:table-cell>
          <table:table-cell table:formula="of:=([.JE1]-1)/5" office:value-type="float" office:value="165156">
            <text:p>165156</text:p>
          </table:table-cell>
          <table:table-cell table:formula="of:=([.JF1]-1)/5" office:value-type="float" office:value="165781">
            <text:p>165781</text:p>
          </table:table-cell>
          <table:table-cell table:formula="of:=([.JG1]-1)/5" office:value-type="float" office:value="166406">
            <text:p>166406</text:p>
          </table:table-cell>
          <table:table-cell table:formula="of:=([.JH1]-1)/5" office:value-type="float" office:value="167031">
            <text:p>167031</text:p>
          </table:table-cell>
          <table:table-cell table:formula="of:=([.JI1]-1)/5" office:value-type="float" office:value="167656">
            <text:p>167656</text:p>
          </table:table-cell>
          <table:table-cell table:formula="of:=([.JJ1]-1)/5" office:value-type="float" office:value="168281">
            <text:p>168281</text:p>
          </table:table-cell>
          <table:table-cell table:formula="of:=([.JK1]-1)/5" office:value-type="float" office:value="168906">
            <text:p>168906</text:p>
          </table:table-cell>
          <table:table-cell table:formula="of:=([.JL1]-1)/5" office:value-type="float" office:value="169531">
            <text:p>169531</text:p>
          </table:table-cell>
          <table:table-cell table:formula="of:=([.JM1]-1)/5" office:value-type="float" office:value="170156">
            <text:p>170156</text:p>
          </table:table-cell>
          <table:table-cell table:formula="of:=([.JN1]-1)/5" office:value-type="float" office:value="170781">
            <text:p>170781</text:p>
          </table:table-cell>
          <table:table-cell table:formula="of:=([.JO1]-1)/5" office:value-type="float" office:value="171406">
            <text:p>171406</text:p>
          </table:table-cell>
          <table:table-cell table:formula="of:=([.JP1]-1)/5" office:value-type="float" office:value="172031">
            <text:p>172031</text:p>
          </table:table-cell>
          <table:table-cell table:formula="of:=([.JQ1]-1)/5" office:value-type="float" office:value="172656">
            <text:p>172656</text:p>
          </table:table-cell>
          <table:table-cell table:formula="of:=([.JR1]-1)/5" office:value-type="float" office:value="173281">
            <text:p>173281</text:p>
          </table:table-cell>
          <table:table-cell table:formula="of:=([.JS1]-1)/5" office:value-type="float" office:value="173906">
            <text:p>173906</text:p>
          </table:table-cell>
          <table:table-cell table:formula="of:=([.JT1]-1)/5" office:value-type="float" office:value="174531">
            <text:p>174531</text:p>
          </table:table-cell>
          <table:table-cell table:formula="of:=([.JU1]-1)/5" office:value-type="float" office:value="175156">
            <text:p>175156</text:p>
          </table:table-cell>
          <table:table-cell table:formula="of:=([.JV1]-1)/5" office:value-type="float" office:value="175781">
            <text:p>175781</text:p>
          </table:table-cell>
          <table:table-cell table:formula="of:=([.JW1]-1)/5" office:value-type="float" office:value="176406">
            <text:p>176406</text:p>
          </table:table-cell>
          <table:table-cell table:formula="of:=([.JX1]-1)/5" office:value-type="float" office:value="177031">
            <text:p>177031</text:p>
          </table:table-cell>
          <table:table-cell table:formula="of:=([.JY1]-1)/5" office:value-type="float" office:value="177656">
            <text:p>177656</text:p>
          </table:table-cell>
          <table:table-cell table:formula="of:=([.JZ1]-1)/5" office:value-type="float" office:value="178281">
            <text:p>178281</text:p>
          </table:table-cell>
          <table:table-cell table:formula="of:=([.KA1]-1)/5" office:value-type="float" office:value="178906">
            <text:p>178906</text:p>
          </table:table-cell>
          <table:table-cell table:formula="of:=([.KB1]-1)/5" office:value-type="float" office:value="179531">
            <text:p>179531</text:p>
          </table:table-cell>
          <table:table-cell table:formula="of:=([.KC1]-1)/5" office:value-type="float" office:value="180156">
            <text:p>180156</text:p>
          </table:table-cell>
          <table:table-cell table:formula="of:=([.KD1]-1)/5" office:value-type="float" office:value="180781">
            <text:p>180781</text:p>
          </table:table-cell>
          <table:table-cell table:formula="of:=([.KE1]-1)/5" office:value-type="float" office:value="181406">
            <text:p>181406</text:p>
          </table:table-cell>
          <table:table-cell table:formula="of:=([.KF1]-1)/5" office:value-type="float" office:value="182031">
            <text:p>182031</text:p>
          </table:table-cell>
          <table:table-cell table:formula="of:=([.KG1]-1)/5" office:value-type="float" office:value="182656">
            <text:p>182656</text:p>
          </table:table-cell>
          <table:table-cell table:formula="of:=([.KH1]-1)/5" office:value-type="float" office:value="183281">
            <text:p>183281</text:p>
          </table:table-cell>
          <table:table-cell table:formula="of:=([.KI1]-1)/5" office:value-type="float" office:value="183906">
            <text:p>183906</text:p>
          </table:table-cell>
          <table:table-cell table:formula="of:=([.KJ1]-1)/5" office:value-type="float" office:value="184531">
            <text:p>184531</text:p>
          </table:table-cell>
          <table:table-cell table:formula="of:=([.KK1]-1)/5" office:value-type="float" office:value="185156">
            <text:p>185156</text:p>
          </table:table-cell>
          <table:table-cell table:formula="of:=([.KL1]-1)/5" office:value-type="float" office:value="185781">
            <text:p>185781</text:p>
          </table:table-cell>
          <table:table-cell table:formula="of:=([.KM1]-1)/5" office:value-type="float" office:value="186406">
            <text:p>186406</text:p>
          </table:table-cell>
          <table:table-cell table:formula="of:=([.KN1]-1)/5" office:value-type="float" office:value="187031">
            <text:p>187031</text:p>
          </table:table-cell>
          <table:table-cell table:formula="of:=([.KO1]-1)/5" office:value-type="float" office:value="187656">
            <text:p>187656</text:p>
          </table:table-cell>
          <table:table-cell table:formula="of:=([.KP1]-1)/5" office:value-type="float" office:value="188281">
            <text:p>188281</text:p>
          </table:table-cell>
          <table:table-cell table:formula="of:=([.KQ1]-1)/5" office:value-type="float" office:value="188906">
            <text:p>188906</text:p>
          </table:table-cell>
          <table:table-cell table:formula="of:=([.KR1]-1)/5" office:value-type="float" office:value="189531">
            <text:p>189531</text:p>
          </table:table-cell>
          <table:table-cell table:formula="of:=([.KS1]-1)/5" office:value-type="float" office:value="190156">
            <text:p>190156</text:p>
          </table:table-cell>
          <table:table-cell table:formula="of:=([.KT1]-1)/5" office:value-type="float" office:value="190781">
            <text:p>190781</text:p>
          </table:table-cell>
          <table:table-cell table:formula="of:=([.KU1]-1)/5" office:value-type="float" office:value="191406">
            <text:p>191406</text:p>
          </table:table-cell>
          <table:table-cell table:formula="of:=([.KV1]-1)/5" office:value-type="float" office:value="192031">
            <text:p>192031</text:p>
          </table:table-cell>
          <table:table-cell table:formula="of:=([.KW1]-1)/5" office:value-type="float" office:value="192656">
            <text:p>192656</text:p>
          </table:table-cell>
          <table:table-cell table:formula="of:=([.KX1]-1)/5" office:value-type="float" office:value="193281">
            <text:p>193281</text:p>
          </table:table-cell>
          <table:table-cell table:formula="of:=([.KY1]-1)/5" office:value-type="float" office:value="193906">
            <text:p>193906</text:p>
          </table:table-cell>
          <table:table-cell table:formula="of:=([.KZ1]-1)/5" office:value-type="float" office:value="194531">
            <text:p>194531</text:p>
          </table:table-cell>
          <table:table-cell table:formula="of:=([.LA1]-1)/5" office:value-type="float" office:value="195156">
            <text:p>195156</text:p>
          </table:table-cell>
          <table:table-cell table:formula="of:=([.LB1]-1)/5" office:value-type="float" office:value="195781">
            <text:p>195781</text:p>
          </table:table-cell>
          <table:table-cell table:formula="of:=([.LC1]-1)/5" office:value-type="float" office:value="196406">
            <text:p>196406</text:p>
          </table:table-cell>
          <table:table-cell table:formula="of:=([.LD1]-1)/5" office:value-type="float" office:value="197031">
            <text:p>197031</text:p>
          </table:table-cell>
          <table:table-cell table:formula="of:=([.LE1]-1)/5" office:value-type="float" office:value="197656">
            <text:p>197656</text:p>
          </table:table-cell>
          <table:table-cell table:formula="of:=([.LF1]-1)/5" office:value-type="float" office:value="198281">
            <text:p>198281</text:p>
          </table:table-cell>
          <table:table-cell table:formula="of:=([.LG1]-1)/5" office:value-type="float" office:value="198906">
            <text:p>198906</text:p>
          </table:table-cell>
          <table:table-cell table:formula="of:=([.LH1]-1)/5" office:value-type="float" office:value="199531">
            <text:p>199531</text:p>
          </table:table-cell>
        </table:table-row>
        <table:table-row table:style-name="ro1">
          <table:table-cell table:formula="of:=([.A2]-1)/5" office:value-type="float" office:value="31">
            <text:p>31</text:p>
          </table:table-cell>
          <table:table-cell table:formula="of:=([.B2]-1)/5" office:value-type="float" office:value="156">
            <text:p>156</text:p>
          </table:table-cell>
          <table:table-cell table:formula="of:=([.C2]-1)/5" office:value-type="float" office:value="281">
            <text:p>281</text:p>
          </table:table-cell>
          <table:table-cell table:formula="of:=([.D2]-1)/5" office:value-type="float" office:value="406">
            <text:p>406</text:p>
          </table:table-cell>
          <table:table-cell table:formula="of:=([.E2]-1)/5" office:value-type="float" office:value="531">
            <text:p>531</text:p>
          </table:table-cell>
          <table:table-cell table:formula="of:=([.F2]-1)/5" office:value-type="float" office:value="656">
            <text:p>656</text:p>
          </table:table-cell>
          <table:table-cell table:formula="of:=([.G2]-1)/5" office:value-type="float" office:value="781">
            <text:p>781</text:p>
          </table:table-cell>
          <table:table-cell table:formula="of:=([.H2]-1)/5" office:value-type="float" office:value="906">
            <text:p>906</text:p>
          </table:table-cell>
          <table:table-cell table:formula="of:=([.I2]-1)/5" office:value-type="float" office:value="1031">
            <text:p>1031</text:p>
          </table:table-cell>
          <table:table-cell table:formula="of:=([.J2]-1)/5" office:value-type="float" office:value="1156">
            <text:p>1156</text:p>
          </table:table-cell>
          <table:table-cell table:formula="of:=([.K2]-1)/5" office:value-type="float" office:value="1281">
            <text:p>1281</text:p>
          </table:table-cell>
          <table:table-cell table:formula="of:=([.L2]-1)/5" office:value-type="float" office:value="1406">
            <text:p>1406</text:p>
          </table:table-cell>
          <table:table-cell table:formula="of:=([.M2]-1)/5" office:value-type="float" office:value="1531">
            <text:p>1531</text:p>
          </table:table-cell>
          <table:table-cell table:formula="of:=([.N2]-1)/5" office:value-type="float" office:value="1656">
            <text:p>1656</text:p>
          </table:table-cell>
          <table:table-cell table:formula="of:=([.O2]-1)/5" office:value-type="float" office:value="1781">
            <text:p>1781</text:p>
          </table:table-cell>
          <table:table-cell table:formula="of:=([.P2]-1)/5" office:value-type="float" office:value="1906">
            <text:p>1906</text:p>
          </table:table-cell>
          <table:table-cell table:formula="of:=([.Q2]-1)/5" office:value-type="float" office:value="2031">
            <text:p>2031</text:p>
          </table:table-cell>
          <table:table-cell table:formula="of:=([.R2]-1)/5" office:value-type="float" office:value="2156">
            <text:p>2156</text:p>
          </table:table-cell>
          <table:table-cell table:formula="of:=([.S2]-1)/5" office:value-type="float" office:value="2281">
            <text:p>2281</text:p>
          </table:table-cell>
          <table:table-cell table:formula="of:=([.T2]-1)/5" office:value-type="float" office:value="2406">
            <text:p>2406</text:p>
          </table:table-cell>
          <table:table-cell table:formula="of:=([.U2]-1)/5" office:value-type="float" office:value="2531">
            <text:p>2531</text:p>
          </table:table-cell>
          <table:table-cell table:formula="of:=([.V2]-1)/5" office:value-type="float" office:value="2656">
            <text:p>2656</text:p>
          </table:table-cell>
          <table:table-cell table:formula="of:=([.W2]-1)/5" office:value-type="float" office:value="2781">
            <text:p>2781</text:p>
          </table:table-cell>
          <table:table-cell table:formula="of:=([.X2]-1)/5" office:value-type="float" office:value="2906">
            <text:p>2906</text:p>
          </table:table-cell>
          <table:table-cell table:formula="of:=([.Y2]-1)/5" office:value-type="float" office:value="3031">
            <text:p>3031</text:p>
          </table:table-cell>
          <table:table-cell table:formula="of:=([.Z2]-1)/5" office:value-type="float" office:value="3156">
            <text:p>3156</text:p>
          </table:table-cell>
          <table:table-cell table:formula="of:=([.AA2]-1)/5" office:value-type="float" office:value="3281">
            <text:p>3281</text:p>
          </table:table-cell>
          <table:table-cell table:formula="of:=([.AB2]-1)/5" office:value-type="float" office:value="3406">
            <text:p>3406</text:p>
          </table:table-cell>
          <table:table-cell table:formula="of:=([.AC2]-1)/5" office:value-type="float" office:value="3531">
            <text:p>3531</text:p>
          </table:table-cell>
          <table:table-cell table:formula="of:=([.AD2]-1)/5" office:value-type="float" office:value="3656">
            <text:p>3656</text:p>
          </table:table-cell>
          <table:table-cell table:formula="of:=([.AE2]-1)/5" office:value-type="float" office:value="3781">
            <text:p>3781</text:p>
          </table:table-cell>
          <table:table-cell table:formula="of:=([.AF2]-1)/5" office:value-type="float" office:value="3906">
            <text:p>3906</text:p>
          </table:table-cell>
          <table:table-cell table:formula="of:=([.AG2]-1)/5" office:value-type="float" office:value="4031">
            <text:p>4031</text:p>
          </table:table-cell>
          <table:table-cell table:formula="of:=([.AH2]-1)/5" office:value-type="float" office:value="4156">
            <text:p>4156</text:p>
          </table:table-cell>
          <table:table-cell table:formula="of:=([.AI2]-1)/5" office:value-type="float" office:value="4281">
            <text:p>4281</text:p>
          </table:table-cell>
          <table:table-cell table:formula="of:=([.AJ2]-1)/5" office:value-type="float" office:value="4406">
            <text:p>4406</text:p>
          </table:table-cell>
          <table:table-cell table:formula="of:=([.AK2]-1)/5" office:value-type="float" office:value="4531">
            <text:p>4531</text:p>
          </table:table-cell>
          <table:table-cell table:formula="of:=([.AL2]-1)/5" office:value-type="float" office:value="4656">
            <text:p>4656</text:p>
          </table:table-cell>
          <table:table-cell table:formula="of:=([.AM2]-1)/5" office:value-type="float" office:value="4781">
            <text:p>4781</text:p>
          </table:table-cell>
          <table:table-cell table:formula="of:=([.AN2]-1)/5" office:value-type="float" office:value="4906">
            <text:p>4906</text:p>
          </table:table-cell>
          <table:table-cell table:formula="of:=([.AO2]-1)/5" office:value-type="float" office:value="5031">
            <text:p>5031</text:p>
          </table:table-cell>
          <table:table-cell table:formula="of:=([.AP2]-1)/5" office:value-type="float" office:value="5156">
            <text:p>5156</text:p>
          </table:table-cell>
          <table:table-cell table:formula="of:=([.AQ2]-1)/5" office:value-type="float" office:value="5281">
            <text:p>5281</text:p>
          </table:table-cell>
          <table:table-cell table:formula="of:=([.AR2]-1)/5" office:value-type="float" office:value="5406">
            <text:p>5406</text:p>
          </table:table-cell>
          <table:table-cell table:formula="of:=([.AS2]-1)/5" office:value-type="float" office:value="5531">
            <text:p>5531</text:p>
          </table:table-cell>
          <table:table-cell table:formula="of:=([.AT2]-1)/5" office:value-type="float" office:value="5656">
            <text:p>5656</text:p>
          </table:table-cell>
          <table:table-cell table:formula="of:=([.AU2]-1)/5" office:value-type="float" office:value="5781">
            <text:p>5781</text:p>
          </table:table-cell>
          <table:table-cell table:formula="of:=([.AV2]-1)/5" office:value-type="float" office:value="5906">
            <text:p>5906</text:p>
          </table:table-cell>
          <table:table-cell table:formula="of:=([.AW2]-1)/5" office:value-type="float" office:value="6031">
            <text:p>6031</text:p>
          </table:table-cell>
          <table:table-cell table:formula="of:=([.AX2]-1)/5" office:value-type="float" office:value="6156">
            <text:p>6156</text:p>
          </table:table-cell>
          <table:table-cell table:formula="of:=([.AY2]-1)/5" office:value-type="float" office:value="6281">
            <text:p>6281</text:p>
          </table:table-cell>
          <table:table-cell table:formula="of:=([.AZ2]-1)/5" office:value-type="float" office:value="6406">
            <text:p>6406</text:p>
          </table:table-cell>
          <table:table-cell table:formula="of:=([.BA2]-1)/5" office:value-type="float" office:value="6531">
            <text:p>6531</text:p>
          </table:table-cell>
          <table:table-cell table:formula="of:=([.BB2]-1)/5" office:value-type="float" office:value="6656">
            <text:p>6656</text:p>
          </table:table-cell>
          <table:table-cell table:formula="of:=([.BC2]-1)/5" office:value-type="float" office:value="6781">
            <text:p>6781</text:p>
          </table:table-cell>
          <table:table-cell table:formula="of:=([.BD2]-1)/5" office:value-type="float" office:value="6906">
            <text:p>6906</text:p>
          </table:table-cell>
          <table:table-cell table:formula="of:=([.BE2]-1)/5" office:value-type="float" office:value="7031">
            <text:p>7031</text:p>
          </table:table-cell>
          <table:table-cell table:formula="of:=([.BF2]-1)/5" office:value-type="float" office:value="7156">
            <text:p>7156</text:p>
          </table:table-cell>
          <table:table-cell table:formula="of:=([.BG2]-1)/5" office:value-type="float" office:value="7281">
            <text:p>7281</text:p>
          </table:table-cell>
          <table:table-cell table:formula="of:=([.BH2]-1)/5" office:value-type="float" office:value="7406">
            <text:p>7406</text:p>
          </table:table-cell>
          <table:table-cell table:formula="of:=([.BI2]-1)/5" office:value-type="float" office:value="7531">
            <text:p>7531</text:p>
          </table:table-cell>
          <table:table-cell table:formula="of:=([.BJ2]-1)/5" office:value-type="float" office:value="7656">
            <text:p>7656</text:p>
          </table:table-cell>
          <table:table-cell table:formula="of:=([.BK2]-1)/5" office:value-type="float" office:value="7781">
            <text:p>7781</text:p>
          </table:table-cell>
          <table:table-cell table:formula="of:=([.BL2]-1)/5" office:value-type="float" office:value="7906">
            <text:p>7906</text:p>
          </table:table-cell>
          <table:table-cell table:formula="of:=([.BM2]-1)/5" office:value-type="float" office:value="8031">
            <text:p>8031</text:p>
          </table:table-cell>
          <table:table-cell table:formula="of:=([.BN2]-1)/5" office:value-type="float" office:value="8156">
            <text:p>8156</text:p>
          </table:table-cell>
          <table:table-cell table:formula="of:=([.BO2]-1)/5" office:value-type="float" office:value="8281">
            <text:p>8281</text:p>
          </table:table-cell>
          <table:table-cell table:formula="of:=([.BP2]-1)/5" office:value-type="float" office:value="8406">
            <text:p>8406</text:p>
          </table:table-cell>
          <table:table-cell table:formula="of:=([.BQ2]-1)/5" office:value-type="float" office:value="8531">
            <text:p>8531</text:p>
          </table:table-cell>
          <table:table-cell table:formula="of:=([.BR2]-1)/5" office:value-type="float" office:value="8656">
            <text:p>8656</text:p>
          </table:table-cell>
          <table:table-cell table:formula="of:=([.BS2]-1)/5" office:value-type="float" office:value="8781">
            <text:p>8781</text:p>
          </table:table-cell>
          <table:table-cell table:formula="of:=([.BT2]-1)/5" office:value-type="float" office:value="8906">
            <text:p>8906</text:p>
          </table:table-cell>
          <table:table-cell table:formula="of:=([.BU2]-1)/5" office:value-type="float" office:value="9031">
            <text:p>9031</text:p>
          </table:table-cell>
          <table:table-cell table:formula="of:=([.BV2]-1)/5" office:value-type="float" office:value="9156">
            <text:p>9156</text:p>
          </table:table-cell>
          <table:table-cell table:formula="of:=([.BW2]-1)/5" office:value-type="float" office:value="9281">
            <text:p>9281</text:p>
          </table:table-cell>
          <table:table-cell table:formula="of:=([.BX2]-1)/5" office:value-type="float" office:value="9406">
            <text:p>9406</text:p>
          </table:table-cell>
          <table:table-cell table:formula="of:=([.BY2]-1)/5" office:value-type="float" office:value="9531">
            <text:p>9531</text:p>
          </table:table-cell>
          <table:table-cell table:formula="of:=([.BZ2]-1)/5" office:value-type="float" office:value="9656">
            <text:p>9656</text:p>
          </table:table-cell>
          <table:table-cell table:formula="of:=([.CA2]-1)/5" office:value-type="float" office:value="9781">
            <text:p>9781</text:p>
          </table:table-cell>
          <table:table-cell table:formula="of:=([.CB2]-1)/5" office:value-type="float" office:value="9906">
            <text:p>9906</text:p>
          </table:table-cell>
          <table:table-cell table:formula="of:=([.CC2]-1)/5" office:value-type="float" office:value="10031">
            <text:p>10031</text:p>
          </table:table-cell>
          <table:table-cell table:formula="of:=([.CD2]-1)/5" office:value-type="float" office:value="10156">
            <text:p>10156</text:p>
          </table:table-cell>
          <table:table-cell table:formula="of:=([.CE2]-1)/5" office:value-type="float" office:value="10281">
            <text:p>10281</text:p>
          </table:table-cell>
          <table:table-cell table:formula="of:=([.CF2]-1)/5" office:value-type="float" office:value="10406">
            <text:p>10406</text:p>
          </table:table-cell>
          <table:table-cell table:formula="of:=([.CG2]-1)/5" office:value-type="float" office:value="10531">
            <text:p>10531</text:p>
          </table:table-cell>
          <table:table-cell table:formula="of:=([.CH2]-1)/5" office:value-type="float" office:value="10656">
            <text:p>10656</text:p>
          </table:table-cell>
          <table:table-cell table:formula="of:=([.CI2]-1)/5" office:value-type="float" office:value="10781">
            <text:p>10781</text:p>
          </table:table-cell>
          <table:table-cell table:formula="of:=([.CJ2]-1)/5" office:value-type="float" office:value="10906">
            <text:p>10906</text:p>
          </table:table-cell>
          <table:table-cell table:formula="of:=([.CK2]-1)/5" office:value-type="float" office:value="11031">
            <text:p>11031</text:p>
          </table:table-cell>
          <table:table-cell table:formula="of:=([.CL2]-1)/5" office:value-type="float" office:value="11156">
            <text:p>11156</text:p>
          </table:table-cell>
          <table:table-cell table:formula="of:=([.CM2]-1)/5" office:value-type="float" office:value="11281">
            <text:p>11281</text:p>
          </table:table-cell>
          <table:table-cell table:formula="of:=([.CN2]-1)/5" office:value-type="float" office:value="11406">
            <text:p>11406</text:p>
          </table:table-cell>
          <table:table-cell table:formula="of:=([.CO2]-1)/5" office:value-type="float" office:value="11531">
            <text:p>11531</text:p>
          </table:table-cell>
          <table:table-cell table:formula="of:=([.CP2]-1)/5" office:value-type="float" office:value="11656">
            <text:p>11656</text:p>
          </table:table-cell>
          <table:table-cell table:formula="of:=([.CQ2]-1)/5" office:value-type="float" office:value="11781">
            <text:p>11781</text:p>
          </table:table-cell>
          <table:table-cell table:formula="of:=([.CR2]-1)/5" office:value-type="float" office:value="11906">
            <text:p>11906</text:p>
          </table:table-cell>
          <table:table-cell table:formula="of:=([.CS2]-1)/5" office:value-type="float" office:value="12031">
            <text:p>12031</text:p>
          </table:table-cell>
          <table:table-cell table:formula="of:=([.CT2]-1)/5" office:value-type="float" office:value="12156">
            <text:p>12156</text:p>
          </table:table-cell>
          <table:table-cell table:formula="of:=([.CU2]-1)/5" office:value-type="float" office:value="12281">
            <text:p>12281</text:p>
          </table:table-cell>
          <table:table-cell table:formula="of:=([.CV2]-1)/5" office:value-type="float" office:value="12406">
            <text:p>12406</text:p>
          </table:table-cell>
          <table:table-cell table:formula="of:=([.CW2]-1)/5" office:value-type="float" office:value="12531">
            <text:p>12531</text:p>
          </table:table-cell>
          <table:table-cell table:formula="of:=([.CX2]-1)/5" office:value-type="float" office:value="12656">
            <text:p>12656</text:p>
          </table:table-cell>
          <table:table-cell table:formula="of:=([.CY2]-1)/5" office:value-type="float" office:value="12781">
            <text:p>12781</text:p>
          </table:table-cell>
          <table:table-cell table:formula="of:=([.CZ2]-1)/5" office:value-type="float" office:value="12906">
            <text:p>12906</text:p>
          </table:table-cell>
          <table:table-cell table:formula="of:=([.DA2]-1)/5" office:value-type="float" office:value="13031">
            <text:p>13031</text:p>
          </table:table-cell>
          <table:table-cell table:formula="of:=([.DB2]-1)/5" office:value-type="float" office:value="13156">
            <text:p>13156</text:p>
          </table:table-cell>
          <table:table-cell table:formula="of:=([.DC2]-1)/5" office:value-type="float" office:value="13281">
            <text:p>13281</text:p>
          </table:table-cell>
          <table:table-cell table:formula="of:=([.DD2]-1)/5" office:value-type="float" office:value="13406">
            <text:p>13406</text:p>
          </table:table-cell>
          <table:table-cell table:formula="of:=([.DE2]-1)/5" office:value-type="float" office:value="13531">
            <text:p>13531</text:p>
          </table:table-cell>
          <table:table-cell table:formula="of:=([.DF2]-1)/5" office:value-type="float" office:value="13656">
            <text:p>13656</text:p>
          </table:table-cell>
          <table:table-cell table:formula="of:=([.DG2]-1)/5" office:value-type="float" office:value="13781">
            <text:p>13781</text:p>
          </table:table-cell>
          <table:table-cell table:formula="of:=([.DH2]-1)/5" office:value-type="float" office:value="13906">
            <text:p>13906</text:p>
          </table:table-cell>
          <table:table-cell table:formula="of:=([.DI2]-1)/5" office:value-type="float" office:value="14031">
            <text:p>14031</text:p>
          </table:table-cell>
          <table:table-cell table:formula="of:=([.DJ2]-1)/5" office:value-type="float" office:value="14156">
            <text:p>14156</text:p>
          </table:table-cell>
          <table:table-cell table:formula="of:=([.DK2]-1)/5" office:value-type="float" office:value="14281">
            <text:p>14281</text:p>
          </table:table-cell>
          <table:table-cell table:formula="of:=([.DL2]-1)/5" office:value-type="float" office:value="14406">
            <text:p>14406</text:p>
          </table:table-cell>
          <table:table-cell table:formula="of:=([.DM2]-1)/5" office:value-type="float" office:value="14531">
            <text:p>14531</text:p>
          </table:table-cell>
          <table:table-cell table:formula="of:=([.DN2]-1)/5" office:value-type="float" office:value="14656">
            <text:p>14656</text:p>
          </table:table-cell>
          <table:table-cell table:formula="of:=([.DO2]-1)/5" office:value-type="float" office:value="14781">
            <text:p>14781</text:p>
          </table:table-cell>
          <table:table-cell table:formula="of:=([.DP2]-1)/5" office:value-type="float" office:value="14906">
            <text:p>14906</text:p>
          </table:table-cell>
          <table:table-cell table:formula="of:=([.DQ2]-1)/5" office:value-type="float" office:value="15031">
            <text:p>15031</text:p>
          </table:table-cell>
          <table:table-cell table:formula="of:=([.DR2]-1)/5" office:value-type="float" office:value="15156">
            <text:p>15156</text:p>
          </table:table-cell>
          <table:table-cell table:formula="of:=([.DS2]-1)/5" office:value-type="float" office:value="15281">
            <text:p>15281</text:p>
          </table:table-cell>
          <table:table-cell table:formula="of:=([.DT2]-1)/5" office:value-type="float" office:value="15406">
            <text:p>15406</text:p>
          </table:table-cell>
          <table:table-cell table:formula="of:=([.DU2]-1)/5" office:value-type="float" office:value="15531">
            <text:p>15531</text:p>
          </table:table-cell>
          <table:table-cell table:formula="of:=([.DV2]-1)/5" office:value-type="float" office:value="15656">
            <text:p>15656</text:p>
          </table:table-cell>
          <table:table-cell table:formula="of:=([.DW2]-1)/5" office:value-type="float" office:value="15781">
            <text:p>15781</text:p>
          </table:table-cell>
          <table:table-cell table:formula="of:=([.DX2]-1)/5" office:value-type="float" office:value="15906">
            <text:p>15906</text:p>
          </table:table-cell>
          <table:table-cell table:formula="of:=([.DY2]-1)/5" office:value-type="float" office:value="16031">
            <text:p>16031</text:p>
          </table:table-cell>
          <table:table-cell table:formula="of:=([.DZ2]-1)/5" office:value-type="float" office:value="16156">
            <text:p>16156</text:p>
          </table:table-cell>
          <table:table-cell table:formula="of:=([.EA2]-1)/5" office:value-type="float" office:value="16281">
            <text:p>16281</text:p>
          </table:table-cell>
          <table:table-cell table:formula="of:=([.EB2]-1)/5" office:value-type="float" office:value="16406">
            <text:p>16406</text:p>
          </table:table-cell>
          <table:table-cell table:formula="of:=([.EC2]-1)/5" office:value-type="float" office:value="16531">
            <text:p>16531</text:p>
          </table:table-cell>
          <table:table-cell table:formula="of:=([.ED2]-1)/5" office:value-type="float" office:value="16656">
            <text:p>16656</text:p>
          </table:table-cell>
          <table:table-cell table:formula="of:=([.EE2]-1)/5" office:value-type="float" office:value="16781">
            <text:p>16781</text:p>
          </table:table-cell>
          <table:table-cell table:formula="of:=([.EF2]-1)/5" office:value-type="float" office:value="16906">
            <text:p>16906</text:p>
          </table:table-cell>
          <table:table-cell table:formula="of:=([.EG2]-1)/5" office:value-type="float" office:value="17031">
            <text:p>17031</text:p>
          </table:table-cell>
          <table:table-cell table:formula="of:=([.EH2]-1)/5" office:value-type="float" office:value="17156">
            <text:p>17156</text:p>
          </table:table-cell>
          <table:table-cell table:formula="of:=([.EI2]-1)/5" office:value-type="float" office:value="17281">
            <text:p>17281</text:p>
          </table:table-cell>
          <table:table-cell table:formula="of:=([.EJ2]-1)/5" office:value-type="float" office:value="17406">
            <text:p>17406</text:p>
          </table:table-cell>
          <table:table-cell table:formula="of:=([.EK2]-1)/5" office:value-type="float" office:value="17531">
            <text:p>17531</text:p>
          </table:table-cell>
          <table:table-cell table:formula="of:=([.EL2]-1)/5" office:value-type="float" office:value="17656">
            <text:p>17656</text:p>
          </table:table-cell>
          <table:table-cell table:formula="of:=([.EM2]-1)/5" office:value-type="float" office:value="17781">
            <text:p>17781</text:p>
          </table:table-cell>
          <table:table-cell table:formula="of:=([.EN2]-1)/5" office:value-type="float" office:value="17906">
            <text:p>17906</text:p>
          </table:table-cell>
          <table:table-cell table:formula="of:=([.EO2]-1)/5" office:value-type="float" office:value="18031">
            <text:p>18031</text:p>
          </table:table-cell>
          <table:table-cell table:formula="of:=([.EP2]-1)/5" office:value-type="float" office:value="18156">
            <text:p>18156</text:p>
          </table:table-cell>
          <table:table-cell table:formula="of:=([.EQ2]-1)/5" office:value-type="float" office:value="18281">
            <text:p>18281</text:p>
          </table:table-cell>
          <table:table-cell table:formula="of:=([.ER2]-1)/5" office:value-type="float" office:value="18406">
            <text:p>18406</text:p>
          </table:table-cell>
          <table:table-cell table:formula="of:=([.ES2]-1)/5" office:value-type="float" office:value="18531">
            <text:p>18531</text:p>
          </table:table-cell>
          <table:table-cell table:formula="of:=([.ET2]-1)/5" office:value-type="float" office:value="18656">
            <text:p>18656</text:p>
          </table:table-cell>
          <table:table-cell table:formula="of:=([.EU2]-1)/5" office:value-type="float" office:value="18781">
            <text:p>18781</text:p>
          </table:table-cell>
          <table:table-cell table:formula="of:=([.EV2]-1)/5" office:value-type="float" office:value="18906">
            <text:p>18906</text:p>
          </table:table-cell>
          <table:table-cell table:formula="of:=([.EW2]-1)/5" office:value-type="float" office:value="19031">
            <text:p>19031</text:p>
          </table:table-cell>
          <table:table-cell table:formula="of:=([.EX2]-1)/5" office:value-type="float" office:value="19156">
            <text:p>19156</text:p>
          </table:table-cell>
          <table:table-cell table:formula="of:=([.EY2]-1)/5" office:value-type="float" office:value="19281">
            <text:p>19281</text:p>
          </table:table-cell>
          <table:table-cell table:formula="of:=([.EZ2]-1)/5" office:value-type="float" office:value="19406">
            <text:p>19406</text:p>
          </table:table-cell>
          <table:table-cell table:formula="of:=([.FA2]-1)/5" office:value-type="float" office:value="19531">
            <text:p>19531</text:p>
          </table:table-cell>
          <table:table-cell table:formula="of:=([.FB2]-1)/5" office:value-type="float" office:value="19656">
            <text:p>19656</text:p>
          </table:table-cell>
          <table:table-cell table:formula="of:=([.FC2]-1)/5" office:value-type="float" office:value="19781">
            <text:p>19781</text:p>
          </table:table-cell>
          <table:table-cell table:formula="of:=([.FD2]-1)/5" office:value-type="float" office:value="19906">
            <text:p>19906</text:p>
          </table:table-cell>
          <table:table-cell table:formula="of:=([.FE2]-1)/5" office:value-type="float" office:value="20031">
            <text:p>20031</text:p>
          </table:table-cell>
          <table:table-cell table:formula="of:=([.FF2]-1)/5" office:value-type="float" office:value="20156">
            <text:p>20156</text:p>
          </table:table-cell>
          <table:table-cell table:formula="of:=([.FG2]-1)/5" office:value-type="float" office:value="20281">
            <text:p>20281</text:p>
          </table:table-cell>
          <table:table-cell table:formula="of:=([.FH2]-1)/5" office:value-type="float" office:value="20406">
            <text:p>20406</text:p>
          </table:table-cell>
          <table:table-cell table:formula="of:=([.FI2]-1)/5" office:value-type="float" office:value="20531">
            <text:p>20531</text:p>
          </table:table-cell>
          <table:table-cell table:formula="of:=([.FJ2]-1)/5" office:value-type="float" office:value="20656">
            <text:p>20656</text:p>
          </table:table-cell>
          <table:table-cell table:formula="of:=([.FK2]-1)/5" office:value-type="float" office:value="20781">
            <text:p>20781</text:p>
          </table:table-cell>
          <table:table-cell table:formula="of:=([.FL2]-1)/5" office:value-type="float" office:value="20906">
            <text:p>20906</text:p>
          </table:table-cell>
          <table:table-cell table:formula="of:=([.FM2]-1)/5" office:value-type="float" office:value="21031">
            <text:p>21031</text:p>
          </table:table-cell>
          <table:table-cell table:formula="of:=([.FN2]-1)/5" office:value-type="float" office:value="21156">
            <text:p>21156</text:p>
          </table:table-cell>
          <table:table-cell table:formula="of:=([.FO2]-1)/5" office:value-type="float" office:value="21281">
            <text:p>21281</text:p>
          </table:table-cell>
          <table:table-cell table:formula="of:=([.FP2]-1)/5" office:value-type="float" office:value="21406">
            <text:p>21406</text:p>
          </table:table-cell>
          <table:table-cell table:formula="of:=([.FQ2]-1)/5" office:value-type="float" office:value="21531">
            <text:p>21531</text:p>
          </table:table-cell>
          <table:table-cell table:formula="of:=([.FR2]-1)/5" office:value-type="float" office:value="21656">
            <text:p>21656</text:p>
          </table:table-cell>
          <table:table-cell table:formula="of:=([.FS2]-1)/5" office:value-type="float" office:value="21781">
            <text:p>21781</text:p>
          </table:table-cell>
          <table:table-cell table:formula="of:=([.FT2]-1)/5" office:value-type="float" office:value="21906">
            <text:p>21906</text:p>
          </table:table-cell>
          <table:table-cell table:formula="of:=([.FU2]-1)/5" office:value-type="float" office:value="22031">
            <text:p>22031</text:p>
          </table:table-cell>
          <table:table-cell table:formula="of:=([.FV2]-1)/5" office:value-type="float" office:value="22156">
            <text:p>22156</text:p>
          </table:table-cell>
          <table:table-cell table:formula="of:=([.FW2]-1)/5" office:value-type="float" office:value="22281">
            <text:p>22281</text:p>
          </table:table-cell>
          <table:table-cell table:formula="of:=([.FX2]-1)/5" office:value-type="float" office:value="22406">
            <text:p>22406</text:p>
          </table:table-cell>
          <table:table-cell table:formula="of:=([.FY2]-1)/5" office:value-type="float" office:value="22531">
            <text:p>22531</text:p>
          </table:table-cell>
          <table:table-cell table:formula="of:=([.FZ2]-1)/5" office:value-type="float" office:value="22656">
            <text:p>22656</text:p>
          </table:table-cell>
          <table:table-cell table:formula="of:=([.GA2]-1)/5" office:value-type="float" office:value="22781">
            <text:p>22781</text:p>
          </table:table-cell>
          <table:table-cell table:formula="of:=([.GB2]-1)/5" office:value-type="float" office:value="22906">
            <text:p>22906</text:p>
          </table:table-cell>
          <table:table-cell table:formula="of:=([.GC2]-1)/5" office:value-type="float" office:value="23031">
            <text:p>23031</text:p>
          </table:table-cell>
          <table:table-cell table:formula="of:=([.GD2]-1)/5" office:value-type="float" office:value="23156">
            <text:p>23156</text:p>
          </table:table-cell>
          <table:table-cell table:formula="of:=([.GE2]-1)/5" office:value-type="float" office:value="23281">
            <text:p>23281</text:p>
          </table:table-cell>
          <table:table-cell table:formula="of:=([.GF2]-1)/5" office:value-type="float" office:value="23406">
            <text:p>23406</text:p>
          </table:table-cell>
          <table:table-cell table:formula="of:=([.GG2]-1)/5" office:value-type="float" office:value="23531">
            <text:p>23531</text:p>
          </table:table-cell>
          <table:table-cell table:formula="of:=([.GH2]-1)/5" office:value-type="float" office:value="23656">
            <text:p>23656</text:p>
          </table:table-cell>
          <table:table-cell table:formula="of:=([.GI2]-1)/5" office:value-type="float" office:value="23781">
            <text:p>23781</text:p>
          </table:table-cell>
          <table:table-cell table:formula="of:=([.GJ2]-1)/5" office:value-type="float" office:value="23906">
            <text:p>23906</text:p>
          </table:table-cell>
          <table:table-cell table:formula="of:=([.GK2]-1)/5" office:value-type="float" office:value="24031">
            <text:p>24031</text:p>
          </table:table-cell>
          <table:table-cell table:formula="of:=([.GL2]-1)/5" office:value-type="float" office:value="24156">
            <text:p>24156</text:p>
          </table:table-cell>
          <table:table-cell table:formula="of:=([.GM2]-1)/5" office:value-type="float" office:value="24281">
            <text:p>24281</text:p>
          </table:table-cell>
          <table:table-cell table:formula="of:=([.GN2]-1)/5" office:value-type="float" office:value="24406">
            <text:p>24406</text:p>
          </table:table-cell>
          <table:table-cell table:formula="of:=([.GO2]-1)/5" office:value-type="float" office:value="24531">
            <text:p>24531</text:p>
          </table:table-cell>
          <table:table-cell table:formula="of:=([.GP2]-1)/5" office:value-type="float" office:value="24656">
            <text:p>24656</text:p>
          </table:table-cell>
          <table:table-cell table:formula="of:=([.GQ2]-1)/5" office:value-type="float" office:value="24781">
            <text:p>24781</text:p>
          </table:table-cell>
          <table:table-cell table:formula="of:=([.GR2]-1)/5" office:value-type="float" office:value="24906">
            <text:p>24906</text:p>
          </table:table-cell>
          <table:table-cell table:formula="of:=([.GS2]-1)/5" office:value-type="float" office:value="25031">
            <text:p>25031</text:p>
          </table:table-cell>
          <table:table-cell table:formula="of:=([.GT2]-1)/5" office:value-type="float" office:value="25156">
            <text:p>25156</text:p>
          </table:table-cell>
          <table:table-cell table:formula="of:=([.GU2]-1)/5" office:value-type="float" office:value="25281">
            <text:p>25281</text:p>
          </table:table-cell>
          <table:table-cell table:formula="of:=([.GV2]-1)/5" office:value-type="float" office:value="25406">
            <text:p>25406</text:p>
          </table:table-cell>
          <table:table-cell table:formula="of:=([.GW2]-1)/5" office:value-type="float" office:value="25531">
            <text:p>25531</text:p>
          </table:table-cell>
          <table:table-cell table:formula="of:=([.GX2]-1)/5" office:value-type="float" office:value="25656">
            <text:p>25656</text:p>
          </table:table-cell>
          <table:table-cell table:formula="of:=([.GY2]-1)/5" office:value-type="float" office:value="25781">
            <text:p>25781</text:p>
          </table:table-cell>
          <table:table-cell table:formula="of:=([.GZ2]-1)/5" office:value-type="float" office:value="25906">
            <text:p>25906</text:p>
          </table:table-cell>
          <table:table-cell table:formula="of:=([.HA2]-1)/5" office:value-type="float" office:value="26031">
            <text:p>26031</text:p>
          </table:table-cell>
          <table:table-cell table:formula="of:=([.HB2]-1)/5" office:value-type="float" office:value="26156">
            <text:p>26156</text:p>
          </table:table-cell>
          <table:table-cell table:formula="of:=([.HC2]-1)/5" office:value-type="float" office:value="26281">
            <text:p>26281</text:p>
          </table:table-cell>
          <table:table-cell table:formula="of:=([.HD2]-1)/5" office:value-type="float" office:value="26406">
            <text:p>26406</text:p>
          </table:table-cell>
          <table:table-cell table:formula="of:=([.HE2]-1)/5" office:value-type="float" office:value="26531">
            <text:p>26531</text:p>
          </table:table-cell>
          <table:table-cell table:formula="of:=([.HF2]-1)/5" office:value-type="float" office:value="26656">
            <text:p>26656</text:p>
          </table:table-cell>
          <table:table-cell table:formula="of:=([.HG2]-1)/5" office:value-type="float" office:value="26781">
            <text:p>26781</text:p>
          </table:table-cell>
          <table:table-cell table:formula="of:=([.HH2]-1)/5" office:value-type="float" office:value="26906">
            <text:p>26906</text:p>
          </table:table-cell>
          <table:table-cell table:formula="of:=([.HI2]-1)/5" office:value-type="float" office:value="27031">
            <text:p>27031</text:p>
          </table:table-cell>
          <table:table-cell table:formula="of:=([.HJ2]-1)/5" office:value-type="float" office:value="27156">
            <text:p>27156</text:p>
          </table:table-cell>
          <table:table-cell table:formula="of:=([.HK2]-1)/5" office:value-type="float" office:value="27281">
            <text:p>27281</text:p>
          </table:table-cell>
          <table:table-cell table:formula="of:=([.HL2]-1)/5" office:value-type="float" office:value="27406">
            <text:p>27406</text:p>
          </table:table-cell>
          <table:table-cell table:formula="of:=([.HM2]-1)/5" office:value-type="float" office:value="27531">
            <text:p>27531</text:p>
          </table:table-cell>
          <table:table-cell table:formula="of:=([.HN2]-1)/5" office:value-type="float" office:value="27656">
            <text:p>27656</text:p>
          </table:table-cell>
          <table:table-cell table:formula="of:=([.HO2]-1)/5" office:value-type="float" office:value="27781">
            <text:p>27781</text:p>
          </table:table-cell>
          <table:table-cell table:formula="of:=([.HP2]-1)/5" office:value-type="float" office:value="27906">
            <text:p>27906</text:p>
          </table:table-cell>
          <table:table-cell table:formula="of:=([.HQ2]-1)/5" office:value-type="float" office:value="28031">
            <text:p>28031</text:p>
          </table:table-cell>
          <table:table-cell table:formula="of:=([.HR2]-1)/5" office:value-type="float" office:value="28156">
            <text:p>28156</text:p>
          </table:table-cell>
          <table:table-cell table:formula="of:=([.HS2]-1)/5" office:value-type="float" office:value="28281">
            <text:p>28281</text:p>
          </table:table-cell>
          <table:table-cell table:formula="of:=([.HT2]-1)/5" office:value-type="float" office:value="28406">
            <text:p>28406</text:p>
          </table:table-cell>
          <table:table-cell table:formula="of:=([.HU2]-1)/5" office:value-type="float" office:value="28531">
            <text:p>28531</text:p>
          </table:table-cell>
          <table:table-cell table:formula="of:=([.HV2]-1)/5" office:value-type="float" office:value="28656">
            <text:p>28656</text:p>
          </table:table-cell>
          <table:table-cell table:formula="of:=([.HW2]-1)/5" office:value-type="float" office:value="28781">
            <text:p>28781</text:p>
          </table:table-cell>
          <table:table-cell table:formula="of:=([.HX2]-1)/5" office:value-type="float" office:value="28906">
            <text:p>28906</text:p>
          </table:table-cell>
          <table:table-cell table:formula="of:=([.HY2]-1)/5" office:value-type="float" office:value="29031">
            <text:p>29031</text:p>
          </table:table-cell>
          <table:table-cell table:formula="of:=([.HZ2]-1)/5" office:value-type="float" office:value="29156">
            <text:p>29156</text:p>
          </table:table-cell>
          <table:table-cell table:formula="of:=([.IA2]-1)/5" office:value-type="float" office:value="29281">
            <text:p>29281</text:p>
          </table:table-cell>
          <table:table-cell table:formula="of:=([.IB2]-1)/5" office:value-type="float" office:value="29406">
            <text:p>29406</text:p>
          </table:table-cell>
          <table:table-cell table:formula="of:=([.IC2]-1)/5" office:value-type="float" office:value="29531">
            <text:p>29531</text:p>
          </table:table-cell>
          <table:table-cell table:formula="of:=([.ID2]-1)/5" office:value-type="float" office:value="29656">
            <text:p>29656</text:p>
          </table:table-cell>
          <table:table-cell table:formula="of:=([.IE2]-1)/5" office:value-type="float" office:value="29781">
            <text:p>29781</text:p>
          </table:table-cell>
          <table:table-cell table:formula="of:=([.IF2]-1)/5" office:value-type="float" office:value="29906">
            <text:p>29906</text:p>
          </table:table-cell>
          <table:table-cell table:formula="of:=([.IG2]-1)/5" office:value-type="float" office:value="30031">
            <text:p>30031</text:p>
          </table:table-cell>
          <table:table-cell table:formula="of:=([.IH2]-1)/5" office:value-type="float" office:value="30156">
            <text:p>30156</text:p>
          </table:table-cell>
          <table:table-cell table:formula="of:=([.II2]-1)/5" office:value-type="float" office:value="30281">
            <text:p>30281</text:p>
          </table:table-cell>
          <table:table-cell table:formula="of:=([.IJ2]-1)/5" office:value-type="float" office:value="30406">
            <text:p>30406</text:p>
          </table:table-cell>
          <table:table-cell table:formula="of:=([.IK2]-1)/5" office:value-type="float" office:value="30531">
            <text:p>30531</text:p>
          </table:table-cell>
          <table:table-cell table:formula="of:=([.IL2]-1)/5" office:value-type="float" office:value="30656">
            <text:p>30656</text:p>
          </table:table-cell>
          <table:table-cell table:formula="of:=([.IM2]-1)/5" office:value-type="float" office:value="30781">
            <text:p>30781</text:p>
          </table:table-cell>
          <table:table-cell table:formula="of:=([.IN2]-1)/5" office:value-type="float" office:value="30906">
            <text:p>30906</text:p>
          </table:table-cell>
          <table:table-cell table:formula="of:=([.IO2]-1)/5" office:value-type="float" office:value="31031">
            <text:p>31031</text:p>
          </table:table-cell>
          <table:table-cell table:formula="of:=([.IP2]-1)/5" office:value-type="float" office:value="31156">
            <text:p>31156</text:p>
          </table:table-cell>
          <table:table-cell table:formula="of:=([.IQ2]-1)/5" office:value-type="float" office:value="31281">
            <text:p>31281</text:p>
          </table:table-cell>
          <table:table-cell table:formula="of:=([.IR2]-1)/5" office:value-type="float" office:value="31406">
            <text:p>31406</text:p>
          </table:table-cell>
          <table:table-cell table:formula="of:=([.IS2]-1)/5" office:value-type="float" office:value="31531">
            <text:p>31531</text:p>
          </table:table-cell>
          <table:table-cell table:formula="of:=([.IT2]-1)/5" office:value-type="float" office:value="31656">
            <text:p>31656</text:p>
          </table:table-cell>
          <table:table-cell table:formula="of:=([.IU2]-1)/5" office:value-type="float" office:value="31781">
            <text:p>31781</text:p>
          </table:table-cell>
          <table:table-cell table:formula="of:=([.IV2]-1)/5" office:value-type="float" office:value="31906">
            <text:p>31906</text:p>
          </table:table-cell>
          <table:table-cell table:formula="of:=([.IW2]-1)/5" office:value-type="float" office:value="32031">
            <text:p>32031</text:p>
          </table:table-cell>
          <table:table-cell table:formula="of:=([.IX2]-1)/5" office:value-type="float" office:value="32156">
            <text:p>32156</text:p>
          </table:table-cell>
          <table:table-cell table:formula="of:=([.IY2]-1)/5" office:value-type="float" office:value="32281">
            <text:p>32281</text:p>
          </table:table-cell>
          <table:table-cell table:formula="of:=([.IZ2]-1)/5" office:value-type="float" office:value="32406">
            <text:p>32406</text:p>
          </table:table-cell>
          <table:table-cell table:formula="of:=([.JA2]-1)/5" office:value-type="float" office:value="32531">
            <text:p>32531</text:p>
          </table:table-cell>
          <table:table-cell table:formula="of:=([.JB2]-1)/5" office:value-type="float" office:value="32656">
            <text:p>32656</text:p>
          </table:table-cell>
          <table:table-cell table:formula="of:=([.JC2]-1)/5" office:value-type="float" office:value="32781">
            <text:p>32781</text:p>
          </table:table-cell>
          <table:table-cell table:formula="of:=([.JD2]-1)/5" office:value-type="float" office:value="32906">
            <text:p>32906</text:p>
          </table:table-cell>
          <table:table-cell table:formula="of:=([.JE2]-1)/5" office:value-type="float" office:value="33031">
            <text:p>33031</text:p>
          </table:table-cell>
          <table:table-cell table:formula="of:=([.JF2]-1)/5" office:value-type="float" office:value="33156">
            <text:p>33156</text:p>
          </table:table-cell>
          <table:table-cell table:formula="of:=([.JG2]-1)/5" office:value-type="float" office:value="33281">
            <text:p>33281</text:p>
          </table:table-cell>
          <table:table-cell table:formula="of:=([.JH2]-1)/5" office:value-type="float" office:value="33406">
            <text:p>33406</text:p>
          </table:table-cell>
          <table:table-cell table:formula="of:=([.JI2]-1)/5" office:value-type="float" office:value="33531">
            <text:p>33531</text:p>
          </table:table-cell>
          <table:table-cell table:formula="of:=([.JJ2]-1)/5" office:value-type="float" office:value="33656">
            <text:p>33656</text:p>
          </table:table-cell>
          <table:table-cell table:formula="of:=([.JK2]-1)/5" office:value-type="float" office:value="33781">
            <text:p>33781</text:p>
          </table:table-cell>
          <table:table-cell table:formula="of:=([.JL2]-1)/5" office:value-type="float" office:value="33906">
            <text:p>33906</text:p>
          </table:table-cell>
          <table:table-cell table:formula="of:=([.JM2]-1)/5" office:value-type="float" office:value="34031">
            <text:p>34031</text:p>
          </table:table-cell>
          <table:table-cell table:formula="of:=([.JN2]-1)/5" office:value-type="float" office:value="34156">
            <text:p>34156</text:p>
          </table:table-cell>
          <table:table-cell table:formula="of:=([.JO2]-1)/5" office:value-type="float" office:value="34281">
            <text:p>34281</text:p>
          </table:table-cell>
          <table:table-cell table:formula="of:=([.JP2]-1)/5" office:value-type="float" office:value="34406">
            <text:p>34406</text:p>
          </table:table-cell>
          <table:table-cell table:formula="of:=([.JQ2]-1)/5" office:value-type="float" office:value="34531">
            <text:p>34531</text:p>
          </table:table-cell>
          <table:table-cell table:formula="of:=([.JR2]-1)/5" office:value-type="float" office:value="34656">
            <text:p>34656</text:p>
          </table:table-cell>
          <table:table-cell table:formula="of:=([.JS2]-1)/5" office:value-type="float" office:value="34781">
            <text:p>34781</text:p>
          </table:table-cell>
          <table:table-cell table:formula="of:=([.JT2]-1)/5" office:value-type="float" office:value="34906">
            <text:p>34906</text:p>
          </table:table-cell>
          <table:table-cell table:formula="of:=([.JU2]-1)/5" office:value-type="float" office:value="35031">
            <text:p>35031</text:p>
          </table:table-cell>
          <table:table-cell table:formula="of:=([.JV2]-1)/5" office:value-type="float" office:value="35156">
            <text:p>35156</text:p>
          </table:table-cell>
          <table:table-cell table:formula="of:=([.JW2]-1)/5" office:value-type="float" office:value="35281">
            <text:p>35281</text:p>
          </table:table-cell>
          <table:table-cell table:formula="of:=([.JX2]-1)/5" office:value-type="float" office:value="35406">
            <text:p>35406</text:p>
          </table:table-cell>
          <table:table-cell table:formula="of:=([.JY2]-1)/5" office:value-type="float" office:value="35531">
            <text:p>35531</text:p>
          </table:table-cell>
          <table:table-cell table:formula="of:=([.JZ2]-1)/5" office:value-type="float" office:value="35656">
            <text:p>35656</text:p>
          </table:table-cell>
          <table:table-cell table:formula="of:=([.KA2]-1)/5" office:value-type="float" office:value="35781">
            <text:p>35781</text:p>
          </table:table-cell>
          <table:table-cell table:formula="of:=([.KB2]-1)/5" office:value-type="float" office:value="35906">
            <text:p>35906</text:p>
          </table:table-cell>
          <table:table-cell table:formula="of:=([.KC2]-1)/5" office:value-type="float" office:value="36031">
            <text:p>36031</text:p>
          </table:table-cell>
          <table:table-cell table:formula="of:=([.KD2]-1)/5" office:value-type="float" office:value="36156">
            <text:p>36156</text:p>
          </table:table-cell>
          <table:table-cell table:formula="of:=([.KE2]-1)/5" office:value-type="float" office:value="36281">
            <text:p>36281</text:p>
          </table:table-cell>
          <table:table-cell table:formula="of:=([.KF2]-1)/5" office:value-type="float" office:value="36406">
            <text:p>36406</text:p>
          </table:table-cell>
          <table:table-cell table:formula="of:=([.KG2]-1)/5" office:value-type="float" office:value="36531">
            <text:p>36531</text:p>
          </table:table-cell>
          <table:table-cell table:formula="of:=([.KH2]-1)/5" office:value-type="float" office:value="36656">
            <text:p>36656</text:p>
          </table:table-cell>
          <table:table-cell table:formula="of:=([.KI2]-1)/5" office:value-type="float" office:value="36781">
            <text:p>36781</text:p>
          </table:table-cell>
          <table:table-cell table:formula="of:=([.KJ2]-1)/5" office:value-type="float" office:value="36906">
            <text:p>36906</text:p>
          </table:table-cell>
          <table:table-cell table:formula="of:=([.KK2]-1)/5" office:value-type="float" office:value="37031">
            <text:p>37031</text:p>
          </table:table-cell>
          <table:table-cell table:formula="of:=([.KL2]-1)/5" office:value-type="float" office:value="37156">
            <text:p>37156</text:p>
          </table:table-cell>
          <table:table-cell table:formula="of:=([.KM2]-1)/5" office:value-type="float" office:value="37281">
            <text:p>37281</text:p>
          </table:table-cell>
          <table:table-cell table:formula="of:=([.KN2]-1)/5" office:value-type="float" office:value="37406">
            <text:p>37406</text:p>
          </table:table-cell>
          <table:table-cell table:formula="of:=([.KO2]-1)/5" office:value-type="float" office:value="37531">
            <text:p>37531</text:p>
          </table:table-cell>
          <table:table-cell table:formula="of:=([.KP2]-1)/5" office:value-type="float" office:value="37656">
            <text:p>37656</text:p>
          </table:table-cell>
          <table:table-cell table:formula="of:=([.KQ2]-1)/5" office:value-type="float" office:value="37781">
            <text:p>37781</text:p>
          </table:table-cell>
          <table:table-cell table:formula="of:=([.KR2]-1)/5" office:value-type="float" office:value="37906">
            <text:p>37906</text:p>
          </table:table-cell>
          <table:table-cell table:formula="of:=([.KS2]-1)/5" office:value-type="float" office:value="38031">
            <text:p>38031</text:p>
          </table:table-cell>
          <table:table-cell table:formula="of:=([.KT2]-1)/5" office:value-type="float" office:value="38156">
            <text:p>38156</text:p>
          </table:table-cell>
          <table:table-cell table:formula="of:=([.KU2]-1)/5" office:value-type="float" office:value="38281">
            <text:p>38281</text:p>
          </table:table-cell>
          <table:table-cell table:formula="of:=([.KV2]-1)/5" office:value-type="float" office:value="38406">
            <text:p>38406</text:p>
          </table:table-cell>
          <table:table-cell table:formula="of:=([.KW2]-1)/5" office:value-type="float" office:value="38531">
            <text:p>38531</text:p>
          </table:table-cell>
          <table:table-cell table:formula="of:=([.KX2]-1)/5" office:value-type="float" office:value="38656">
            <text:p>38656</text:p>
          </table:table-cell>
          <table:table-cell table:formula="of:=([.KY2]-1)/5" office:value-type="float" office:value="38781">
            <text:p>38781</text:p>
          </table:table-cell>
          <table:table-cell table:formula="of:=([.KZ2]-1)/5" office:value-type="float" office:value="38906">
            <text:p>38906</text:p>
          </table:table-cell>
          <table:table-cell table:formula="of:=([.LA2]-1)/5" office:value-type="float" office:value="39031">
            <text:p>39031</text:p>
          </table:table-cell>
          <table:table-cell table:formula="of:=([.LB2]-1)/5" office:value-type="float" office:value="39156">
            <text:p>39156</text:p>
          </table:table-cell>
          <table:table-cell table:formula="of:=([.LC2]-1)/5" office:value-type="float" office:value="39281">
            <text:p>39281</text:p>
          </table:table-cell>
          <table:table-cell table:formula="of:=([.LD2]-1)/5" office:value-type="float" office:value="39406">
            <text:p>39406</text:p>
          </table:table-cell>
          <table:table-cell table:formula="of:=([.LE2]-1)/5" office:value-type="float" office:value="39531">
            <text:p>39531</text:p>
          </table:table-cell>
          <table:table-cell table:formula="of:=([.LF2]-1)/5" office:value-type="float" office:value="39656">
            <text:p>39656</text:p>
          </table:table-cell>
          <table:table-cell table:formula="of:=([.LG2]-1)/5" office:value-type="float" office:value="39781">
            <text:p>39781</text:p>
          </table:table-cell>
          <table:table-cell table:formula="of:=([.LH2]-1)/5" office:value-type="float" office:value="39906">
            <text:p>39906</text:p>
          </table:table-cell>
        </table:table-row>
        <table:table-row table:style-name="ro1">
          <table:table-cell table:formula="of:=([.A3]-1)/5" office:value-type="float" office:value="6">
            <text:p>6</text:p>
          </table:table-cell>
          <table:table-cell table:formula="of:=([.B3]-1)/5" office:value-type="float" office:value="31">
            <text:p>31</text:p>
          </table:table-cell>
          <table:table-cell table:formula="of:=([.C3]-1)/5" office:value-type="float" office:value="56">
            <text:p>56</text:p>
          </table:table-cell>
          <table:table-cell table:formula="of:=([.D3]-1)/5" office:value-type="float" office:value="81">
            <text:p>81</text:p>
          </table:table-cell>
          <table:table-cell table:formula="of:=([.E3]-1)/5" office:value-type="float" office:value="106">
            <text:p>106</text:p>
          </table:table-cell>
          <table:table-cell table:formula="of:=([.F3]-1)/5" office:value-type="float" office:value="131">
            <text:p>131</text:p>
          </table:table-cell>
          <table:table-cell table:formula="of:=([.G3]-1)/5" office:value-type="float" office:value="156">
            <text:p>156</text:p>
          </table:table-cell>
          <table:table-cell table:formula="of:=([.H3]-1)/5" office:value-type="float" office:value="181">
            <text:p>181</text:p>
          </table:table-cell>
          <table:table-cell table:formula="of:=([.I3]-1)/5" office:value-type="float" office:value="206">
            <text:p>206</text:p>
          </table:table-cell>
          <table:table-cell table:formula="of:=([.J3]-1)/5" office:value-type="float" office:value="231">
            <text:p>231</text:p>
          </table:table-cell>
          <table:table-cell table:formula="of:=([.K3]-1)/5" office:value-type="float" office:value="256">
            <text:p>256</text:p>
          </table:table-cell>
          <table:table-cell table:formula="of:=([.L3]-1)/5" office:value-type="float" office:value="281">
            <text:p>281</text:p>
          </table:table-cell>
          <table:table-cell table:formula="of:=([.M3]-1)/5" office:value-type="float" office:value="306">
            <text:p>306</text:p>
          </table:table-cell>
          <table:table-cell table:formula="of:=([.N3]-1)/5" office:value-type="float" office:value="331">
            <text:p>331</text:p>
          </table:table-cell>
          <table:table-cell table:formula="of:=([.O3]-1)/5" office:value-type="float" office:value="356">
            <text:p>356</text:p>
          </table:table-cell>
          <table:table-cell table:formula="of:=([.P3]-1)/5" office:value-type="float" office:value="381">
            <text:p>381</text:p>
          </table:table-cell>
          <table:table-cell table:formula="of:=([.Q3]-1)/5" office:value-type="float" office:value="406">
            <text:p>406</text:p>
          </table:table-cell>
          <table:table-cell table:formula="of:=([.R3]-1)/5" office:value-type="float" office:value="431">
            <text:p>431</text:p>
          </table:table-cell>
          <table:table-cell table:formula="of:=([.S3]-1)/5" office:value-type="float" office:value="456">
            <text:p>456</text:p>
          </table:table-cell>
          <table:table-cell table:formula="of:=([.T3]-1)/5" office:value-type="float" office:value="481">
            <text:p>481</text:p>
          </table:table-cell>
          <table:table-cell table:formula="of:=([.U3]-1)/5" office:value-type="float" office:value="506">
            <text:p>506</text:p>
          </table:table-cell>
          <table:table-cell table:formula="of:=([.V3]-1)/5" office:value-type="float" office:value="531">
            <text:p>531</text:p>
          </table:table-cell>
          <table:table-cell table:formula="of:=([.W3]-1)/5" office:value-type="float" office:value="556">
            <text:p>556</text:p>
          </table:table-cell>
          <table:table-cell table:formula="of:=([.X3]-1)/5" office:value-type="float" office:value="581">
            <text:p>581</text:p>
          </table:table-cell>
          <table:table-cell table:formula="of:=([.Y3]-1)/5" office:value-type="float" office:value="606">
            <text:p>606</text:p>
          </table:table-cell>
          <table:table-cell table:formula="of:=([.Z3]-1)/5" office:value-type="float" office:value="631">
            <text:p>631</text:p>
          </table:table-cell>
          <table:table-cell table:formula="of:=([.AA3]-1)/5" office:value-type="float" office:value="656">
            <text:p>656</text:p>
          </table:table-cell>
          <table:table-cell table:formula="of:=([.AB3]-1)/5" office:value-type="float" office:value="681">
            <text:p>681</text:p>
          </table:table-cell>
          <table:table-cell table:formula="of:=([.AC3]-1)/5" office:value-type="float" office:value="706">
            <text:p>706</text:p>
          </table:table-cell>
          <table:table-cell table:formula="of:=([.AD3]-1)/5" office:value-type="float" office:value="731">
            <text:p>731</text:p>
          </table:table-cell>
          <table:table-cell table:formula="of:=([.AE3]-1)/5" office:value-type="float" office:value="756">
            <text:p>756</text:p>
          </table:table-cell>
          <table:table-cell table:formula="of:=([.AF3]-1)/5" office:value-type="float" office:value="781">
            <text:p>781</text:p>
          </table:table-cell>
          <table:table-cell table:formula="of:=([.AG3]-1)/5" office:value-type="float" office:value="806">
            <text:p>806</text:p>
          </table:table-cell>
          <table:table-cell table:formula="of:=([.AH3]-1)/5" office:value-type="float" office:value="831">
            <text:p>831</text:p>
          </table:table-cell>
          <table:table-cell table:formula="of:=([.AI3]-1)/5" office:value-type="float" office:value="856">
            <text:p>856</text:p>
          </table:table-cell>
          <table:table-cell table:formula="of:=([.AJ3]-1)/5" office:value-type="float" office:value="881">
            <text:p>881</text:p>
          </table:table-cell>
          <table:table-cell table:formula="of:=([.AK3]-1)/5" office:value-type="float" office:value="906">
            <text:p>906</text:p>
          </table:table-cell>
          <table:table-cell table:formula="of:=([.AL3]-1)/5" office:value-type="float" office:value="931">
            <text:p>931</text:p>
          </table:table-cell>
          <table:table-cell table:formula="of:=([.AM3]-1)/5" office:value-type="float" office:value="956">
            <text:p>956</text:p>
          </table:table-cell>
          <table:table-cell table:formula="of:=([.AN3]-1)/5" office:value-type="float" office:value="981">
            <text:p>981</text:p>
          </table:table-cell>
          <table:table-cell table:formula="of:=([.AO3]-1)/5" office:value-type="float" office:value="1006">
            <text:p>1006</text:p>
          </table:table-cell>
          <table:table-cell table:formula="of:=([.AP3]-1)/5" office:value-type="float" office:value="1031">
            <text:p>1031</text:p>
          </table:table-cell>
          <table:table-cell table:formula="of:=([.AQ3]-1)/5" office:value-type="float" office:value="1056">
            <text:p>1056</text:p>
          </table:table-cell>
          <table:table-cell table:formula="of:=([.AR3]-1)/5" office:value-type="float" office:value="1081">
            <text:p>1081</text:p>
          </table:table-cell>
          <table:table-cell table:formula="of:=([.AS3]-1)/5" office:value-type="float" office:value="1106">
            <text:p>1106</text:p>
          </table:table-cell>
          <table:table-cell table:formula="of:=([.AT3]-1)/5" office:value-type="float" office:value="1131">
            <text:p>1131</text:p>
          </table:table-cell>
          <table:table-cell table:formula="of:=([.AU3]-1)/5" office:value-type="float" office:value="1156">
            <text:p>1156</text:p>
          </table:table-cell>
          <table:table-cell table:formula="of:=([.AV3]-1)/5" office:value-type="float" office:value="1181">
            <text:p>1181</text:p>
          </table:table-cell>
          <table:table-cell table:formula="of:=([.AW3]-1)/5" office:value-type="float" office:value="1206">
            <text:p>1206</text:p>
          </table:table-cell>
          <table:table-cell table:formula="of:=([.AX3]-1)/5" office:value-type="float" office:value="1231">
            <text:p>1231</text:p>
          </table:table-cell>
          <table:table-cell table:formula="of:=([.AY3]-1)/5" office:value-type="float" office:value="1256">
            <text:p>1256</text:p>
          </table:table-cell>
          <table:table-cell table:formula="of:=([.AZ3]-1)/5" office:value-type="float" office:value="1281">
            <text:p>1281</text:p>
          </table:table-cell>
          <table:table-cell table:formula="of:=([.BA3]-1)/5" office:value-type="float" office:value="1306">
            <text:p>1306</text:p>
          </table:table-cell>
          <table:table-cell table:formula="of:=([.BB3]-1)/5" office:value-type="float" office:value="1331">
            <text:p>1331</text:p>
          </table:table-cell>
          <table:table-cell table:formula="of:=([.BC3]-1)/5" office:value-type="float" office:value="1356">
            <text:p>1356</text:p>
          </table:table-cell>
          <table:table-cell table:formula="of:=([.BD3]-1)/5" office:value-type="float" office:value="1381">
            <text:p>1381</text:p>
          </table:table-cell>
          <table:table-cell table:formula="of:=([.BE3]-1)/5" office:value-type="float" office:value="1406">
            <text:p>1406</text:p>
          </table:table-cell>
          <table:table-cell table:formula="of:=([.BF3]-1)/5" office:value-type="float" office:value="1431">
            <text:p>1431</text:p>
          </table:table-cell>
          <table:table-cell table:formula="of:=([.BG3]-1)/5" office:value-type="float" office:value="1456">
            <text:p>1456</text:p>
          </table:table-cell>
          <table:table-cell table:formula="of:=([.BH3]-1)/5" office:value-type="float" office:value="1481">
            <text:p>1481</text:p>
          </table:table-cell>
          <table:table-cell table:formula="of:=([.BI3]-1)/5" office:value-type="float" office:value="1506">
            <text:p>1506</text:p>
          </table:table-cell>
          <table:table-cell table:formula="of:=([.BJ3]-1)/5" office:value-type="float" office:value="1531">
            <text:p>1531</text:p>
          </table:table-cell>
          <table:table-cell table:formula="of:=([.BK3]-1)/5" office:value-type="float" office:value="1556">
            <text:p>1556</text:p>
          </table:table-cell>
          <table:table-cell table:formula="of:=([.BL3]-1)/5" office:value-type="float" office:value="1581">
            <text:p>1581</text:p>
          </table:table-cell>
          <table:table-cell table:formula="of:=([.BM3]-1)/5" office:value-type="float" office:value="1606">
            <text:p>1606</text:p>
          </table:table-cell>
          <table:table-cell table:formula="of:=([.BN3]-1)/5" office:value-type="float" office:value="1631">
            <text:p>1631</text:p>
          </table:table-cell>
          <table:table-cell table:formula="of:=([.BO3]-1)/5" office:value-type="float" office:value="1656">
            <text:p>1656</text:p>
          </table:table-cell>
          <table:table-cell table:formula="of:=([.BP3]-1)/5" office:value-type="float" office:value="1681">
            <text:p>1681</text:p>
          </table:table-cell>
          <table:table-cell table:formula="of:=([.BQ3]-1)/5" office:value-type="float" office:value="1706">
            <text:p>1706</text:p>
          </table:table-cell>
          <table:table-cell table:formula="of:=([.BR3]-1)/5" office:value-type="float" office:value="1731">
            <text:p>1731</text:p>
          </table:table-cell>
          <table:table-cell table:formula="of:=([.BS3]-1)/5" office:value-type="float" office:value="1756">
            <text:p>1756</text:p>
          </table:table-cell>
          <table:table-cell table:formula="of:=([.BT3]-1)/5" office:value-type="float" office:value="1781">
            <text:p>1781</text:p>
          </table:table-cell>
          <table:table-cell table:formula="of:=([.BU3]-1)/5" office:value-type="float" office:value="1806">
            <text:p>1806</text:p>
          </table:table-cell>
          <table:table-cell table:formula="of:=([.BV3]-1)/5" office:value-type="float" office:value="1831">
            <text:p>1831</text:p>
          </table:table-cell>
          <table:table-cell table:formula="of:=([.BW3]-1)/5" office:value-type="float" office:value="1856">
            <text:p>1856</text:p>
          </table:table-cell>
          <table:table-cell table:formula="of:=([.BX3]-1)/5" office:value-type="float" office:value="1881">
            <text:p>1881</text:p>
          </table:table-cell>
          <table:table-cell table:formula="of:=([.BY3]-1)/5" office:value-type="float" office:value="1906">
            <text:p>1906</text:p>
          </table:table-cell>
          <table:table-cell table:formula="of:=([.BZ3]-1)/5" office:value-type="float" office:value="1931">
            <text:p>1931</text:p>
          </table:table-cell>
          <table:table-cell table:formula="of:=([.CA3]-1)/5" office:value-type="float" office:value="1956">
            <text:p>1956</text:p>
          </table:table-cell>
          <table:table-cell table:formula="of:=([.CB3]-1)/5" office:value-type="float" office:value="1981">
            <text:p>1981</text:p>
          </table:table-cell>
          <table:table-cell table:formula="of:=([.CC3]-1)/5" office:value-type="float" office:value="2006">
            <text:p>2006</text:p>
          </table:table-cell>
          <table:table-cell table:formula="of:=([.CD3]-1)/5" office:value-type="float" office:value="2031">
            <text:p>2031</text:p>
          </table:table-cell>
          <table:table-cell table:formula="of:=([.CE3]-1)/5" office:value-type="float" office:value="2056">
            <text:p>2056</text:p>
          </table:table-cell>
          <table:table-cell table:formula="of:=([.CF3]-1)/5" office:value-type="float" office:value="2081">
            <text:p>2081</text:p>
          </table:table-cell>
          <table:table-cell table:formula="of:=([.CG3]-1)/5" office:value-type="float" office:value="2106">
            <text:p>2106</text:p>
          </table:table-cell>
          <table:table-cell table:formula="of:=([.CH3]-1)/5" office:value-type="float" office:value="2131">
            <text:p>2131</text:p>
          </table:table-cell>
          <table:table-cell table:formula="of:=([.CI3]-1)/5" office:value-type="float" office:value="2156">
            <text:p>2156</text:p>
          </table:table-cell>
          <table:table-cell table:formula="of:=([.CJ3]-1)/5" office:value-type="float" office:value="2181">
            <text:p>2181</text:p>
          </table:table-cell>
          <table:table-cell table:formula="of:=([.CK3]-1)/5" office:value-type="float" office:value="2206">
            <text:p>2206</text:p>
          </table:table-cell>
          <table:table-cell table:formula="of:=([.CL3]-1)/5" office:value-type="float" office:value="2231">
            <text:p>2231</text:p>
          </table:table-cell>
          <table:table-cell table:formula="of:=([.CM3]-1)/5" office:value-type="float" office:value="2256">
            <text:p>2256</text:p>
          </table:table-cell>
          <table:table-cell table:formula="of:=([.CN3]-1)/5" office:value-type="float" office:value="2281">
            <text:p>2281</text:p>
          </table:table-cell>
          <table:table-cell table:formula="of:=([.CO3]-1)/5" office:value-type="float" office:value="2306">
            <text:p>2306</text:p>
          </table:table-cell>
          <table:table-cell table:formula="of:=([.CP3]-1)/5" office:value-type="float" office:value="2331">
            <text:p>2331</text:p>
          </table:table-cell>
          <table:table-cell table:formula="of:=([.CQ3]-1)/5" office:value-type="float" office:value="2356">
            <text:p>2356</text:p>
          </table:table-cell>
          <table:table-cell table:formula="of:=([.CR3]-1)/5" office:value-type="float" office:value="2381">
            <text:p>2381</text:p>
          </table:table-cell>
          <table:table-cell table:formula="of:=([.CS3]-1)/5" office:value-type="float" office:value="2406">
            <text:p>2406</text:p>
          </table:table-cell>
          <table:table-cell table:formula="of:=([.CT3]-1)/5" office:value-type="float" office:value="2431">
            <text:p>2431</text:p>
          </table:table-cell>
          <table:table-cell table:formula="of:=([.CU3]-1)/5" office:value-type="float" office:value="2456">
            <text:p>2456</text:p>
          </table:table-cell>
          <table:table-cell table:formula="of:=([.CV3]-1)/5" office:value-type="float" office:value="2481">
            <text:p>2481</text:p>
          </table:table-cell>
          <table:table-cell table:formula="of:=([.CW3]-1)/5" office:value-type="float" office:value="2506">
            <text:p>2506</text:p>
          </table:table-cell>
          <table:table-cell table:formula="of:=([.CX3]-1)/5" office:value-type="float" office:value="2531">
            <text:p>2531</text:p>
          </table:table-cell>
          <table:table-cell table:formula="of:=([.CY3]-1)/5" office:value-type="float" office:value="2556">
            <text:p>2556</text:p>
          </table:table-cell>
          <table:table-cell table:formula="of:=([.CZ3]-1)/5" office:value-type="float" office:value="2581">
            <text:p>2581</text:p>
          </table:table-cell>
          <table:table-cell table:formula="of:=([.DA3]-1)/5" office:value-type="float" office:value="2606">
            <text:p>2606</text:p>
          </table:table-cell>
          <table:table-cell table:formula="of:=([.DB3]-1)/5" office:value-type="float" office:value="2631">
            <text:p>2631</text:p>
          </table:table-cell>
          <table:table-cell table:formula="of:=([.DC3]-1)/5" office:value-type="float" office:value="2656">
            <text:p>2656</text:p>
          </table:table-cell>
          <table:table-cell table:formula="of:=([.DD3]-1)/5" office:value-type="float" office:value="2681">
            <text:p>2681</text:p>
          </table:table-cell>
          <table:table-cell table:formula="of:=([.DE3]-1)/5" office:value-type="float" office:value="2706">
            <text:p>2706</text:p>
          </table:table-cell>
          <table:table-cell table:formula="of:=([.DF3]-1)/5" office:value-type="float" office:value="2731">
            <text:p>2731</text:p>
          </table:table-cell>
          <table:table-cell table:formula="of:=([.DG3]-1)/5" office:value-type="float" office:value="2756">
            <text:p>2756</text:p>
          </table:table-cell>
          <table:table-cell table:formula="of:=([.DH3]-1)/5" office:value-type="float" office:value="2781">
            <text:p>2781</text:p>
          </table:table-cell>
          <table:table-cell table:formula="of:=([.DI3]-1)/5" office:value-type="float" office:value="2806">
            <text:p>2806</text:p>
          </table:table-cell>
          <table:table-cell table:formula="of:=([.DJ3]-1)/5" office:value-type="float" office:value="2831">
            <text:p>2831</text:p>
          </table:table-cell>
          <table:table-cell table:formula="of:=([.DK3]-1)/5" office:value-type="float" office:value="2856">
            <text:p>2856</text:p>
          </table:table-cell>
          <table:table-cell table:formula="of:=([.DL3]-1)/5" office:value-type="float" office:value="2881">
            <text:p>2881</text:p>
          </table:table-cell>
          <table:table-cell table:formula="of:=([.DM3]-1)/5" office:value-type="float" office:value="2906">
            <text:p>2906</text:p>
          </table:table-cell>
          <table:table-cell table:formula="of:=([.DN3]-1)/5" office:value-type="float" office:value="2931">
            <text:p>2931</text:p>
          </table:table-cell>
          <table:table-cell table:formula="of:=([.DO3]-1)/5" office:value-type="float" office:value="2956">
            <text:p>2956</text:p>
          </table:table-cell>
          <table:table-cell table:formula="of:=([.DP3]-1)/5" office:value-type="float" office:value="2981">
            <text:p>2981</text:p>
          </table:table-cell>
          <table:table-cell table:formula="of:=([.DQ3]-1)/5" office:value-type="float" office:value="3006">
            <text:p>3006</text:p>
          </table:table-cell>
          <table:table-cell table:formula="of:=([.DR3]-1)/5" office:value-type="float" office:value="3031">
            <text:p>3031</text:p>
          </table:table-cell>
          <table:table-cell table:formula="of:=([.DS3]-1)/5" office:value-type="float" office:value="3056">
            <text:p>3056</text:p>
          </table:table-cell>
          <table:table-cell table:formula="of:=([.DT3]-1)/5" office:value-type="float" office:value="3081">
            <text:p>3081</text:p>
          </table:table-cell>
          <table:table-cell table:formula="of:=([.DU3]-1)/5" office:value-type="float" office:value="3106">
            <text:p>3106</text:p>
          </table:table-cell>
          <table:table-cell table:formula="of:=([.DV3]-1)/5" office:value-type="float" office:value="3131">
            <text:p>3131</text:p>
          </table:table-cell>
          <table:table-cell table:formula="of:=([.DW3]-1)/5" office:value-type="float" office:value="3156">
            <text:p>3156</text:p>
          </table:table-cell>
          <table:table-cell table:formula="of:=([.DX3]-1)/5" office:value-type="float" office:value="3181">
            <text:p>3181</text:p>
          </table:table-cell>
          <table:table-cell table:formula="of:=([.DY3]-1)/5" office:value-type="float" office:value="3206">
            <text:p>3206</text:p>
          </table:table-cell>
          <table:table-cell table:formula="of:=([.DZ3]-1)/5" office:value-type="float" office:value="3231">
            <text:p>3231</text:p>
          </table:table-cell>
          <table:table-cell table:formula="of:=([.EA3]-1)/5" office:value-type="float" office:value="3256">
            <text:p>3256</text:p>
          </table:table-cell>
          <table:table-cell table:formula="of:=([.EB3]-1)/5" office:value-type="float" office:value="3281">
            <text:p>3281</text:p>
          </table:table-cell>
          <table:table-cell table:formula="of:=([.EC3]-1)/5" office:value-type="float" office:value="3306">
            <text:p>3306</text:p>
          </table:table-cell>
          <table:table-cell table:formula="of:=([.ED3]-1)/5" office:value-type="float" office:value="3331">
            <text:p>3331</text:p>
          </table:table-cell>
          <table:table-cell table:formula="of:=([.EE3]-1)/5" office:value-type="float" office:value="3356">
            <text:p>3356</text:p>
          </table:table-cell>
          <table:table-cell table:formula="of:=([.EF3]-1)/5" office:value-type="float" office:value="3381">
            <text:p>3381</text:p>
          </table:table-cell>
          <table:table-cell table:formula="of:=([.EG3]-1)/5" office:value-type="float" office:value="3406">
            <text:p>3406</text:p>
          </table:table-cell>
          <table:table-cell table:formula="of:=([.EH3]-1)/5" office:value-type="float" office:value="3431">
            <text:p>3431</text:p>
          </table:table-cell>
          <table:table-cell table:formula="of:=([.EI3]-1)/5" office:value-type="float" office:value="3456">
            <text:p>3456</text:p>
          </table:table-cell>
          <table:table-cell table:formula="of:=([.EJ3]-1)/5" office:value-type="float" office:value="3481">
            <text:p>3481</text:p>
          </table:table-cell>
          <table:table-cell table:formula="of:=([.EK3]-1)/5" office:value-type="float" office:value="3506">
            <text:p>3506</text:p>
          </table:table-cell>
          <table:table-cell table:formula="of:=([.EL3]-1)/5" office:value-type="float" office:value="3531">
            <text:p>3531</text:p>
          </table:table-cell>
          <table:table-cell table:formula="of:=([.EM3]-1)/5" office:value-type="float" office:value="3556">
            <text:p>3556</text:p>
          </table:table-cell>
          <table:table-cell table:formula="of:=([.EN3]-1)/5" office:value-type="float" office:value="3581">
            <text:p>3581</text:p>
          </table:table-cell>
          <table:table-cell table:formula="of:=([.EO3]-1)/5" office:value-type="float" office:value="3606">
            <text:p>3606</text:p>
          </table:table-cell>
          <table:table-cell table:formula="of:=([.EP3]-1)/5" office:value-type="float" office:value="3631">
            <text:p>3631</text:p>
          </table:table-cell>
          <table:table-cell table:formula="of:=([.EQ3]-1)/5" office:value-type="float" office:value="3656">
            <text:p>3656</text:p>
          </table:table-cell>
          <table:table-cell table:formula="of:=([.ER3]-1)/5" office:value-type="float" office:value="3681">
            <text:p>3681</text:p>
          </table:table-cell>
          <table:table-cell table:formula="of:=([.ES3]-1)/5" office:value-type="float" office:value="3706">
            <text:p>3706</text:p>
          </table:table-cell>
          <table:table-cell table:formula="of:=([.ET3]-1)/5" office:value-type="float" office:value="3731">
            <text:p>3731</text:p>
          </table:table-cell>
          <table:table-cell table:formula="of:=([.EU3]-1)/5" office:value-type="float" office:value="3756">
            <text:p>3756</text:p>
          </table:table-cell>
          <table:table-cell table:formula="of:=([.EV3]-1)/5" office:value-type="float" office:value="3781">
            <text:p>3781</text:p>
          </table:table-cell>
          <table:table-cell table:formula="of:=([.EW3]-1)/5" office:value-type="float" office:value="3806">
            <text:p>3806</text:p>
          </table:table-cell>
          <table:table-cell table:formula="of:=([.EX3]-1)/5" office:value-type="float" office:value="3831">
            <text:p>3831</text:p>
          </table:table-cell>
          <table:table-cell table:formula="of:=([.EY3]-1)/5" office:value-type="float" office:value="3856">
            <text:p>3856</text:p>
          </table:table-cell>
          <table:table-cell table:formula="of:=([.EZ3]-1)/5" office:value-type="float" office:value="3881">
            <text:p>3881</text:p>
          </table:table-cell>
          <table:table-cell table:formula="of:=([.FA3]-1)/5" office:value-type="float" office:value="3906">
            <text:p>3906</text:p>
          </table:table-cell>
          <table:table-cell table:formula="of:=([.FB3]-1)/5" office:value-type="float" office:value="3931">
            <text:p>3931</text:p>
          </table:table-cell>
          <table:table-cell table:formula="of:=([.FC3]-1)/5" office:value-type="float" office:value="3956">
            <text:p>3956</text:p>
          </table:table-cell>
          <table:table-cell table:formula="of:=([.FD3]-1)/5" office:value-type="float" office:value="3981">
            <text:p>3981</text:p>
          </table:table-cell>
          <table:table-cell table:formula="of:=([.FE3]-1)/5" office:value-type="float" office:value="4006">
            <text:p>4006</text:p>
          </table:table-cell>
          <table:table-cell table:formula="of:=([.FF3]-1)/5" office:value-type="float" office:value="4031">
            <text:p>4031</text:p>
          </table:table-cell>
          <table:table-cell table:formula="of:=([.FG3]-1)/5" office:value-type="float" office:value="4056">
            <text:p>4056</text:p>
          </table:table-cell>
          <table:table-cell table:formula="of:=([.FH3]-1)/5" office:value-type="float" office:value="4081">
            <text:p>4081</text:p>
          </table:table-cell>
          <table:table-cell table:formula="of:=([.FI3]-1)/5" office:value-type="float" office:value="4106">
            <text:p>4106</text:p>
          </table:table-cell>
          <table:table-cell table:formula="of:=([.FJ3]-1)/5" office:value-type="float" office:value="4131">
            <text:p>4131</text:p>
          </table:table-cell>
          <table:table-cell table:formula="of:=([.FK3]-1)/5" office:value-type="float" office:value="4156">
            <text:p>4156</text:p>
          </table:table-cell>
          <table:table-cell table:formula="of:=([.FL3]-1)/5" office:value-type="float" office:value="4181">
            <text:p>4181</text:p>
          </table:table-cell>
          <table:table-cell table:formula="of:=([.FM3]-1)/5" office:value-type="float" office:value="4206">
            <text:p>4206</text:p>
          </table:table-cell>
          <table:table-cell table:formula="of:=([.FN3]-1)/5" office:value-type="float" office:value="4231">
            <text:p>4231</text:p>
          </table:table-cell>
          <table:table-cell table:formula="of:=([.FO3]-1)/5" office:value-type="float" office:value="4256">
            <text:p>4256</text:p>
          </table:table-cell>
          <table:table-cell table:formula="of:=([.FP3]-1)/5" office:value-type="float" office:value="4281">
            <text:p>4281</text:p>
          </table:table-cell>
          <table:table-cell table:formula="of:=([.FQ3]-1)/5" office:value-type="float" office:value="4306">
            <text:p>4306</text:p>
          </table:table-cell>
          <table:table-cell table:formula="of:=([.FR3]-1)/5" office:value-type="float" office:value="4331">
            <text:p>4331</text:p>
          </table:table-cell>
          <table:table-cell table:formula="of:=([.FS3]-1)/5" office:value-type="float" office:value="4356">
            <text:p>4356</text:p>
          </table:table-cell>
          <table:table-cell table:formula="of:=([.FT3]-1)/5" office:value-type="float" office:value="4381">
            <text:p>4381</text:p>
          </table:table-cell>
          <table:table-cell table:formula="of:=([.FU3]-1)/5" office:value-type="float" office:value="4406">
            <text:p>4406</text:p>
          </table:table-cell>
          <table:table-cell table:formula="of:=([.FV3]-1)/5" office:value-type="float" office:value="4431">
            <text:p>4431</text:p>
          </table:table-cell>
          <table:table-cell table:formula="of:=([.FW3]-1)/5" office:value-type="float" office:value="4456">
            <text:p>4456</text:p>
          </table:table-cell>
          <table:table-cell table:formula="of:=([.FX3]-1)/5" office:value-type="float" office:value="4481">
            <text:p>4481</text:p>
          </table:table-cell>
          <table:table-cell table:formula="of:=([.FY3]-1)/5" office:value-type="float" office:value="4506">
            <text:p>4506</text:p>
          </table:table-cell>
          <table:table-cell table:formula="of:=([.FZ3]-1)/5" office:value-type="float" office:value="4531">
            <text:p>4531</text:p>
          </table:table-cell>
          <table:table-cell table:formula="of:=([.GA3]-1)/5" office:value-type="float" office:value="4556">
            <text:p>4556</text:p>
          </table:table-cell>
          <table:table-cell table:formula="of:=([.GB3]-1)/5" office:value-type="float" office:value="4581">
            <text:p>4581</text:p>
          </table:table-cell>
          <table:table-cell table:formula="of:=([.GC3]-1)/5" office:value-type="float" office:value="4606">
            <text:p>4606</text:p>
          </table:table-cell>
          <table:table-cell table:formula="of:=([.GD3]-1)/5" office:value-type="float" office:value="4631">
            <text:p>4631</text:p>
          </table:table-cell>
          <table:table-cell table:formula="of:=([.GE3]-1)/5" office:value-type="float" office:value="4656">
            <text:p>4656</text:p>
          </table:table-cell>
          <table:table-cell table:formula="of:=([.GF3]-1)/5" office:value-type="float" office:value="4681">
            <text:p>4681</text:p>
          </table:table-cell>
          <table:table-cell table:formula="of:=([.GG3]-1)/5" office:value-type="float" office:value="4706">
            <text:p>4706</text:p>
          </table:table-cell>
          <table:table-cell table:formula="of:=([.GH3]-1)/5" office:value-type="float" office:value="4731">
            <text:p>4731</text:p>
          </table:table-cell>
          <table:table-cell table:formula="of:=([.GI3]-1)/5" office:value-type="float" office:value="4756">
            <text:p>4756</text:p>
          </table:table-cell>
          <table:table-cell table:formula="of:=([.GJ3]-1)/5" office:value-type="float" office:value="4781">
            <text:p>4781</text:p>
          </table:table-cell>
          <table:table-cell table:formula="of:=([.GK3]-1)/5" office:value-type="float" office:value="4806">
            <text:p>4806</text:p>
          </table:table-cell>
          <table:table-cell table:formula="of:=([.GL3]-1)/5" office:value-type="float" office:value="4831">
            <text:p>4831</text:p>
          </table:table-cell>
          <table:table-cell table:formula="of:=([.GM3]-1)/5" office:value-type="float" office:value="4856">
            <text:p>4856</text:p>
          </table:table-cell>
          <table:table-cell table:formula="of:=([.GN3]-1)/5" office:value-type="float" office:value="4881">
            <text:p>4881</text:p>
          </table:table-cell>
          <table:table-cell table:formula="of:=([.GO3]-1)/5" office:value-type="float" office:value="4906">
            <text:p>4906</text:p>
          </table:table-cell>
          <table:table-cell table:formula="of:=([.GP3]-1)/5" office:value-type="float" office:value="4931">
            <text:p>4931</text:p>
          </table:table-cell>
          <table:table-cell table:formula="of:=([.GQ3]-1)/5" office:value-type="float" office:value="4956">
            <text:p>4956</text:p>
          </table:table-cell>
          <table:table-cell table:formula="of:=([.GR3]-1)/5" office:value-type="float" office:value="4981">
            <text:p>4981</text:p>
          </table:table-cell>
          <table:table-cell table:formula="of:=([.GS3]-1)/5" office:value-type="float" office:value="5006">
            <text:p>5006</text:p>
          </table:table-cell>
          <table:table-cell table:formula="of:=([.GT3]-1)/5" office:value-type="float" office:value="5031">
            <text:p>5031</text:p>
          </table:table-cell>
          <table:table-cell table:formula="of:=([.GU3]-1)/5" office:value-type="float" office:value="5056">
            <text:p>5056</text:p>
          </table:table-cell>
          <table:table-cell table:formula="of:=([.GV3]-1)/5" office:value-type="float" office:value="5081">
            <text:p>5081</text:p>
          </table:table-cell>
          <table:table-cell table:formula="of:=([.GW3]-1)/5" office:value-type="float" office:value="5106">
            <text:p>5106</text:p>
          </table:table-cell>
          <table:table-cell table:formula="of:=([.GX3]-1)/5" office:value-type="float" office:value="5131">
            <text:p>5131</text:p>
          </table:table-cell>
          <table:table-cell table:formula="of:=([.GY3]-1)/5" office:value-type="float" office:value="5156">
            <text:p>5156</text:p>
          </table:table-cell>
          <table:table-cell table:formula="of:=([.GZ3]-1)/5" office:value-type="float" office:value="5181">
            <text:p>5181</text:p>
          </table:table-cell>
          <table:table-cell table:formula="of:=([.HA3]-1)/5" office:value-type="float" office:value="5206">
            <text:p>5206</text:p>
          </table:table-cell>
          <table:table-cell table:formula="of:=([.HB3]-1)/5" office:value-type="float" office:value="5231">
            <text:p>5231</text:p>
          </table:table-cell>
          <table:table-cell table:formula="of:=([.HC3]-1)/5" office:value-type="float" office:value="5256">
            <text:p>5256</text:p>
          </table:table-cell>
          <table:table-cell table:formula="of:=([.HD3]-1)/5" office:value-type="float" office:value="5281">
            <text:p>5281</text:p>
          </table:table-cell>
          <table:table-cell table:formula="of:=([.HE3]-1)/5" office:value-type="float" office:value="5306">
            <text:p>5306</text:p>
          </table:table-cell>
          <table:table-cell table:formula="of:=([.HF3]-1)/5" office:value-type="float" office:value="5331">
            <text:p>5331</text:p>
          </table:table-cell>
          <table:table-cell table:formula="of:=([.HG3]-1)/5" office:value-type="float" office:value="5356">
            <text:p>5356</text:p>
          </table:table-cell>
          <table:table-cell table:formula="of:=([.HH3]-1)/5" office:value-type="float" office:value="5381">
            <text:p>5381</text:p>
          </table:table-cell>
          <table:table-cell table:formula="of:=([.HI3]-1)/5" office:value-type="float" office:value="5406">
            <text:p>5406</text:p>
          </table:table-cell>
          <table:table-cell table:formula="of:=([.HJ3]-1)/5" office:value-type="float" office:value="5431">
            <text:p>5431</text:p>
          </table:table-cell>
          <table:table-cell table:formula="of:=([.HK3]-1)/5" office:value-type="float" office:value="5456">
            <text:p>5456</text:p>
          </table:table-cell>
          <table:table-cell table:formula="of:=([.HL3]-1)/5" office:value-type="float" office:value="5481">
            <text:p>5481</text:p>
          </table:table-cell>
          <table:table-cell table:formula="of:=([.HM3]-1)/5" office:value-type="float" office:value="5506">
            <text:p>5506</text:p>
          </table:table-cell>
          <table:table-cell table:formula="of:=([.HN3]-1)/5" office:value-type="float" office:value="5531">
            <text:p>5531</text:p>
          </table:table-cell>
          <table:table-cell table:formula="of:=([.HO3]-1)/5" office:value-type="float" office:value="5556">
            <text:p>5556</text:p>
          </table:table-cell>
          <table:table-cell table:formula="of:=([.HP3]-1)/5" office:value-type="float" office:value="5581">
            <text:p>5581</text:p>
          </table:table-cell>
          <table:table-cell table:formula="of:=([.HQ3]-1)/5" office:value-type="float" office:value="5606">
            <text:p>5606</text:p>
          </table:table-cell>
          <table:table-cell table:formula="of:=([.HR3]-1)/5" office:value-type="float" office:value="5631">
            <text:p>5631</text:p>
          </table:table-cell>
          <table:table-cell table:formula="of:=([.HS3]-1)/5" office:value-type="float" office:value="5656">
            <text:p>5656</text:p>
          </table:table-cell>
          <table:table-cell table:formula="of:=([.HT3]-1)/5" office:value-type="float" office:value="5681">
            <text:p>5681</text:p>
          </table:table-cell>
          <table:table-cell table:formula="of:=([.HU3]-1)/5" office:value-type="float" office:value="5706">
            <text:p>5706</text:p>
          </table:table-cell>
          <table:table-cell table:formula="of:=([.HV3]-1)/5" office:value-type="float" office:value="5731">
            <text:p>5731</text:p>
          </table:table-cell>
          <table:table-cell table:formula="of:=([.HW3]-1)/5" office:value-type="float" office:value="5756">
            <text:p>5756</text:p>
          </table:table-cell>
          <table:table-cell table:formula="of:=([.HX3]-1)/5" office:value-type="float" office:value="5781">
            <text:p>5781</text:p>
          </table:table-cell>
          <table:table-cell table:formula="of:=([.HY3]-1)/5" office:value-type="float" office:value="5806">
            <text:p>5806</text:p>
          </table:table-cell>
          <table:table-cell table:formula="of:=([.HZ3]-1)/5" office:value-type="float" office:value="5831">
            <text:p>5831</text:p>
          </table:table-cell>
          <table:table-cell table:formula="of:=([.IA3]-1)/5" office:value-type="float" office:value="5856">
            <text:p>5856</text:p>
          </table:table-cell>
          <table:table-cell table:formula="of:=([.IB3]-1)/5" office:value-type="float" office:value="5881">
            <text:p>5881</text:p>
          </table:table-cell>
          <table:table-cell table:formula="of:=([.IC3]-1)/5" office:value-type="float" office:value="5906">
            <text:p>5906</text:p>
          </table:table-cell>
          <table:table-cell table:formula="of:=([.ID3]-1)/5" office:value-type="float" office:value="5931">
            <text:p>5931</text:p>
          </table:table-cell>
          <table:table-cell table:formula="of:=([.IE3]-1)/5" office:value-type="float" office:value="5956">
            <text:p>5956</text:p>
          </table:table-cell>
          <table:table-cell table:formula="of:=([.IF3]-1)/5" office:value-type="float" office:value="5981">
            <text:p>5981</text:p>
          </table:table-cell>
          <table:table-cell table:formula="of:=([.IG3]-1)/5" office:value-type="float" office:value="6006">
            <text:p>6006</text:p>
          </table:table-cell>
          <table:table-cell table:formula="of:=([.IH3]-1)/5" office:value-type="float" office:value="6031">
            <text:p>6031</text:p>
          </table:table-cell>
          <table:table-cell table:formula="of:=([.II3]-1)/5" office:value-type="float" office:value="6056">
            <text:p>6056</text:p>
          </table:table-cell>
          <table:table-cell table:formula="of:=([.IJ3]-1)/5" office:value-type="float" office:value="6081">
            <text:p>6081</text:p>
          </table:table-cell>
          <table:table-cell table:formula="of:=([.IK3]-1)/5" office:value-type="float" office:value="6106">
            <text:p>6106</text:p>
          </table:table-cell>
          <table:table-cell table:formula="of:=([.IL3]-1)/5" office:value-type="float" office:value="6131">
            <text:p>6131</text:p>
          </table:table-cell>
          <table:table-cell table:formula="of:=([.IM3]-1)/5" office:value-type="float" office:value="6156">
            <text:p>6156</text:p>
          </table:table-cell>
          <table:table-cell table:formula="of:=([.IN3]-1)/5" office:value-type="float" office:value="6181">
            <text:p>6181</text:p>
          </table:table-cell>
          <table:table-cell table:formula="of:=([.IO3]-1)/5" office:value-type="float" office:value="6206">
            <text:p>6206</text:p>
          </table:table-cell>
          <table:table-cell table:formula="of:=([.IP3]-1)/5" office:value-type="float" office:value="6231">
            <text:p>6231</text:p>
          </table:table-cell>
          <table:table-cell table:formula="of:=([.IQ3]-1)/5" office:value-type="float" office:value="6256">
            <text:p>6256</text:p>
          </table:table-cell>
          <table:table-cell table:formula="of:=([.IR3]-1)/5" office:value-type="float" office:value="6281">
            <text:p>6281</text:p>
          </table:table-cell>
          <table:table-cell table:formula="of:=([.IS3]-1)/5" office:value-type="float" office:value="6306">
            <text:p>6306</text:p>
          </table:table-cell>
          <table:table-cell table:formula="of:=([.IT3]-1)/5" office:value-type="float" office:value="6331">
            <text:p>6331</text:p>
          </table:table-cell>
          <table:table-cell table:formula="of:=([.IU3]-1)/5" office:value-type="float" office:value="6356">
            <text:p>6356</text:p>
          </table:table-cell>
          <table:table-cell table:formula="of:=([.IV3]-1)/5" office:value-type="float" office:value="6381">
            <text:p>6381</text:p>
          </table:table-cell>
          <table:table-cell table:formula="of:=([.IW3]-1)/5" office:value-type="float" office:value="6406">
            <text:p>6406</text:p>
          </table:table-cell>
          <table:table-cell table:formula="of:=([.IX3]-1)/5" office:value-type="float" office:value="6431">
            <text:p>6431</text:p>
          </table:table-cell>
          <table:table-cell table:formula="of:=([.IY3]-1)/5" office:value-type="float" office:value="6456">
            <text:p>6456</text:p>
          </table:table-cell>
          <table:table-cell table:formula="of:=([.IZ3]-1)/5" office:value-type="float" office:value="6481">
            <text:p>6481</text:p>
          </table:table-cell>
          <table:table-cell table:formula="of:=([.JA3]-1)/5" office:value-type="float" office:value="6506">
            <text:p>6506</text:p>
          </table:table-cell>
          <table:table-cell table:formula="of:=([.JB3]-1)/5" office:value-type="float" office:value="6531">
            <text:p>6531</text:p>
          </table:table-cell>
          <table:table-cell table:formula="of:=([.JC3]-1)/5" office:value-type="float" office:value="6556">
            <text:p>6556</text:p>
          </table:table-cell>
          <table:table-cell table:formula="of:=([.JD3]-1)/5" office:value-type="float" office:value="6581">
            <text:p>6581</text:p>
          </table:table-cell>
          <table:table-cell table:formula="of:=([.JE3]-1)/5" office:value-type="float" office:value="6606">
            <text:p>6606</text:p>
          </table:table-cell>
          <table:table-cell table:formula="of:=([.JF3]-1)/5" office:value-type="float" office:value="6631">
            <text:p>6631</text:p>
          </table:table-cell>
          <table:table-cell table:formula="of:=([.JG3]-1)/5" office:value-type="float" office:value="6656">
            <text:p>6656</text:p>
          </table:table-cell>
          <table:table-cell table:formula="of:=([.JH3]-1)/5" office:value-type="float" office:value="6681">
            <text:p>6681</text:p>
          </table:table-cell>
          <table:table-cell table:formula="of:=([.JI3]-1)/5" office:value-type="float" office:value="6706">
            <text:p>6706</text:p>
          </table:table-cell>
          <table:table-cell table:formula="of:=([.JJ3]-1)/5" office:value-type="float" office:value="6731">
            <text:p>6731</text:p>
          </table:table-cell>
          <table:table-cell table:formula="of:=([.JK3]-1)/5" office:value-type="float" office:value="6756">
            <text:p>6756</text:p>
          </table:table-cell>
          <table:table-cell table:formula="of:=([.JL3]-1)/5" office:value-type="float" office:value="6781">
            <text:p>6781</text:p>
          </table:table-cell>
          <table:table-cell table:formula="of:=([.JM3]-1)/5" office:value-type="float" office:value="6806">
            <text:p>6806</text:p>
          </table:table-cell>
          <table:table-cell table:formula="of:=([.JN3]-1)/5" office:value-type="float" office:value="6831">
            <text:p>6831</text:p>
          </table:table-cell>
          <table:table-cell table:formula="of:=([.JO3]-1)/5" office:value-type="float" office:value="6856">
            <text:p>6856</text:p>
          </table:table-cell>
          <table:table-cell table:formula="of:=([.JP3]-1)/5" office:value-type="float" office:value="6881">
            <text:p>6881</text:p>
          </table:table-cell>
          <table:table-cell table:formula="of:=([.JQ3]-1)/5" office:value-type="float" office:value="6906">
            <text:p>6906</text:p>
          </table:table-cell>
          <table:table-cell table:formula="of:=([.JR3]-1)/5" office:value-type="float" office:value="6931">
            <text:p>6931</text:p>
          </table:table-cell>
          <table:table-cell table:formula="of:=([.JS3]-1)/5" office:value-type="float" office:value="6956">
            <text:p>6956</text:p>
          </table:table-cell>
          <table:table-cell table:formula="of:=([.JT3]-1)/5" office:value-type="float" office:value="6981">
            <text:p>6981</text:p>
          </table:table-cell>
          <table:table-cell table:formula="of:=([.JU3]-1)/5" office:value-type="float" office:value="7006">
            <text:p>7006</text:p>
          </table:table-cell>
          <table:table-cell table:formula="of:=([.JV3]-1)/5" office:value-type="float" office:value="7031">
            <text:p>7031</text:p>
          </table:table-cell>
          <table:table-cell table:formula="of:=([.JW3]-1)/5" office:value-type="float" office:value="7056">
            <text:p>7056</text:p>
          </table:table-cell>
          <table:table-cell table:formula="of:=([.JX3]-1)/5" office:value-type="float" office:value="7081">
            <text:p>7081</text:p>
          </table:table-cell>
          <table:table-cell table:formula="of:=([.JY3]-1)/5" office:value-type="float" office:value="7106">
            <text:p>7106</text:p>
          </table:table-cell>
          <table:table-cell table:formula="of:=([.JZ3]-1)/5" office:value-type="float" office:value="7131">
            <text:p>7131</text:p>
          </table:table-cell>
          <table:table-cell table:formula="of:=([.KA3]-1)/5" office:value-type="float" office:value="7156">
            <text:p>7156</text:p>
          </table:table-cell>
          <table:table-cell table:formula="of:=([.KB3]-1)/5" office:value-type="float" office:value="7181">
            <text:p>7181</text:p>
          </table:table-cell>
          <table:table-cell table:formula="of:=([.KC3]-1)/5" office:value-type="float" office:value="7206">
            <text:p>7206</text:p>
          </table:table-cell>
          <table:table-cell table:formula="of:=([.KD3]-1)/5" office:value-type="float" office:value="7231">
            <text:p>7231</text:p>
          </table:table-cell>
          <table:table-cell table:formula="of:=([.KE3]-1)/5" office:value-type="float" office:value="7256">
            <text:p>7256</text:p>
          </table:table-cell>
          <table:table-cell table:formula="of:=([.KF3]-1)/5" office:value-type="float" office:value="7281">
            <text:p>7281</text:p>
          </table:table-cell>
          <table:table-cell table:formula="of:=([.KG3]-1)/5" office:value-type="float" office:value="7306">
            <text:p>7306</text:p>
          </table:table-cell>
          <table:table-cell table:formula="of:=([.KH3]-1)/5" office:value-type="float" office:value="7331">
            <text:p>7331</text:p>
          </table:table-cell>
          <table:table-cell table:formula="of:=([.KI3]-1)/5" office:value-type="float" office:value="7356">
            <text:p>7356</text:p>
          </table:table-cell>
          <table:table-cell table:formula="of:=([.KJ3]-1)/5" office:value-type="float" office:value="7381">
            <text:p>7381</text:p>
          </table:table-cell>
          <table:table-cell table:formula="of:=([.KK3]-1)/5" office:value-type="float" office:value="7406">
            <text:p>7406</text:p>
          </table:table-cell>
          <table:table-cell table:formula="of:=([.KL3]-1)/5" office:value-type="float" office:value="7431">
            <text:p>7431</text:p>
          </table:table-cell>
          <table:table-cell table:formula="of:=([.KM3]-1)/5" office:value-type="float" office:value="7456">
            <text:p>7456</text:p>
          </table:table-cell>
          <table:table-cell table:formula="of:=([.KN3]-1)/5" office:value-type="float" office:value="7481">
            <text:p>7481</text:p>
          </table:table-cell>
          <table:table-cell table:formula="of:=([.KO3]-1)/5" office:value-type="float" office:value="7506">
            <text:p>7506</text:p>
          </table:table-cell>
          <table:table-cell table:formula="of:=([.KP3]-1)/5" office:value-type="float" office:value="7531">
            <text:p>7531</text:p>
          </table:table-cell>
          <table:table-cell table:formula="of:=([.KQ3]-1)/5" office:value-type="float" office:value="7556">
            <text:p>7556</text:p>
          </table:table-cell>
          <table:table-cell table:formula="of:=([.KR3]-1)/5" office:value-type="float" office:value="7581">
            <text:p>7581</text:p>
          </table:table-cell>
          <table:table-cell table:formula="of:=([.KS3]-1)/5" office:value-type="float" office:value="7606">
            <text:p>7606</text:p>
          </table:table-cell>
          <table:table-cell table:formula="of:=([.KT3]-1)/5" office:value-type="float" office:value="7631">
            <text:p>7631</text:p>
          </table:table-cell>
          <table:table-cell table:formula="of:=([.KU3]-1)/5" office:value-type="float" office:value="7656">
            <text:p>7656</text:p>
          </table:table-cell>
          <table:table-cell table:formula="of:=([.KV3]-1)/5" office:value-type="float" office:value="7681">
            <text:p>7681</text:p>
          </table:table-cell>
          <table:table-cell table:formula="of:=([.KW3]-1)/5" office:value-type="float" office:value="7706">
            <text:p>7706</text:p>
          </table:table-cell>
          <table:table-cell table:formula="of:=([.KX3]-1)/5" office:value-type="float" office:value="7731">
            <text:p>7731</text:p>
          </table:table-cell>
          <table:table-cell table:formula="of:=([.KY3]-1)/5" office:value-type="float" office:value="7756">
            <text:p>7756</text:p>
          </table:table-cell>
          <table:table-cell table:formula="of:=([.KZ3]-1)/5" office:value-type="float" office:value="7781">
            <text:p>7781</text:p>
          </table:table-cell>
          <table:table-cell table:formula="of:=([.LA3]-1)/5" office:value-type="float" office:value="7806">
            <text:p>7806</text:p>
          </table:table-cell>
          <table:table-cell table:formula="of:=([.LB3]-1)/5" office:value-type="float" office:value="7831">
            <text:p>7831</text:p>
          </table:table-cell>
          <table:table-cell table:formula="of:=([.LC3]-1)/5" office:value-type="float" office:value="7856">
            <text:p>7856</text:p>
          </table:table-cell>
          <table:table-cell table:formula="of:=([.LD3]-1)/5" office:value-type="float" office:value="7881">
            <text:p>7881</text:p>
          </table:table-cell>
          <table:table-cell table:formula="of:=([.LE3]-1)/5" office:value-type="float" office:value="7906">
            <text:p>7906</text:p>
          </table:table-cell>
          <table:table-cell table:formula="of:=([.LF3]-1)/5" office:value-type="float" office:value="7931">
            <text:p>7931</text:p>
          </table:table-cell>
          <table:table-cell table:formula="of:=([.LG3]-1)/5" office:value-type="float" office:value="7956">
            <text:p>7956</text:p>
          </table:table-cell>
          <table:table-cell table:formula="of:=([.LH3]-1)/5" office:value-type="float" office:value="7981">
            <text:p>7981</text:p>
          </table:table-cell>
        </table:table-row>
        <table:table-row table:style-name="ro1">
          <table:table-cell table:formula="of:=([.A4]-1)/5" office:value-type="float" office:value="1">
            <text:p>1</text:p>
          </table:table-cell>
          <table:table-cell table:formula="of:=([.B4]-1)/5" office:value-type="float" office:value="6">
            <text:p>6</text:p>
          </table:table-cell>
          <table:table-cell table:formula="of:=([.C4]-1)/5" office:value-type="float" office:value="11">
            <text:p>11</text:p>
          </table:table-cell>
          <table:table-cell table:formula="of:=([.D4]-1)/5" office:value-type="float" office:value="16">
            <text:p>16</text:p>
          </table:table-cell>
          <table:table-cell table:formula="of:=([.E4]-1)/5" office:value-type="float" office:value="21">
            <text:p>21</text:p>
          </table:table-cell>
          <table:table-cell table:formula="of:=([.F4]-1)/5" office:value-type="float" office:value="26">
            <text:p>26</text:p>
          </table:table-cell>
          <table:table-cell table:formula="of:=([.G4]-1)/5" office:value-type="float" office:value="31">
            <text:p>31</text:p>
          </table:table-cell>
          <table:table-cell table:formula="of:=([.H4]-1)/5" office:value-type="float" office:value="36">
            <text:p>36</text:p>
          </table:table-cell>
          <table:table-cell table:formula="of:=([.I4]-1)/5" office:value-type="float" office:value="41">
            <text:p>41</text:p>
          </table:table-cell>
          <table:table-cell table:formula="of:=([.J4]-1)/5" office:value-type="float" office:value="46">
            <text:p>46</text:p>
          </table:table-cell>
          <table:table-cell table:formula="of:=([.K4]-1)/5" office:value-type="float" office:value="51">
            <text:p>51</text:p>
          </table:table-cell>
          <table:table-cell table:formula="of:=([.L4]-1)/5" office:value-type="float" office:value="56">
            <text:p>56</text:p>
          </table:table-cell>
          <table:table-cell table:formula="of:=([.M4]-1)/5" office:value-type="float" office:value="61">
            <text:p>61</text:p>
          </table:table-cell>
          <table:table-cell table:formula="of:=([.N4]-1)/5" office:value-type="float" office:value="66">
            <text:p>66</text:p>
          </table:table-cell>
          <table:table-cell table:formula="of:=([.O4]-1)/5" office:value-type="float" office:value="71">
            <text:p>71</text:p>
          </table:table-cell>
          <table:table-cell table:formula="of:=([.P4]-1)/5" office:value-type="float" office:value="76">
            <text:p>76</text:p>
          </table:table-cell>
          <table:table-cell table:formula="of:=([.Q4]-1)/5" office:value-type="float" office:value="81">
            <text:p>81</text:p>
          </table:table-cell>
          <table:table-cell table:formula="of:=([.R4]-1)/5" office:value-type="float" office:value="86">
            <text:p>86</text:p>
          </table:table-cell>
          <table:table-cell table:formula="of:=([.S4]-1)/5" office:value-type="float" office:value="91">
            <text:p>91</text:p>
          </table:table-cell>
          <table:table-cell table:formula="of:=([.T4]-1)/5" office:value-type="float" office:value="96">
            <text:p>96</text:p>
          </table:table-cell>
          <table:table-cell table:formula="of:=([.U4]-1)/5" office:value-type="float" office:value="101">
            <text:p>101</text:p>
          </table:table-cell>
          <table:table-cell table:formula="of:=([.V4]-1)/5" office:value-type="float" office:value="106">
            <text:p>106</text:p>
          </table:table-cell>
          <table:table-cell table:formula="of:=([.W4]-1)/5" office:value-type="float" office:value="111">
            <text:p>111</text:p>
          </table:table-cell>
          <table:table-cell table:formula="of:=([.X4]-1)/5" office:value-type="float" office:value="116">
            <text:p>116</text:p>
          </table:table-cell>
          <table:table-cell table:formula="of:=([.Y4]-1)/5" office:value-type="float" office:value="121">
            <text:p>121</text:p>
          </table:table-cell>
          <table:table-cell table:formula="of:=([.Z4]-1)/5" office:value-type="float" office:value="126">
            <text:p>126</text:p>
          </table:table-cell>
          <table:table-cell table:formula="of:=([.AA4]-1)/5" office:value-type="float" office:value="131">
            <text:p>131</text:p>
          </table:table-cell>
          <table:table-cell table:formula="of:=([.AB4]-1)/5" office:value-type="float" office:value="136">
            <text:p>136</text:p>
          </table:table-cell>
          <table:table-cell table:formula="of:=([.AC4]-1)/5" office:value-type="float" office:value="141">
            <text:p>141</text:p>
          </table:table-cell>
          <table:table-cell table:formula="of:=([.AD4]-1)/5" office:value-type="float" office:value="146">
            <text:p>146</text:p>
          </table:table-cell>
          <table:table-cell table:formula="of:=([.AE4]-1)/5" office:value-type="float" office:value="151">
            <text:p>151</text:p>
          </table:table-cell>
          <table:table-cell table:formula="of:=([.AF4]-1)/5" office:value-type="float" office:value="156">
            <text:p>156</text:p>
          </table:table-cell>
          <table:table-cell table:formula="of:=([.AG4]-1)/5" office:value-type="float" office:value="161">
            <text:p>161</text:p>
          </table:table-cell>
          <table:table-cell table:formula="of:=([.AH4]-1)/5" office:value-type="float" office:value="166">
            <text:p>166</text:p>
          </table:table-cell>
          <table:table-cell table:formula="of:=([.AI4]-1)/5" office:value-type="float" office:value="171">
            <text:p>171</text:p>
          </table:table-cell>
          <table:table-cell table:formula="of:=([.AJ4]-1)/5" office:value-type="float" office:value="176">
            <text:p>176</text:p>
          </table:table-cell>
          <table:table-cell table:formula="of:=([.AK4]-1)/5" office:value-type="float" office:value="181">
            <text:p>181</text:p>
          </table:table-cell>
          <table:table-cell table:formula="of:=([.AL4]-1)/5" office:value-type="float" office:value="186">
            <text:p>186</text:p>
          </table:table-cell>
          <table:table-cell table:formula="of:=([.AM4]-1)/5" office:value-type="float" office:value="191">
            <text:p>191</text:p>
          </table:table-cell>
          <table:table-cell table:formula="of:=([.AN4]-1)/5" office:value-type="float" office:value="196">
            <text:p>196</text:p>
          </table:table-cell>
          <table:table-cell table:formula="of:=([.AO4]-1)/5" office:value-type="float" office:value="201">
            <text:p>201</text:p>
          </table:table-cell>
          <table:table-cell table:formula="of:=([.AP4]-1)/5" office:value-type="float" office:value="206">
            <text:p>206</text:p>
          </table:table-cell>
          <table:table-cell table:formula="of:=([.AQ4]-1)/5" office:value-type="float" office:value="211">
            <text:p>211</text:p>
          </table:table-cell>
          <table:table-cell table:formula="of:=([.AR4]-1)/5" office:value-type="float" office:value="216">
            <text:p>216</text:p>
          </table:table-cell>
          <table:table-cell table:formula="of:=([.AS4]-1)/5" office:value-type="float" office:value="221">
            <text:p>221</text:p>
          </table:table-cell>
          <table:table-cell table:formula="of:=([.AT4]-1)/5" office:value-type="float" office:value="226">
            <text:p>226</text:p>
          </table:table-cell>
          <table:table-cell table:formula="of:=([.AU4]-1)/5" office:value-type="float" office:value="231">
            <text:p>231</text:p>
          </table:table-cell>
          <table:table-cell table:formula="of:=([.AV4]-1)/5" office:value-type="float" office:value="236">
            <text:p>236</text:p>
          </table:table-cell>
          <table:table-cell table:formula="of:=([.AW4]-1)/5" office:value-type="float" office:value="241">
            <text:p>241</text:p>
          </table:table-cell>
          <table:table-cell table:formula="of:=([.AX4]-1)/5" office:value-type="float" office:value="246">
            <text:p>246</text:p>
          </table:table-cell>
          <table:table-cell table:formula="of:=([.AY4]-1)/5" office:value-type="float" office:value="251">
            <text:p>251</text:p>
          </table:table-cell>
          <table:table-cell table:formula="of:=([.AZ4]-1)/5" office:value-type="float" office:value="256">
            <text:p>256</text:p>
          </table:table-cell>
          <table:table-cell table:formula="of:=([.BA4]-1)/5" office:value-type="float" office:value="261">
            <text:p>261</text:p>
          </table:table-cell>
          <table:table-cell table:formula="of:=([.BB4]-1)/5" office:value-type="float" office:value="266">
            <text:p>266</text:p>
          </table:table-cell>
          <table:table-cell table:formula="of:=([.BC4]-1)/5" office:value-type="float" office:value="271">
            <text:p>271</text:p>
          </table:table-cell>
          <table:table-cell table:formula="of:=([.BD4]-1)/5" office:value-type="float" office:value="276">
            <text:p>276</text:p>
          </table:table-cell>
          <table:table-cell table:formula="of:=([.BE4]-1)/5" office:value-type="float" office:value="281">
            <text:p>281</text:p>
          </table:table-cell>
          <table:table-cell table:formula="of:=([.BF4]-1)/5" office:value-type="float" office:value="286">
            <text:p>286</text:p>
          </table:table-cell>
          <table:table-cell table:formula="of:=([.BG4]-1)/5" office:value-type="float" office:value="291">
            <text:p>291</text:p>
          </table:table-cell>
          <table:table-cell table:formula="of:=([.BH4]-1)/5" office:value-type="float" office:value="296">
            <text:p>296</text:p>
          </table:table-cell>
          <table:table-cell table:formula="of:=([.BI4]-1)/5" office:value-type="float" office:value="301">
            <text:p>301</text:p>
          </table:table-cell>
          <table:table-cell table:formula="of:=([.BJ4]-1)/5" office:value-type="float" office:value="306">
            <text:p>306</text:p>
          </table:table-cell>
          <table:table-cell table:formula="of:=([.BK4]-1)/5" office:value-type="float" office:value="311">
            <text:p>311</text:p>
          </table:table-cell>
          <table:table-cell table:formula="of:=([.BL4]-1)/5" office:value-type="float" office:value="316">
            <text:p>316</text:p>
          </table:table-cell>
          <table:table-cell table:formula="of:=([.BM4]-1)/5" office:value-type="float" office:value="321">
            <text:p>321</text:p>
          </table:table-cell>
          <table:table-cell table:formula="of:=([.BN4]-1)/5" office:value-type="float" office:value="326">
            <text:p>326</text:p>
          </table:table-cell>
          <table:table-cell table:formula="of:=([.BO4]-1)/5" office:value-type="float" office:value="331">
            <text:p>331</text:p>
          </table:table-cell>
          <table:table-cell table:formula="of:=([.BP4]-1)/5" office:value-type="float" office:value="336">
            <text:p>336</text:p>
          </table:table-cell>
          <table:table-cell table:formula="of:=([.BQ4]-1)/5" office:value-type="float" office:value="341">
            <text:p>341</text:p>
          </table:table-cell>
          <table:table-cell table:formula="of:=([.BR4]-1)/5" office:value-type="float" office:value="346">
            <text:p>346</text:p>
          </table:table-cell>
          <table:table-cell table:formula="of:=([.BS4]-1)/5" office:value-type="float" office:value="351">
            <text:p>351</text:p>
          </table:table-cell>
          <table:table-cell table:formula="of:=([.BT4]-1)/5" office:value-type="float" office:value="356">
            <text:p>356</text:p>
          </table:table-cell>
          <table:table-cell table:formula="of:=([.BU4]-1)/5" office:value-type="float" office:value="361">
            <text:p>361</text:p>
          </table:table-cell>
          <table:table-cell table:formula="of:=([.BV4]-1)/5" office:value-type="float" office:value="366">
            <text:p>366</text:p>
          </table:table-cell>
          <table:table-cell table:formula="of:=([.BW4]-1)/5" office:value-type="float" office:value="371">
            <text:p>371</text:p>
          </table:table-cell>
          <table:table-cell table:formula="of:=([.BX4]-1)/5" office:value-type="float" office:value="376">
            <text:p>376</text:p>
          </table:table-cell>
          <table:table-cell table:formula="of:=([.BY4]-1)/5" office:value-type="float" office:value="381">
            <text:p>381</text:p>
          </table:table-cell>
          <table:table-cell table:formula="of:=([.BZ4]-1)/5" office:value-type="float" office:value="386">
            <text:p>386</text:p>
          </table:table-cell>
          <table:table-cell table:formula="of:=([.CA4]-1)/5" office:value-type="float" office:value="391">
            <text:p>391</text:p>
          </table:table-cell>
          <table:table-cell table:formula="of:=([.CB4]-1)/5" office:value-type="float" office:value="396">
            <text:p>396</text:p>
          </table:table-cell>
          <table:table-cell table:formula="of:=([.CC4]-1)/5" office:value-type="float" office:value="401">
            <text:p>401</text:p>
          </table:table-cell>
          <table:table-cell table:formula="of:=([.CD4]-1)/5" office:value-type="float" office:value="406">
            <text:p>406</text:p>
          </table:table-cell>
          <table:table-cell table:formula="of:=([.CE4]-1)/5" office:value-type="float" office:value="411">
            <text:p>411</text:p>
          </table:table-cell>
          <table:table-cell table:formula="of:=([.CF4]-1)/5" office:value-type="float" office:value="416">
            <text:p>416</text:p>
          </table:table-cell>
          <table:table-cell table:formula="of:=([.CG4]-1)/5" office:value-type="float" office:value="421">
            <text:p>421</text:p>
          </table:table-cell>
          <table:table-cell table:formula="of:=([.CH4]-1)/5" office:value-type="float" office:value="426">
            <text:p>426</text:p>
          </table:table-cell>
          <table:table-cell table:formula="of:=([.CI4]-1)/5" office:value-type="float" office:value="431">
            <text:p>431</text:p>
          </table:table-cell>
          <table:table-cell table:formula="of:=([.CJ4]-1)/5" office:value-type="float" office:value="436">
            <text:p>436</text:p>
          </table:table-cell>
          <table:table-cell table:formula="of:=([.CK4]-1)/5" office:value-type="float" office:value="441">
            <text:p>441</text:p>
          </table:table-cell>
          <table:table-cell table:formula="of:=([.CL4]-1)/5" office:value-type="float" office:value="446">
            <text:p>446</text:p>
          </table:table-cell>
          <table:table-cell table:formula="of:=([.CM4]-1)/5" office:value-type="float" office:value="451">
            <text:p>451</text:p>
          </table:table-cell>
          <table:table-cell table:formula="of:=([.CN4]-1)/5" office:value-type="float" office:value="456">
            <text:p>456</text:p>
          </table:table-cell>
          <table:table-cell table:formula="of:=([.CO4]-1)/5" office:value-type="float" office:value="461">
            <text:p>461</text:p>
          </table:table-cell>
          <table:table-cell table:formula="of:=([.CP4]-1)/5" office:value-type="float" office:value="466">
            <text:p>466</text:p>
          </table:table-cell>
          <table:table-cell table:formula="of:=([.CQ4]-1)/5" office:value-type="float" office:value="471">
            <text:p>471</text:p>
          </table:table-cell>
          <table:table-cell table:formula="of:=([.CR4]-1)/5" office:value-type="float" office:value="476">
            <text:p>476</text:p>
          </table:table-cell>
          <table:table-cell table:formula="of:=([.CS4]-1)/5" office:value-type="float" office:value="481">
            <text:p>481</text:p>
          </table:table-cell>
          <table:table-cell table:formula="of:=([.CT4]-1)/5" office:value-type="float" office:value="486">
            <text:p>486</text:p>
          </table:table-cell>
          <table:table-cell table:formula="of:=([.CU4]-1)/5" office:value-type="float" office:value="491">
            <text:p>491</text:p>
          </table:table-cell>
          <table:table-cell table:formula="of:=([.CV4]-1)/5" office:value-type="float" office:value="496">
            <text:p>496</text:p>
          </table:table-cell>
          <table:table-cell table:formula="of:=([.CW4]-1)/5" office:value-type="float" office:value="501">
            <text:p>501</text:p>
          </table:table-cell>
          <table:table-cell table:formula="of:=([.CX4]-1)/5" office:value-type="float" office:value="506">
            <text:p>506</text:p>
          </table:table-cell>
          <table:table-cell table:formula="of:=([.CY4]-1)/5" office:value-type="float" office:value="511">
            <text:p>511</text:p>
          </table:table-cell>
          <table:table-cell table:formula="of:=([.CZ4]-1)/5" office:value-type="float" office:value="516">
            <text:p>516</text:p>
          </table:table-cell>
          <table:table-cell table:formula="of:=([.DA4]-1)/5" office:value-type="float" office:value="521">
            <text:p>521</text:p>
          </table:table-cell>
          <table:table-cell table:formula="of:=([.DB4]-1)/5" office:value-type="float" office:value="526">
            <text:p>526</text:p>
          </table:table-cell>
          <table:table-cell table:formula="of:=([.DC4]-1)/5" office:value-type="float" office:value="531">
            <text:p>531</text:p>
          </table:table-cell>
          <table:table-cell table:formula="of:=([.DD4]-1)/5" office:value-type="float" office:value="536">
            <text:p>536</text:p>
          </table:table-cell>
          <table:table-cell table:formula="of:=([.DE4]-1)/5" office:value-type="float" office:value="541">
            <text:p>541</text:p>
          </table:table-cell>
          <table:table-cell table:formula="of:=([.DF4]-1)/5" office:value-type="float" office:value="546">
            <text:p>546</text:p>
          </table:table-cell>
          <table:table-cell table:formula="of:=([.DG4]-1)/5" office:value-type="float" office:value="551">
            <text:p>551</text:p>
          </table:table-cell>
          <table:table-cell table:formula="of:=([.DH4]-1)/5" office:value-type="float" office:value="556">
            <text:p>556</text:p>
          </table:table-cell>
          <table:table-cell table:formula="of:=([.DI4]-1)/5" office:value-type="float" office:value="561">
            <text:p>561</text:p>
          </table:table-cell>
          <table:table-cell table:formula="of:=([.DJ4]-1)/5" office:value-type="float" office:value="566">
            <text:p>566</text:p>
          </table:table-cell>
          <table:table-cell table:formula="of:=([.DK4]-1)/5" office:value-type="float" office:value="571">
            <text:p>571</text:p>
          </table:table-cell>
          <table:table-cell table:formula="of:=([.DL4]-1)/5" office:value-type="float" office:value="576">
            <text:p>576</text:p>
          </table:table-cell>
          <table:table-cell table:formula="of:=([.DM4]-1)/5" office:value-type="float" office:value="581">
            <text:p>581</text:p>
          </table:table-cell>
          <table:table-cell table:formula="of:=([.DN4]-1)/5" office:value-type="float" office:value="586">
            <text:p>586</text:p>
          </table:table-cell>
          <table:table-cell table:formula="of:=([.DO4]-1)/5" office:value-type="float" office:value="591">
            <text:p>591</text:p>
          </table:table-cell>
          <table:table-cell table:formula="of:=([.DP4]-1)/5" office:value-type="float" office:value="596">
            <text:p>596</text:p>
          </table:table-cell>
          <table:table-cell table:formula="of:=([.DQ4]-1)/5" office:value-type="float" office:value="601">
            <text:p>601</text:p>
          </table:table-cell>
          <table:table-cell table:formula="of:=([.DR4]-1)/5" office:value-type="float" office:value="606">
            <text:p>606</text:p>
          </table:table-cell>
          <table:table-cell table:formula="of:=([.DS4]-1)/5" office:value-type="float" office:value="611">
            <text:p>611</text:p>
          </table:table-cell>
          <table:table-cell table:formula="of:=([.DT4]-1)/5" office:value-type="float" office:value="616">
            <text:p>616</text:p>
          </table:table-cell>
          <table:table-cell table:formula="of:=([.DU4]-1)/5" office:value-type="float" office:value="621">
            <text:p>621</text:p>
          </table:table-cell>
          <table:table-cell table:formula="of:=([.DV4]-1)/5" office:value-type="float" office:value="626">
            <text:p>626</text:p>
          </table:table-cell>
          <table:table-cell table:formula="of:=([.DW4]-1)/5" office:value-type="float" office:value="631">
            <text:p>631</text:p>
          </table:table-cell>
          <table:table-cell table:formula="of:=([.DX4]-1)/5" office:value-type="float" office:value="636">
            <text:p>636</text:p>
          </table:table-cell>
          <table:table-cell table:formula="of:=([.DY4]-1)/5" office:value-type="float" office:value="641">
            <text:p>641</text:p>
          </table:table-cell>
          <table:table-cell table:formula="of:=([.DZ4]-1)/5" office:value-type="float" office:value="646">
            <text:p>646</text:p>
          </table:table-cell>
          <table:table-cell table:formula="of:=([.EA4]-1)/5" office:value-type="float" office:value="651">
            <text:p>651</text:p>
          </table:table-cell>
          <table:table-cell table:formula="of:=([.EB4]-1)/5" office:value-type="float" office:value="656">
            <text:p>656</text:p>
          </table:table-cell>
          <table:table-cell table:formula="of:=([.EC4]-1)/5" office:value-type="float" office:value="661">
            <text:p>661</text:p>
          </table:table-cell>
          <table:table-cell table:formula="of:=([.ED4]-1)/5" office:value-type="float" office:value="666">
            <text:p>666</text:p>
          </table:table-cell>
          <table:table-cell table:formula="of:=([.EE4]-1)/5" office:value-type="float" office:value="671">
            <text:p>671</text:p>
          </table:table-cell>
          <table:table-cell table:formula="of:=([.EF4]-1)/5" office:value-type="float" office:value="676">
            <text:p>676</text:p>
          </table:table-cell>
          <table:table-cell table:formula="of:=([.EG4]-1)/5" office:value-type="float" office:value="681">
            <text:p>681</text:p>
          </table:table-cell>
          <table:table-cell table:formula="of:=([.EH4]-1)/5" office:value-type="float" office:value="686">
            <text:p>686</text:p>
          </table:table-cell>
          <table:table-cell table:formula="of:=([.EI4]-1)/5" office:value-type="float" office:value="691">
            <text:p>691</text:p>
          </table:table-cell>
          <table:table-cell table:formula="of:=([.EJ4]-1)/5" office:value-type="float" office:value="696">
            <text:p>696</text:p>
          </table:table-cell>
          <table:table-cell table:formula="of:=([.EK4]-1)/5" office:value-type="float" office:value="701">
            <text:p>701</text:p>
          </table:table-cell>
          <table:table-cell table:formula="of:=([.EL4]-1)/5" office:value-type="float" office:value="706">
            <text:p>706</text:p>
          </table:table-cell>
          <table:table-cell table:formula="of:=([.EM4]-1)/5" office:value-type="float" office:value="711">
            <text:p>711</text:p>
          </table:table-cell>
          <table:table-cell table:formula="of:=([.EN4]-1)/5" office:value-type="float" office:value="716">
            <text:p>716</text:p>
          </table:table-cell>
          <table:table-cell table:formula="of:=([.EO4]-1)/5" office:value-type="float" office:value="721">
            <text:p>721</text:p>
          </table:table-cell>
          <table:table-cell table:formula="of:=([.EP4]-1)/5" office:value-type="float" office:value="726">
            <text:p>726</text:p>
          </table:table-cell>
          <table:table-cell table:formula="of:=([.EQ4]-1)/5" office:value-type="float" office:value="731">
            <text:p>731</text:p>
          </table:table-cell>
          <table:table-cell table:formula="of:=([.ER4]-1)/5" office:value-type="float" office:value="736">
            <text:p>736</text:p>
          </table:table-cell>
          <table:table-cell table:formula="of:=([.ES4]-1)/5" office:value-type="float" office:value="741">
            <text:p>741</text:p>
          </table:table-cell>
          <table:table-cell table:formula="of:=([.ET4]-1)/5" office:value-type="float" office:value="746">
            <text:p>746</text:p>
          </table:table-cell>
          <table:table-cell table:formula="of:=([.EU4]-1)/5" office:value-type="float" office:value="751">
            <text:p>751</text:p>
          </table:table-cell>
          <table:table-cell table:formula="of:=([.EV4]-1)/5" office:value-type="float" office:value="756">
            <text:p>756</text:p>
          </table:table-cell>
          <table:table-cell table:formula="of:=([.EW4]-1)/5" office:value-type="float" office:value="761">
            <text:p>761</text:p>
          </table:table-cell>
          <table:table-cell table:formula="of:=([.EX4]-1)/5" office:value-type="float" office:value="766">
            <text:p>766</text:p>
          </table:table-cell>
          <table:table-cell table:formula="of:=([.EY4]-1)/5" office:value-type="float" office:value="771">
            <text:p>771</text:p>
          </table:table-cell>
          <table:table-cell table:formula="of:=([.EZ4]-1)/5" office:value-type="float" office:value="776">
            <text:p>776</text:p>
          </table:table-cell>
          <table:table-cell table:formula="of:=([.FA4]-1)/5" office:value-type="float" office:value="781">
            <text:p>781</text:p>
          </table:table-cell>
          <table:table-cell table:formula="of:=([.FB4]-1)/5" office:value-type="float" office:value="786">
            <text:p>786</text:p>
          </table:table-cell>
          <table:table-cell table:formula="of:=([.FC4]-1)/5" office:value-type="float" office:value="791">
            <text:p>791</text:p>
          </table:table-cell>
          <table:table-cell table:formula="of:=([.FD4]-1)/5" office:value-type="float" office:value="796">
            <text:p>796</text:p>
          </table:table-cell>
          <table:table-cell table:formula="of:=([.FE4]-1)/5" office:value-type="float" office:value="801">
            <text:p>801</text:p>
          </table:table-cell>
          <table:table-cell table:formula="of:=([.FF4]-1)/5" office:value-type="float" office:value="806">
            <text:p>806</text:p>
          </table:table-cell>
          <table:table-cell table:formula="of:=([.FG4]-1)/5" office:value-type="float" office:value="811">
            <text:p>811</text:p>
          </table:table-cell>
          <table:table-cell table:formula="of:=([.FH4]-1)/5" office:value-type="float" office:value="816">
            <text:p>816</text:p>
          </table:table-cell>
          <table:table-cell table:formula="of:=([.FI4]-1)/5" office:value-type="float" office:value="821">
            <text:p>821</text:p>
          </table:table-cell>
          <table:table-cell table:formula="of:=([.FJ4]-1)/5" office:value-type="float" office:value="826">
            <text:p>826</text:p>
          </table:table-cell>
          <table:table-cell table:formula="of:=([.FK4]-1)/5" office:value-type="float" office:value="831">
            <text:p>831</text:p>
          </table:table-cell>
          <table:table-cell table:formula="of:=([.FL4]-1)/5" office:value-type="float" office:value="836">
            <text:p>836</text:p>
          </table:table-cell>
          <table:table-cell table:formula="of:=([.FM4]-1)/5" office:value-type="float" office:value="841">
            <text:p>841</text:p>
          </table:table-cell>
          <table:table-cell table:formula="of:=([.FN4]-1)/5" office:value-type="float" office:value="846">
            <text:p>846</text:p>
          </table:table-cell>
          <table:table-cell table:formula="of:=([.FO4]-1)/5" office:value-type="float" office:value="851">
            <text:p>851</text:p>
          </table:table-cell>
          <table:table-cell table:formula="of:=([.FP4]-1)/5" office:value-type="float" office:value="856">
            <text:p>856</text:p>
          </table:table-cell>
          <table:table-cell table:formula="of:=([.FQ4]-1)/5" office:value-type="float" office:value="861">
            <text:p>861</text:p>
          </table:table-cell>
          <table:table-cell table:formula="of:=([.FR4]-1)/5" office:value-type="float" office:value="866">
            <text:p>866</text:p>
          </table:table-cell>
          <table:table-cell table:formula="of:=([.FS4]-1)/5" office:value-type="float" office:value="871">
            <text:p>871</text:p>
          </table:table-cell>
          <table:table-cell table:formula="of:=([.FT4]-1)/5" office:value-type="float" office:value="876">
            <text:p>876</text:p>
          </table:table-cell>
          <table:table-cell table:formula="of:=([.FU4]-1)/5" office:value-type="float" office:value="881">
            <text:p>881</text:p>
          </table:table-cell>
          <table:table-cell table:formula="of:=([.FV4]-1)/5" office:value-type="float" office:value="886">
            <text:p>886</text:p>
          </table:table-cell>
          <table:table-cell table:formula="of:=([.FW4]-1)/5" office:value-type="float" office:value="891">
            <text:p>891</text:p>
          </table:table-cell>
          <table:table-cell table:formula="of:=([.FX4]-1)/5" office:value-type="float" office:value="896">
            <text:p>896</text:p>
          </table:table-cell>
          <table:table-cell table:formula="of:=([.FY4]-1)/5" office:value-type="float" office:value="901">
            <text:p>901</text:p>
          </table:table-cell>
          <table:table-cell table:formula="of:=([.FZ4]-1)/5" office:value-type="float" office:value="906">
            <text:p>906</text:p>
          </table:table-cell>
          <table:table-cell table:formula="of:=([.GA4]-1)/5" office:value-type="float" office:value="911">
            <text:p>911</text:p>
          </table:table-cell>
          <table:table-cell table:formula="of:=([.GB4]-1)/5" office:value-type="float" office:value="916">
            <text:p>916</text:p>
          </table:table-cell>
          <table:table-cell table:formula="of:=([.GC4]-1)/5" office:value-type="float" office:value="921">
            <text:p>921</text:p>
          </table:table-cell>
          <table:table-cell table:formula="of:=([.GD4]-1)/5" office:value-type="float" office:value="926">
            <text:p>926</text:p>
          </table:table-cell>
          <table:table-cell table:formula="of:=([.GE4]-1)/5" office:value-type="float" office:value="931">
            <text:p>931</text:p>
          </table:table-cell>
          <table:table-cell table:formula="of:=([.GF4]-1)/5" office:value-type="float" office:value="936">
            <text:p>936</text:p>
          </table:table-cell>
          <table:table-cell table:formula="of:=([.GG4]-1)/5" office:value-type="float" office:value="941">
            <text:p>941</text:p>
          </table:table-cell>
          <table:table-cell table:formula="of:=([.GH4]-1)/5" office:value-type="float" office:value="946">
            <text:p>946</text:p>
          </table:table-cell>
          <table:table-cell table:formula="of:=([.GI4]-1)/5" office:value-type="float" office:value="951">
            <text:p>951</text:p>
          </table:table-cell>
          <table:table-cell table:formula="of:=([.GJ4]-1)/5" office:value-type="float" office:value="956">
            <text:p>956</text:p>
          </table:table-cell>
          <table:table-cell table:formula="of:=([.GK4]-1)/5" office:value-type="float" office:value="961">
            <text:p>961</text:p>
          </table:table-cell>
          <table:table-cell table:formula="of:=([.GL4]-1)/5" office:value-type="float" office:value="966">
            <text:p>966</text:p>
          </table:table-cell>
          <table:table-cell table:formula="of:=([.GM4]-1)/5" office:value-type="float" office:value="971">
            <text:p>971</text:p>
          </table:table-cell>
          <table:table-cell table:formula="of:=([.GN4]-1)/5" office:value-type="float" office:value="976">
            <text:p>976</text:p>
          </table:table-cell>
          <table:table-cell table:formula="of:=([.GO4]-1)/5" office:value-type="float" office:value="981">
            <text:p>981</text:p>
          </table:table-cell>
          <table:table-cell table:formula="of:=([.GP4]-1)/5" office:value-type="float" office:value="986">
            <text:p>986</text:p>
          </table:table-cell>
          <table:table-cell table:formula="of:=([.GQ4]-1)/5" office:value-type="float" office:value="991">
            <text:p>991</text:p>
          </table:table-cell>
          <table:table-cell table:formula="of:=([.GR4]-1)/5" office:value-type="float" office:value="996">
            <text:p>996</text:p>
          </table:table-cell>
          <table:table-cell table:formula="of:=([.GS4]-1)/5" office:value-type="float" office:value="1001">
            <text:p>1001</text:p>
          </table:table-cell>
          <table:table-cell table:formula="of:=([.GT4]-1)/5" office:value-type="float" office:value="1006">
            <text:p>1006</text:p>
          </table:table-cell>
          <table:table-cell table:formula="of:=([.GU4]-1)/5" office:value-type="float" office:value="1011">
            <text:p>1011</text:p>
          </table:table-cell>
          <table:table-cell table:formula="of:=([.GV4]-1)/5" office:value-type="float" office:value="1016">
            <text:p>1016</text:p>
          </table:table-cell>
          <table:table-cell table:formula="of:=([.GW4]-1)/5" office:value-type="float" office:value="1021">
            <text:p>1021</text:p>
          </table:table-cell>
          <table:table-cell table:formula="of:=([.GX4]-1)/5" office:value-type="float" office:value="1026">
            <text:p>1026</text:p>
          </table:table-cell>
          <table:table-cell table:formula="of:=([.GY4]-1)/5" office:value-type="float" office:value="1031">
            <text:p>1031</text:p>
          </table:table-cell>
          <table:table-cell table:formula="of:=([.GZ4]-1)/5" office:value-type="float" office:value="1036">
            <text:p>1036</text:p>
          </table:table-cell>
          <table:table-cell table:formula="of:=([.HA4]-1)/5" office:value-type="float" office:value="1041">
            <text:p>1041</text:p>
          </table:table-cell>
          <table:table-cell table:formula="of:=([.HB4]-1)/5" office:value-type="float" office:value="1046">
            <text:p>1046</text:p>
          </table:table-cell>
          <table:table-cell table:formula="of:=([.HC4]-1)/5" office:value-type="float" office:value="1051">
            <text:p>1051</text:p>
          </table:table-cell>
          <table:table-cell table:formula="of:=([.HD4]-1)/5" office:value-type="float" office:value="1056">
            <text:p>1056</text:p>
          </table:table-cell>
          <table:table-cell table:formula="of:=([.HE4]-1)/5" office:value-type="float" office:value="1061">
            <text:p>1061</text:p>
          </table:table-cell>
          <table:table-cell table:formula="of:=([.HF4]-1)/5" office:value-type="float" office:value="1066">
            <text:p>1066</text:p>
          </table:table-cell>
          <table:table-cell table:formula="of:=([.HG4]-1)/5" office:value-type="float" office:value="1071">
            <text:p>1071</text:p>
          </table:table-cell>
          <table:table-cell table:formula="of:=([.HH4]-1)/5" office:value-type="float" office:value="1076">
            <text:p>1076</text:p>
          </table:table-cell>
          <table:table-cell table:formula="of:=([.HI4]-1)/5" office:value-type="float" office:value="1081">
            <text:p>1081</text:p>
          </table:table-cell>
          <table:table-cell table:formula="of:=([.HJ4]-1)/5" office:value-type="float" office:value="1086">
            <text:p>1086</text:p>
          </table:table-cell>
          <table:table-cell table:formula="of:=([.HK4]-1)/5" office:value-type="float" office:value="1091">
            <text:p>1091</text:p>
          </table:table-cell>
          <table:table-cell table:formula="of:=([.HL4]-1)/5" office:value-type="float" office:value="1096">
            <text:p>1096</text:p>
          </table:table-cell>
          <table:table-cell table:formula="of:=([.HM4]-1)/5" office:value-type="float" office:value="1101">
            <text:p>1101</text:p>
          </table:table-cell>
          <table:table-cell table:formula="of:=([.HN4]-1)/5" office:value-type="float" office:value="1106">
            <text:p>1106</text:p>
          </table:table-cell>
          <table:table-cell table:formula="of:=([.HO4]-1)/5" office:value-type="float" office:value="1111">
            <text:p>1111</text:p>
          </table:table-cell>
          <table:table-cell table:formula="of:=([.HP4]-1)/5" office:value-type="float" office:value="1116">
            <text:p>1116</text:p>
          </table:table-cell>
          <table:table-cell table:formula="of:=([.HQ4]-1)/5" office:value-type="float" office:value="1121">
            <text:p>1121</text:p>
          </table:table-cell>
          <table:table-cell table:formula="of:=([.HR4]-1)/5" office:value-type="float" office:value="1126">
            <text:p>1126</text:p>
          </table:table-cell>
          <table:table-cell table:formula="of:=([.HS4]-1)/5" office:value-type="float" office:value="1131">
            <text:p>1131</text:p>
          </table:table-cell>
          <table:table-cell table:formula="of:=([.HT4]-1)/5" office:value-type="float" office:value="1136">
            <text:p>1136</text:p>
          </table:table-cell>
          <table:table-cell table:formula="of:=([.HU4]-1)/5" office:value-type="float" office:value="1141">
            <text:p>1141</text:p>
          </table:table-cell>
          <table:table-cell table:formula="of:=([.HV4]-1)/5" office:value-type="float" office:value="1146">
            <text:p>1146</text:p>
          </table:table-cell>
          <table:table-cell table:formula="of:=([.HW4]-1)/5" office:value-type="float" office:value="1151">
            <text:p>1151</text:p>
          </table:table-cell>
          <table:table-cell table:formula="of:=([.HX4]-1)/5" office:value-type="float" office:value="1156">
            <text:p>1156</text:p>
          </table:table-cell>
          <table:table-cell table:formula="of:=([.HY4]-1)/5" office:value-type="float" office:value="1161">
            <text:p>1161</text:p>
          </table:table-cell>
          <table:table-cell table:formula="of:=([.HZ4]-1)/5" office:value-type="float" office:value="1166">
            <text:p>1166</text:p>
          </table:table-cell>
          <table:table-cell table:formula="of:=([.IA4]-1)/5" office:value-type="float" office:value="1171">
            <text:p>1171</text:p>
          </table:table-cell>
          <table:table-cell table:formula="of:=([.IB4]-1)/5" office:value-type="float" office:value="1176">
            <text:p>1176</text:p>
          </table:table-cell>
          <table:table-cell table:formula="of:=([.IC4]-1)/5" office:value-type="float" office:value="1181">
            <text:p>1181</text:p>
          </table:table-cell>
          <table:table-cell table:formula="of:=([.ID4]-1)/5" office:value-type="float" office:value="1186">
            <text:p>1186</text:p>
          </table:table-cell>
          <table:table-cell table:formula="of:=([.IE4]-1)/5" office:value-type="float" office:value="1191">
            <text:p>1191</text:p>
          </table:table-cell>
          <table:table-cell table:formula="of:=([.IF4]-1)/5" office:value-type="float" office:value="1196">
            <text:p>1196</text:p>
          </table:table-cell>
          <table:table-cell table:formula="of:=([.IG4]-1)/5" office:value-type="float" office:value="1201">
            <text:p>1201</text:p>
          </table:table-cell>
          <table:table-cell table:formula="of:=([.IH4]-1)/5" office:value-type="float" office:value="1206">
            <text:p>1206</text:p>
          </table:table-cell>
          <table:table-cell table:formula="of:=([.II4]-1)/5" office:value-type="float" office:value="1211">
            <text:p>1211</text:p>
          </table:table-cell>
          <table:table-cell table:formula="of:=([.IJ4]-1)/5" office:value-type="float" office:value="1216">
            <text:p>1216</text:p>
          </table:table-cell>
          <table:table-cell table:formula="of:=([.IK4]-1)/5" office:value-type="float" office:value="1221">
            <text:p>1221</text:p>
          </table:table-cell>
          <table:table-cell table:formula="of:=([.IL4]-1)/5" office:value-type="float" office:value="1226">
            <text:p>1226</text:p>
          </table:table-cell>
          <table:table-cell table:formula="of:=([.IM4]-1)/5" office:value-type="float" office:value="1231">
            <text:p>1231</text:p>
          </table:table-cell>
          <table:table-cell table:formula="of:=([.IN4]-1)/5" office:value-type="float" office:value="1236">
            <text:p>1236</text:p>
          </table:table-cell>
          <table:table-cell table:formula="of:=([.IO4]-1)/5" office:value-type="float" office:value="1241">
            <text:p>1241</text:p>
          </table:table-cell>
          <table:table-cell table:formula="of:=([.IP4]-1)/5" office:value-type="float" office:value="1246">
            <text:p>1246</text:p>
          </table:table-cell>
          <table:table-cell table:formula="of:=([.IQ4]-1)/5" office:value-type="float" office:value="1251">
            <text:p>1251</text:p>
          </table:table-cell>
          <table:table-cell table:formula="of:=([.IR4]-1)/5" office:value-type="float" office:value="1256">
            <text:p>1256</text:p>
          </table:table-cell>
          <table:table-cell table:formula="of:=([.IS4]-1)/5" office:value-type="float" office:value="1261">
            <text:p>1261</text:p>
          </table:table-cell>
          <table:table-cell table:formula="of:=([.IT4]-1)/5" office:value-type="float" office:value="1266">
            <text:p>1266</text:p>
          </table:table-cell>
          <table:table-cell table:formula="of:=([.IU4]-1)/5" office:value-type="float" office:value="1271">
            <text:p>1271</text:p>
          </table:table-cell>
          <table:table-cell table:formula="of:=([.IV4]-1)/5" office:value-type="float" office:value="1276">
            <text:p>1276</text:p>
          </table:table-cell>
          <table:table-cell table:formula="of:=([.IW4]-1)/5" office:value-type="float" office:value="1281">
            <text:p>1281</text:p>
          </table:table-cell>
          <table:table-cell table:formula="of:=([.IX4]-1)/5" office:value-type="float" office:value="1286">
            <text:p>1286</text:p>
          </table:table-cell>
          <table:table-cell table:formula="of:=([.IY4]-1)/5" office:value-type="float" office:value="1291">
            <text:p>1291</text:p>
          </table:table-cell>
          <table:table-cell table:formula="of:=([.IZ4]-1)/5" office:value-type="float" office:value="1296">
            <text:p>1296</text:p>
          </table:table-cell>
          <table:table-cell table:formula="of:=([.JA4]-1)/5" office:value-type="float" office:value="1301">
            <text:p>1301</text:p>
          </table:table-cell>
          <table:table-cell table:formula="of:=([.JB4]-1)/5" office:value-type="float" office:value="1306">
            <text:p>1306</text:p>
          </table:table-cell>
          <table:table-cell table:formula="of:=([.JC4]-1)/5" office:value-type="float" office:value="1311">
            <text:p>1311</text:p>
          </table:table-cell>
          <table:table-cell table:formula="of:=([.JD4]-1)/5" office:value-type="float" office:value="1316">
            <text:p>1316</text:p>
          </table:table-cell>
          <table:table-cell table:formula="of:=([.JE4]-1)/5" office:value-type="float" office:value="1321">
            <text:p>1321</text:p>
          </table:table-cell>
          <table:table-cell table:formula="of:=([.JF4]-1)/5" office:value-type="float" office:value="1326">
            <text:p>1326</text:p>
          </table:table-cell>
          <table:table-cell table:formula="of:=([.JG4]-1)/5" office:value-type="float" office:value="1331">
            <text:p>1331</text:p>
          </table:table-cell>
          <table:table-cell table:formula="of:=([.JH4]-1)/5" office:value-type="float" office:value="1336">
            <text:p>1336</text:p>
          </table:table-cell>
          <table:table-cell table:formula="of:=([.JI4]-1)/5" office:value-type="float" office:value="1341">
            <text:p>1341</text:p>
          </table:table-cell>
          <table:table-cell table:formula="of:=([.JJ4]-1)/5" office:value-type="float" office:value="1346">
            <text:p>1346</text:p>
          </table:table-cell>
          <table:table-cell table:formula="of:=([.JK4]-1)/5" office:value-type="float" office:value="1351">
            <text:p>1351</text:p>
          </table:table-cell>
          <table:table-cell table:formula="of:=([.JL4]-1)/5" office:value-type="float" office:value="1356">
            <text:p>1356</text:p>
          </table:table-cell>
          <table:table-cell table:formula="of:=([.JM4]-1)/5" office:value-type="float" office:value="1361">
            <text:p>1361</text:p>
          </table:table-cell>
          <table:table-cell table:formula="of:=([.JN4]-1)/5" office:value-type="float" office:value="1366">
            <text:p>1366</text:p>
          </table:table-cell>
          <table:table-cell table:formula="of:=([.JO4]-1)/5" office:value-type="float" office:value="1371">
            <text:p>1371</text:p>
          </table:table-cell>
          <table:table-cell table:formula="of:=([.JP4]-1)/5" office:value-type="float" office:value="1376">
            <text:p>1376</text:p>
          </table:table-cell>
          <table:table-cell table:formula="of:=([.JQ4]-1)/5" office:value-type="float" office:value="1381">
            <text:p>1381</text:p>
          </table:table-cell>
          <table:table-cell table:formula="of:=([.JR4]-1)/5" office:value-type="float" office:value="1386">
            <text:p>1386</text:p>
          </table:table-cell>
          <table:table-cell table:formula="of:=([.JS4]-1)/5" office:value-type="float" office:value="1391">
            <text:p>1391</text:p>
          </table:table-cell>
          <table:table-cell table:formula="of:=([.JT4]-1)/5" office:value-type="float" office:value="1396">
            <text:p>1396</text:p>
          </table:table-cell>
          <table:table-cell table:formula="of:=([.JU4]-1)/5" office:value-type="float" office:value="1401">
            <text:p>1401</text:p>
          </table:table-cell>
          <table:table-cell table:formula="of:=([.JV4]-1)/5" office:value-type="float" office:value="1406">
            <text:p>1406</text:p>
          </table:table-cell>
          <table:table-cell table:formula="of:=([.JW4]-1)/5" office:value-type="float" office:value="1411">
            <text:p>1411</text:p>
          </table:table-cell>
          <table:table-cell table:formula="of:=([.JX4]-1)/5" office:value-type="float" office:value="1416">
            <text:p>1416</text:p>
          </table:table-cell>
          <table:table-cell table:formula="of:=([.JY4]-1)/5" office:value-type="float" office:value="1421">
            <text:p>1421</text:p>
          </table:table-cell>
          <table:table-cell table:formula="of:=([.JZ4]-1)/5" office:value-type="float" office:value="1426">
            <text:p>1426</text:p>
          </table:table-cell>
          <table:table-cell table:formula="of:=([.KA4]-1)/5" office:value-type="float" office:value="1431">
            <text:p>1431</text:p>
          </table:table-cell>
          <table:table-cell table:formula="of:=([.KB4]-1)/5" office:value-type="float" office:value="1436">
            <text:p>1436</text:p>
          </table:table-cell>
          <table:table-cell table:formula="of:=([.KC4]-1)/5" office:value-type="float" office:value="1441">
            <text:p>1441</text:p>
          </table:table-cell>
          <table:table-cell table:formula="of:=([.KD4]-1)/5" office:value-type="float" office:value="1446">
            <text:p>1446</text:p>
          </table:table-cell>
          <table:table-cell table:formula="of:=([.KE4]-1)/5" office:value-type="float" office:value="1451">
            <text:p>1451</text:p>
          </table:table-cell>
          <table:table-cell table:formula="of:=([.KF4]-1)/5" office:value-type="float" office:value="1456">
            <text:p>1456</text:p>
          </table:table-cell>
          <table:table-cell table:formula="of:=([.KG4]-1)/5" office:value-type="float" office:value="1461">
            <text:p>1461</text:p>
          </table:table-cell>
          <table:table-cell table:formula="of:=([.KH4]-1)/5" office:value-type="float" office:value="1466">
            <text:p>1466</text:p>
          </table:table-cell>
          <table:table-cell table:formula="of:=([.KI4]-1)/5" office:value-type="float" office:value="1471">
            <text:p>1471</text:p>
          </table:table-cell>
          <table:table-cell table:formula="of:=([.KJ4]-1)/5" office:value-type="float" office:value="1476">
            <text:p>1476</text:p>
          </table:table-cell>
          <table:table-cell table:formula="of:=([.KK4]-1)/5" office:value-type="float" office:value="1481">
            <text:p>1481</text:p>
          </table:table-cell>
          <table:table-cell table:formula="of:=([.KL4]-1)/5" office:value-type="float" office:value="1486">
            <text:p>1486</text:p>
          </table:table-cell>
          <table:table-cell table:formula="of:=([.KM4]-1)/5" office:value-type="float" office:value="1491">
            <text:p>1491</text:p>
          </table:table-cell>
          <table:table-cell table:formula="of:=([.KN4]-1)/5" office:value-type="float" office:value="1496">
            <text:p>1496</text:p>
          </table:table-cell>
          <table:table-cell table:formula="of:=([.KO4]-1)/5" office:value-type="float" office:value="1501">
            <text:p>1501</text:p>
          </table:table-cell>
          <table:table-cell table:formula="of:=([.KP4]-1)/5" office:value-type="float" office:value="1506">
            <text:p>1506</text:p>
          </table:table-cell>
          <table:table-cell table:formula="of:=([.KQ4]-1)/5" office:value-type="float" office:value="1511">
            <text:p>1511</text:p>
          </table:table-cell>
          <table:table-cell table:formula="of:=([.KR4]-1)/5" office:value-type="float" office:value="1516">
            <text:p>1516</text:p>
          </table:table-cell>
          <table:table-cell table:formula="of:=([.KS4]-1)/5" office:value-type="float" office:value="1521">
            <text:p>1521</text:p>
          </table:table-cell>
          <table:table-cell table:formula="of:=([.KT4]-1)/5" office:value-type="float" office:value="1526">
            <text:p>1526</text:p>
          </table:table-cell>
          <table:table-cell table:formula="of:=([.KU4]-1)/5" office:value-type="float" office:value="1531">
            <text:p>1531</text:p>
          </table:table-cell>
          <table:table-cell table:formula="of:=([.KV4]-1)/5" office:value-type="float" office:value="1536">
            <text:p>1536</text:p>
          </table:table-cell>
          <table:table-cell table:formula="of:=([.KW4]-1)/5" office:value-type="float" office:value="1541">
            <text:p>1541</text:p>
          </table:table-cell>
          <table:table-cell table:formula="of:=([.KX4]-1)/5" office:value-type="float" office:value="1546">
            <text:p>1546</text:p>
          </table:table-cell>
          <table:table-cell table:formula="of:=([.KY4]-1)/5" office:value-type="float" office:value="1551">
            <text:p>1551</text:p>
          </table:table-cell>
          <table:table-cell table:formula="of:=([.KZ4]-1)/5" office:value-type="float" office:value="1556">
            <text:p>1556</text:p>
          </table:table-cell>
          <table:table-cell table:formula="of:=([.LA4]-1)/5" office:value-type="float" office:value="1561">
            <text:p>1561</text:p>
          </table:table-cell>
          <table:table-cell table:formula="of:=([.LB4]-1)/5" office:value-type="float" office:value="1566">
            <text:p>1566</text:p>
          </table:table-cell>
          <table:table-cell table:formula="of:=([.LC4]-1)/5" office:value-type="float" office:value="1571">
            <text:p>1571</text:p>
          </table:table-cell>
          <table:table-cell table:formula="of:=([.LD4]-1)/5" office:value-type="float" office:value="1576">
            <text:p>1576</text:p>
          </table:table-cell>
          <table:table-cell table:formula="of:=([.LE4]-1)/5" office:value-type="float" office:value="1581">
            <text:p>1581</text:p>
          </table:table-cell>
          <table:table-cell table:formula="of:=([.LF4]-1)/5" office:value-type="float" office:value="1586">
            <text:p>1586</text:p>
          </table:table-cell>
          <table:table-cell table:formula="of:=([.LG4]-1)/5" office:value-type="float" office:value="1591">
            <text:p>1591</text:p>
          </table:table-cell>
          <table:table-cell table:formula="of:=([.LH4]-1)/5" office:value-type="float" office:value="1596">
            <text:p>1596</text:p>
          </table:table-cell>
        </table:table-row>
        <table:table-row table:style-name="ro1">
          <table:table-cell table:formula="of:=([.A5]-1)/5" office:value-type="float" office:value="0">
            <text:p>0</text:p>
          </table:table-cell>
          <table:table-cell table:formula="of:=([.B5]-1)/5" office:value-type="float" office:value="1">
            <text:p>1</text:p>
          </table:table-cell>
          <table:table-cell table:formula="of:=([.C5]-1)/5" office:value-type="float" office:value="2">
            <text:p>2</text:p>
          </table:table-cell>
          <table:table-cell table:formula="of:=([.D5]-1)/5" office:value-type="float" office:value="3">
            <text:p>3</text:p>
          </table:table-cell>
          <table:table-cell table:formula="of:=([.E5]-1)/5" office:value-type="float" office:value="4">
            <text:p>4</text:p>
          </table:table-cell>
          <table:table-cell table:formula="of:=([.F5]-1)/5" office:value-type="float" office:value="5">
            <text:p>5</text:p>
          </table:table-cell>
          <table:table-cell table:formula="of:=([.G5]-1)/5" office:value-type="float" office:value="6">
            <text:p>6</text:p>
          </table:table-cell>
          <table:table-cell table:formula="of:=([.H5]-1)/5" office:value-type="float" office:value="7">
            <text:p>7</text:p>
          </table:table-cell>
          <table:table-cell table:formula="of:=([.I5]-1)/5" office:value-type="float" office:value="8">
            <text:p>8</text:p>
          </table:table-cell>
          <table:table-cell table:formula="of:=([.J5]-1)/5" office:value-type="float" office:value="9">
            <text:p>9</text:p>
          </table:table-cell>
          <table:table-cell table:formula="of:=([.K5]-1)/5" office:value-type="float" office:value="10">
            <text:p>10</text:p>
          </table:table-cell>
          <table:table-cell table:formula="of:=([.L5]-1)/5" office:value-type="float" office:value="11">
            <text:p>11</text:p>
          </table:table-cell>
          <table:table-cell table:formula="of:=([.M5]-1)/5" office:value-type="float" office:value="12">
            <text:p>12</text:p>
          </table:table-cell>
          <table:table-cell table:formula="of:=([.N5]-1)/5" office:value-type="float" office:value="13">
            <text:p>13</text:p>
          </table:table-cell>
          <table:table-cell table:formula="of:=([.O5]-1)/5" office:value-type="float" office:value="14">
            <text:p>14</text:p>
          </table:table-cell>
          <table:table-cell table:formula="of:=([.P5]-1)/5" office:value-type="float" office:value="15">
            <text:p>15</text:p>
          </table:table-cell>
          <table:table-cell table:formula="of:=([.Q5]-1)/5" office:value-type="float" office:value="16">
            <text:p>16</text:p>
          </table:table-cell>
          <table:table-cell table:formula="of:=([.R5]-1)/5" office:value-type="float" office:value="17">
            <text:p>17</text:p>
          </table:table-cell>
          <table:table-cell table:formula="of:=([.S5]-1)/5" office:value-type="float" office:value="18">
            <text:p>18</text:p>
          </table:table-cell>
          <table:table-cell table:formula="of:=([.T5]-1)/5" office:value-type="float" office:value="19">
            <text:p>19</text:p>
          </table:table-cell>
          <table:table-cell table:formula="of:=([.U5]-1)/5" office:value-type="float" office:value="20">
            <text:p>20</text:p>
          </table:table-cell>
          <table:table-cell table:formula="of:=([.V5]-1)/5" office:value-type="float" office:value="21">
            <text:p>21</text:p>
          </table:table-cell>
          <table:table-cell table:formula="of:=([.W5]-1)/5" office:value-type="float" office:value="22">
            <text:p>22</text:p>
          </table:table-cell>
          <table:table-cell table:formula="of:=([.X5]-1)/5" office:value-type="float" office:value="23">
            <text:p>23</text:p>
          </table:table-cell>
          <table:table-cell table:formula="of:=([.Y5]-1)/5" office:value-type="float" office:value="24">
            <text:p>24</text:p>
          </table:table-cell>
          <table:table-cell table:formula="of:=([.Z5]-1)/5" office:value-type="float" office:value="25">
            <text:p>25</text:p>
          </table:table-cell>
          <table:table-cell table:formula="of:=([.AA5]-1)/5" office:value-type="float" office:value="26">
            <text:p>26</text:p>
          </table:table-cell>
          <table:table-cell table:formula="of:=([.AB5]-1)/5" office:value-type="float" office:value="27">
            <text:p>27</text:p>
          </table:table-cell>
          <table:table-cell table:formula="of:=([.AC5]-1)/5" office:value-type="float" office:value="28">
            <text:p>28</text:p>
          </table:table-cell>
          <table:table-cell table:formula="of:=([.AD5]-1)/5" office:value-type="float" office:value="29">
            <text:p>29</text:p>
          </table:table-cell>
          <table:table-cell table:formula="of:=([.AE5]-1)/5" office:value-type="float" office:value="30">
            <text:p>30</text:p>
          </table:table-cell>
          <table:table-cell table:formula="of:=([.AF5]-1)/5" office:value-type="float" office:value="31">
            <text:p>31</text:p>
          </table:table-cell>
          <table:table-cell table:formula="of:=([.AG5]-1)/5" office:value-type="float" office:value="32">
            <text:p>32</text:p>
          </table:table-cell>
          <table:table-cell table:formula="of:=([.AH5]-1)/5" office:value-type="float" office:value="33">
            <text:p>33</text:p>
          </table:table-cell>
          <table:table-cell table:formula="of:=([.AI5]-1)/5" office:value-type="float" office:value="34">
            <text:p>34</text:p>
          </table:table-cell>
          <table:table-cell table:formula="of:=([.AJ5]-1)/5" office:value-type="float" office:value="35">
            <text:p>35</text:p>
          </table:table-cell>
          <table:table-cell table:formula="of:=([.AK5]-1)/5" office:value-type="float" office:value="36">
            <text:p>36</text:p>
          </table:table-cell>
          <table:table-cell table:formula="of:=([.AL5]-1)/5" office:value-type="float" office:value="37">
            <text:p>37</text:p>
          </table:table-cell>
          <table:table-cell table:formula="of:=([.AM5]-1)/5" office:value-type="float" office:value="38">
            <text:p>38</text:p>
          </table:table-cell>
          <table:table-cell table:formula="of:=([.AN5]-1)/5" office:value-type="float" office:value="39">
            <text:p>39</text:p>
          </table:table-cell>
          <table:table-cell table:formula="of:=([.AO5]-1)/5" office:value-type="float" office:value="40">
            <text:p>40</text:p>
          </table:table-cell>
          <table:table-cell table:formula="of:=([.AP5]-1)/5" office:value-type="float" office:value="41">
            <text:p>41</text:p>
          </table:table-cell>
          <table:table-cell table:formula="of:=([.AQ5]-1)/5" office:value-type="float" office:value="42">
            <text:p>42</text:p>
          </table:table-cell>
          <table:table-cell table:formula="of:=([.AR5]-1)/5" office:value-type="float" office:value="43">
            <text:p>43</text:p>
          </table:table-cell>
          <table:table-cell table:formula="of:=([.AS5]-1)/5" office:value-type="float" office:value="44">
            <text:p>44</text:p>
          </table:table-cell>
          <table:table-cell table:formula="of:=([.AT5]-1)/5" office:value-type="float" office:value="45">
            <text:p>45</text:p>
          </table:table-cell>
          <table:table-cell table:formula="of:=([.AU5]-1)/5" office:value-type="float" office:value="46">
            <text:p>46</text:p>
          </table:table-cell>
          <table:table-cell table:formula="of:=([.AV5]-1)/5" office:value-type="float" office:value="47">
            <text:p>47</text:p>
          </table:table-cell>
          <table:table-cell table:formula="of:=([.AW5]-1)/5" office:value-type="float" office:value="48">
            <text:p>48</text:p>
          </table:table-cell>
          <table:table-cell table:formula="of:=([.AX5]-1)/5" office:value-type="float" office:value="49">
            <text:p>49</text:p>
          </table:table-cell>
          <table:table-cell table:formula="of:=([.AY5]-1)/5" office:value-type="float" office:value="50">
            <text:p>50</text:p>
          </table:table-cell>
          <table:table-cell table:formula="of:=([.AZ5]-1)/5" office:value-type="float" office:value="51">
            <text:p>51</text:p>
          </table:table-cell>
          <table:table-cell table:formula="of:=([.BA5]-1)/5" office:value-type="float" office:value="52">
            <text:p>52</text:p>
          </table:table-cell>
          <table:table-cell table:formula="of:=([.BB5]-1)/5" office:value-type="float" office:value="53">
            <text:p>53</text:p>
          </table:table-cell>
          <table:table-cell table:formula="of:=([.BC5]-1)/5" office:value-type="float" office:value="54">
            <text:p>54</text:p>
          </table:table-cell>
          <table:table-cell table:formula="of:=([.BD5]-1)/5" office:value-type="float" office:value="55">
            <text:p>55</text:p>
          </table:table-cell>
          <table:table-cell table:formula="of:=([.BE5]-1)/5" office:value-type="float" office:value="56">
            <text:p>56</text:p>
          </table:table-cell>
          <table:table-cell table:formula="of:=([.BF5]-1)/5" office:value-type="float" office:value="57">
            <text:p>57</text:p>
          </table:table-cell>
          <table:table-cell table:formula="of:=([.BG5]-1)/5" office:value-type="float" office:value="58">
            <text:p>58</text:p>
          </table:table-cell>
          <table:table-cell table:formula="of:=([.BH5]-1)/5" office:value-type="float" office:value="59">
            <text:p>59</text:p>
          </table:table-cell>
          <table:table-cell table:formula="of:=([.BI5]-1)/5" office:value-type="float" office:value="60">
            <text:p>60</text:p>
          </table:table-cell>
          <table:table-cell table:formula="of:=([.BJ5]-1)/5" office:value-type="float" office:value="61">
            <text:p>61</text:p>
          </table:table-cell>
          <table:table-cell table:formula="of:=([.BK5]-1)/5" office:value-type="float" office:value="62">
            <text:p>62</text:p>
          </table:table-cell>
          <table:table-cell table:formula="of:=([.BL5]-1)/5" office:value-type="float" office:value="63">
            <text:p>63</text:p>
          </table:table-cell>
          <table:table-cell table:formula="of:=([.BM5]-1)/5" office:value-type="float" office:value="64">
            <text:p>64</text:p>
          </table:table-cell>
          <table:table-cell table:formula="of:=([.BN5]-1)/5" office:value-type="float" office:value="65">
            <text:p>65</text:p>
          </table:table-cell>
          <table:table-cell table:formula="of:=([.BO5]-1)/5" office:value-type="float" office:value="66">
            <text:p>66</text:p>
          </table:table-cell>
          <table:table-cell table:formula="of:=([.BP5]-1)/5" office:value-type="float" office:value="67">
            <text:p>67</text:p>
          </table:table-cell>
          <table:table-cell table:formula="of:=([.BQ5]-1)/5" office:value-type="float" office:value="68">
            <text:p>68</text:p>
          </table:table-cell>
          <table:table-cell table:formula="of:=([.BR5]-1)/5" office:value-type="float" office:value="69">
            <text:p>69</text:p>
          </table:table-cell>
          <table:table-cell table:formula="of:=([.BS5]-1)/5" office:value-type="float" office:value="70">
            <text:p>70</text:p>
          </table:table-cell>
          <table:table-cell table:formula="of:=([.BT5]-1)/5" office:value-type="float" office:value="71">
            <text:p>71</text:p>
          </table:table-cell>
          <table:table-cell table:formula="of:=([.BU5]-1)/5" office:value-type="float" office:value="72">
            <text:p>72</text:p>
          </table:table-cell>
          <table:table-cell table:formula="of:=([.BV5]-1)/5" office:value-type="float" office:value="73">
            <text:p>73</text:p>
          </table:table-cell>
          <table:table-cell table:formula="of:=([.BW5]-1)/5" office:value-type="float" office:value="74">
            <text:p>74</text:p>
          </table:table-cell>
          <table:table-cell table:formula="of:=([.BX5]-1)/5" office:value-type="float" office:value="75">
            <text:p>75</text:p>
          </table:table-cell>
          <table:table-cell table:formula="of:=([.BY5]-1)/5" office:value-type="float" office:value="76">
            <text:p>76</text:p>
          </table:table-cell>
          <table:table-cell table:formula="of:=([.BZ5]-1)/5" office:value-type="float" office:value="77">
            <text:p>77</text:p>
          </table:table-cell>
          <table:table-cell table:formula="of:=([.CA5]-1)/5" office:value-type="float" office:value="78">
            <text:p>78</text:p>
          </table:table-cell>
          <table:table-cell table:formula="of:=([.CB5]-1)/5" office:value-type="float" office:value="79">
            <text:p>79</text:p>
          </table:table-cell>
          <table:table-cell table:formula="of:=([.CC5]-1)/5" office:value-type="float" office:value="80">
            <text:p>80</text:p>
          </table:table-cell>
          <table:table-cell table:formula="of:=([.CD5]-1)/5" office:value-type="float" office:value="81">
            <text:p>81</text:p>
          </table:table-cell>
          <table:table-cell table:formula="of:=([.CE5]-1)/5" office:value-type="float" office:value="82">
            <text:p>82</text:p>
          </table:table-cell>
          <table:table-cell table:formula="of:=([.CF5]-1)/5" office:value-type="float" office:value="83">
            <text:p>83</text:p>
          </table:table-cell>
          <table:table-cell table:formula="of:=([.CG5]-1)/5" office:value-type="float" office:value="84">
            <text:p>84</text:p>
          </table:table-cell>
          <table:table-cell table:formula="of:=([.CH5]-1)/5" office:value-type="float" office:value="85">
            <text:p>85</text:p>
          </table:table-cell>
          <table:table-cell table:formula="of:=([.CI5]-1)/5" office:value-type="float" office:value="86">
            <text:p>86</text:p>
          </table:table-cell>
          <table:table-cell table:formula="of:=([.CJ5]-1)/5" office:value-type="float" office:value="87">
            <text:p>87</text:p>
          </table:table-cell>
          <table:table-cell table:formula="of:=([.CK5]-1)/5" office:value-type="float" office:value="88">
            <text:p>88</text:p>
          </table:table-cell>
          <table:table-cell table:formula="of:=([.CL5]-1)/5" office:value-type="float" office:value="89">
            <text:p>89</text:p>
          </table:table-cell>
          <table:table-cell table:formula="of:=([.CM5]-1)/5" office:value-type="float" office:value="90">
            <text:p>90</text:p>
          </table:table-cell>
          <table:table-cell table:formula="of:=([.CN5]-1)/5" office:value-type="float" office:value="91">
            <text:p>91</text:p>
          </table:table-cell>
          <table:table-cell table:formula="of:=([.CO5]-1)/5" office:value-type="float" office:value="92">
            <text:p>92</text:p>
          </table:table-cell>
          <table:table-cell table:formula="of:=([.CP5]-1)/5" office:value-type="float" office:value="93">
            <text:p>93</text:p>
          </table:table-cell>
          <table:table-cell table:formula="of:=([.CQ5]-1)/5" office:value-type="float" office:value="94">
            <text:p>94</text:p>
          </table:table-cell>
          <table:table-cell table:formula="of:=([.CR5]-1)/5" office:value-type="float" office:value="95">
            <text:p>95</text:p>
          </table:table-cell>
          <table:table-cell table:formula="of:=([.CS5]-1)/5" office:value-type="float" office:value="96">
            <text:p>96</text:p>
          </table:table-cell>
          <table:table-cell table:formula="of:=([.CT5]-1)/5" office:value-type="float" office:value="97">
            <text:p>97</text:p>
          </table:table-cell>
          <table:table-cell table:formula="of:=([.CU5]-1)/5" office:value-type="float" office:value="98">
            <text:p>98</text:p>
          </table:table-cell>
          <table:table-cell table:formula="of:=([.CV5]-1)/5" office:value-type="float" office:value="99">
            <text:p>99</text:p>
          </table:table-cell>
          <table:table-cell table:formula="of:=([.CW5]-1)/5" office:value-type="float" office:value="100">
            <text:p>100</text:p>
          </table:table-cell>
          <table:table-cell table:formula="of:=([.CX5]-1)/5" office:value-type="float" office:value="101">
            <text:p>101</text:p>
          </table:table-cell>
          <table:table-cell table:formula="of:=([.CY5]-1)/5" office:value-type="float" office:value="102">
            <text:p>102</text:p>
          </table:table-cell>
          <table:table-cell table:formula="of:=([.CZ5]-1)/5" office:value-type="float" office:value="103">
            <text:p>103</text:p>
          </table:table-cell>
          <table:table-cell table:formula="of:=([.DA5]-1)/5" office:value-type="float" office:value="104">
            <text:p>104</text:p>
          </table:table-cell>
          <table:table-cell table:formula="of:=([.DB5]-1)/5" office:value-type="float" office:value="105">
            <text:p>105</text:p>
          </table:table-cell>
          <table:table-cell table:formula="of:=([.DC5]-1)/5" office:value-type="float" office:value="106">
            <text:p>106</text:p>
          </table:table-cell>
          <table:table-cell table:formula="of:=([.DD5]-1)/5" office:value-type="float" office:value="107">
            <text:p>107</text:p>
          </table:table-cell>
          <table:table-cell table:formula="of:=([.DE5]-1)/5" office:value-type="float" office:value="108">
            <text:p>108</text:p>
          </table:table-cell>
          <table:table-cell table:formula="of:=([.DF5]-1)/5" office:value-type="float" office:value="109">
            <text:p>109</text:p>
          </table:table-cell>
          <table:table-cell table:formula="of:=([.DG5]-1)/5" office:value-type="float" office:value="110">
            <text:p>110</text:p>
          </table:table-cell>
          <table:table-cell table:formula="of:=([.DH5]-1)/5" office:value-type="float" office:value="111">
            <text:p>111</text:p>
          </table:table-cell>
          <table:table-cell table:formula="of:=([.DI5]-1)/5" office:value-type="float" office:value="112">
            <text:p>112</text:p>
          </table:table-cell>
          <table:table-cell table:formula="of:=([.DJ5]-1)/5" office:value-type="float" office:value="113">
            <text:p>113</text:p>
          </table:table-cell>
          <table:table-cell table:formula="of:=([.DK5]-1)/5" office:value-type="float" office:value="114">
            <text:p>114</text:p>
          </table:table-cell>
          <table:table-cell table:formula="of:=([.DL5]-1)/5" office:value-type="float" office:value="115">
            <text:p>115</text:p>
          </table:table-cell>
          <table:table-cell table:formula="of:=([.DM5]-1)/5" office:value-type="float" office:value="116">
            <text:p>116</text:p>
          </table:table-cell>
          <table:table-cell table:formula="of:=([.DN5]-1)/5" office:value-type="float" office:value="117">
            <text:p>117</text:p>
          </table:table-cell>
          <table:table-cell table:formula="of:=([.DO5]-1)/5" office:value-type="float" office:value="118">
            <text:p>118</text:p>
          </table:table-cell>
          <table:table-cell table:formula="of:=([.DP5]-1)/5" office:value-type="float" office:value="119">
            <text:p>119</text:p>
          </table:table-cell>
          <table:table-cell table:formula="of:=([.DQ5]-1)/5" office:value-type="float" office:value="120">
            <text:p>120</text:p>
          </table:table-cell>
          <table:table-cell table:formula="of:=([.DR5]-1)/5" office:value-type="float" office:value="121">
            <text:p>121</text:p>
          </table:table-cell>
          <table:table-cell table:formula="of:=([.DS5]-1)/5" office:value-type="float" office:value="122">
            <text:p>122</text:p>
          </table:table-cell>
          <table:table-cell table:formula="of:=([.DT5]-1)/5" office:value-type="float" office:value="123">
            <text:p>123</text:p>
          </table:table-cell>
          <table:table-cell table:formula="of:=([.DU5]-1)/5" office:value-type="float" office:value="124">
            <text:p>124</text:p>
          </table:table-cell>
          <table:table-cell table:formula="of:=([.DV5]-1)/5" office:value-type="float" office:value="125">
            <text:p>125</text:p>
          </table:table-cell>
          <table:table-cell table:formula="of:=([.DW5]-1)/5" office:value-type="float" office:value="126">
            <text:p>126</text:p>
          </table:table-cell>
          <table:table-cell table:formula="of:=([.DX5]-1)/5" office:value-type="float" office:value="127">
            <text:p>127</text:p>
          </table:table-cell>
          <table:table-cell table:formula="of:=([.DY5]-1)/5" office:value-type="float" office:value="128">
            <text:p>128</text:p>
          </table:table-cell>
          <table:table-cell table:formula="of:=([.DZ5]-1)/5" office:value-type="float" office:value="129">
            <text:p>129</text:p>
          </table:table-cell>
          <table:table-cell table:formula="of:=([.EA5]-1)/5" office:value-type="float" office:value="130">
            <text:p>130</text:p>
          </table:table-cell>
          <table:table-cell table:formula="of:=([.EB5]-1)/5" office:value-type="float" office:value="131">
            <text:p>131</text:p>
          </table:table-cell>
          <table:table-cell table:formula="of:=([.EC5]-1)/5" office:value-type="float" office:value="132">
            <text:p>132</text:p>
          </table:table-cell>
          <table:table-cell table:formula="of:=([.ED5]-1)/5" office:value-type="float" office:value="133">
            <text:p>133</text:p>
          </table:table-cell>
          <table:table-cell table:formula="of:=([.EE5]-1)/5" office:value-type="float" office:value="134">
            <text:p>134</text:p>
          </table:table-cell>
          <table:table-cell table:formula="of:=([.EF5]-1)/5" office:value-type="float" office:value="135">
            <text:p>135</text:p>
          </table:table-cell>
          <table:table-cell table:formula="of:=([.EG5]-1)/5" office:value-type="float" office:value="136">
            <text:p>136</text:p>
          </table:table-cell>
          <table:table-cell table:formula="of:=([.EH5]-1)/5" office:value-type="float" office:value="137">
            <text:p>137</text:p>
          </table:table-cell>
          <table:table-cell table:formula="of:=([.EI5]-1)/5" office:value-type="float" office:value="138">
            <text:p>138</text:p>
          </table:table-cell>
          <table:table-cell table:formula="of:=([.EJ5]-1)/5" office:value-type="float" office:value="139">
            <text:p>139</text:p>
          </table:table-cell>
          <table:table-cell table:formula="of:=([.EK5]-1)/5" office:value-type="float" office:value="140">
            <text:p>140</text:p>
          </table:table-cell>
          <table:table-cell table:formula="of:=([.EL5]-1)/5" office:value-type="float" office:value="141">
            <text:p>141</text:p>
          </table:table-cell>
          <table:table-cell table:formula="of:=([.EM5]-1)/5" office:value-type="float" office:value="142">
            <text:p>142</text:p>
          </table:table-cell>
          <table:table-cell table:formula="of:=([.EN5]-1)/5" office:value-type="float" office:value="143">
            <text:p>143</text:p>
          </table:table-cell>
          <table:table-cell table:formula="of:=([.EO5]-1)/5" office:value-type="float" office:value="144">
            <text:p>144</text:p>
          </table:table-cell>
          <table:table-cell table:formula="of:=([.EP5]-1)/5" office:value-type="float" office:value="145">
            <text:p>145</text:p>
          </table:table-cell>
          <table:table-cell table:formula="of:=([.EQ5]-1)/5" office:value-type="float" office:value="146">
            <text:p>146</text:p>
          </table:table-cell>
          <table:table-cell table:formula="of:=([.ER5]-1)/5" office:value-type="float" office:value="147">
            <text:p>147</text:p>
          </table:table-cell>
          <table:table-cell table:formula="of:=([.ES5]-1)/5" office:value-type="float" office:value="148">
            <text:p>148</text:p>
          </table:table-cell>
          <table:table-cell table:formula="of:=([.ET5]-1)/5" office:value-type="float" office:value="149">
            <text:p>149</text:p>
          </table:table-cell>
          <table:table-cell table:formula="of:=([.EU5]-1)/5" office:value-type="float" office:value="150">
            <text:p>150</text:p>
          </table:table-cell>
          <table:table-cell table:formula="of:=([.EV5]-1)/5" office:value-type="float" office:value="151">
            <text:p>151</text:p>
          </table:table-cell>
          <table:table-cell table:formula="of:=([.EW5]-1)/5" office:value-type="float" office:value="152">
            <text:p>152</text:p>
          </table:table-cell>
          <table:table-cell table:formula="of:=([.EX5]-1)/5" office:value-type="float" office:value="153">
            <text:p>153</text:p>
          </table:table-cell>
          <table:table-cell table:formula="of:=([.EY5]-1)/5" office:value-type="float" office:value="154">
            <text:p>154</text:p>
          </table:table-cell>
          <table:table-cell table:formula="of:=([.EZ5]-1)/5" office:value-type="float" office:value="155">
            <text:p>155</text:p>
          </table:table-cell>
          <table:table-cell table:formula="of:=([.FA5]-1)/5" office:value-type="float" office:value="156">
            <text:p>156</text:p>
          </table:table-cell>
          <table:table-cell table:formula="of:=([.FB5]-1)/5" office:value-type="float" office:value="157">
            <text:p>157</text:p>
          </table:table-cell>
          <table:table-cell table:formula="of:=([.FC5]-1)/5" office:value-type="float" office:value="158">
            <text:p>158</text:p>
          </table:table-cell>
          <table:table-cell table:formula="of:=([.FD5]-1)/5" office:value-type="float" office:value="159">
            <text:p>159</text:p>
          </table:table-cell>
          <table:table-cell table:formula="of:=([.FE5]-1)/5" office:value-type="float" office:value="160">
            <text:p>160</text:p>
          </table:table-cell>
          <table:table-cell table:formula="of:=([.FF5]-1)/5" office:value-type="float" office:value="161">
            <text:p>161</text:p>
          </table:table-cell>
          <table:table-cell table:formula="of:=([.FG5]-1)/5" office:value-type="float" office:value="162">
            <text:p>162</text:p>
          </table:table-cell>
          <table:table-cell table:formula="of:=([.FH5]-1)/5" office:value-type="float" office:value="163">
            <text:p>163</text:p>
          </table:table-cell>
          <table:table-cell table:formula="of:=([.FI5]-1)/5" office:value-type="float" office:value="164">
            <text:p>164</text:p>
          </table:table-cell>
          <table:table-cell table:formula="of:=([.FJ5]-1)/5" office:value-type="float" office:value="165">
            <text:p>165</text:p>
          </table:table-cell>
          <table:table-cell table:formula="of:=([.FK5]-1)/5" office:value-type="float" office:value="166">
            <text:p>166</text:p>
          </table:table-cell>
          <table:table-cell table:formula="of:=([.FL5]-1)/5" office:value-type="float" office:value="167">
            <text:p>167</text:p>
          </table:table-cell>
          <table:table-cell table:formula="of:=([.FM5]-1)/5" office:value-type="float" office:value="168">
            <text:p>168</text:p>
          </table:table-cell>
          <table:table-cell table:formula="of:=([.FN5]-1)/5" office:value-type="float" office:value="169">
            <text:p>169</text:p>
          </table:table-cell>
          <table:table-cell table:formula="of:=([.FO5]-1)/5" office:value-type="float" office:value="170">
            <text:p>170</text:p>
          </table:table-cell>
          <table:table-cell table:formula="of:=([.FP5]-1)/5" office:value-type="float" office:value="171">
            <text:p>171</text:p>
          </table:table-cell>
          <table:table-cell table:formula="of:=([.FQ5]-1)/5" office:value-type="float" office:value="172">
            <text:p>172</text:p>
          </table:table-cell>
          <table:table-cell table:formula="of:=([.FR5]-1)/5" office:value-type="float" office:value="173">
            <text:p>173</text:p>
          </table:table-cell>
          <table:table-cell table:formula="of:=([.FS5]-1)/5" office:value-type="float" office:value="174">
            <text:p>174</text:p>
          </table:table-cell>
          <table:table-cell table:formula="of:=([.FT5]-1)/5" office:value-type="float" office:value="175">
            <text:p>175</text:p>
          </table:table-cell>
          <table:table-cell table:formula="of:=([.FU5]-1)/5" office:value-type="float" office:value="176">
            <text:p>176</text:p>
          </table:table-cell>
          <table:table-cell table:formula="of:=([.FV5]-1)/5" office:value-type="float" office:value="177">
            <text:p>177</text:p>
          </table:table-cell>
          <table:table-cell table:formula="of:=([.FW5]-1)/5" office:value-type="float" office:value="178">
            <text:p>178</text:p>
          </table:table-cell>
          <table:table-cell table:formula="of:=([.FX5]-1)/5" office:value-type="float" office:value="179">
            <text:p>179</text:p>
          </table:table-cell>
          <table:table-cell table:formula="of:=([.FY5]-1)/5" office:value-type="float" office:value="180">
            <text:p>180</text:p>
          </table:table-cell>
          <table:table-cell table:formula="of:=([.FZ5]-1)/5" office:value-type="float" office:value="181">
            <text:p>181</text:p>
          </table:table-cell>
          <table:table-cell table:formula="of:=([.GA5]-1)/5" office:value-type="float" office:value="182">
            <text:p>182</text:p>
          </table:table-cell>
          <table:table-cell table:formula="of:=([.GB5]-1)/5" office:value-type="float" office:value="183">
            <text:p>183</text:p>
          </table:table-cell>
          <table:table-cell table:formula="of:=([.GC5]-1)/5" office:value-type="float" office:value="184">
            <text:p>184</text:p>
          </table:table-cell>
          <table:table-cell table:formula="of:=([.GD5]-1)/5" office:value-type="float" office:value="185">
            <text:p>185</text:p>
          </table:table-cell>
          <table:table-cell table:formula="of:=([.GE5]-1)/5" office:value-type="float" office:value="186">
            <text:p>186</text:p>
          </table:table-cell>
          <table:table-cell table:formula="of:=([.GF5]-1)/5" office:value-type="float" office:value="187">
            <text:p>187</text:p>
          </table:table-cell>
          <table:table-cell table:formula="of:=([.GG5]-1)/5" office:value-type="float" office:value="188">
            <text:p>188</text:p>
          </table:table-cell>
          <table:table-cell table:formula="of:=([.GH5]-1)/5" office:value-type="float" office:value="189">
            <text:p>189</text:p>
          </table:table-cell>
          <table:table-cell table:formula="of:=([.GI5]-1)/5" office:value-type="float" office:value="190">
            <text:p>190</text:p>
          </table:table-cell>
          <table:table-cell table:formula="of:=([.GJ5]-1)/5" office:value-type="float" office:value="191">
            <text:p>191</text:p>
          </table:table-cell>
          <table:table-cell table:formula="of:=([.GK5]-1)/5" office:value-type="float" office:value="192">
            <text:p>192</text:p>
          </table:table-cell>
          <table:table-cell table:formula="of:=([.GL5]-1)/5" office:value-type="float" office:value="193">
            <text:p>193</text:p>
          </table:table-cell>
          <table:table-cell table:formula="of:=([.GM5]-1)/5" office:value-type="float" office:value="194">
            <text:p>194</text:p>
          </table:table-cell>
          <table:table-cell table:formula="of:=([.GN5]-1)/5" office:value-type="float" office:value="195">
            <text:p>195</text:p>
          </table:table-cell>
          <table:table-cell table:formula="of:=([.GO5]-1)/5" office:value-type="float" office:value="196">
            <text:p>196</text:p>
          </table:table-cell>
          <table:table-cell table:formula="of:=([.GP5]-1)/5" office:value-type="float" office:value="197">
            <text:p>197</text:p>
          </table:table-cell>
          <table:table-cell table:formula="of:=([.GQ5]-1)/5" office:value-type="float" office:value="198">
            <text:p>198</text:p>
          </table:table-cell>
          <table:table-cell table:formula="of:=([.GR5]-1)/5" office:value-type="float" office:value="199">
            <text:p>199</text:p>
          </table:table-cell>
          <table:table-cell table:formula="of:=([.GS5]-1)/5" office:value-type="float" office:value="200">
            <text:p>200</text:p>
          </table:table-cell>
          <table:table-cell table:formula="of:=([.GT5]-1)/5" office:value-type="float" office:value="201">
            <text:p>201</text:p>
          </table:table-cell>
          <table:table-cell table:formula="of:=([.GU5]-1)/5" office:value-type="float" office:value="202">
            <text:p>202</text:p>
          </table:table-cell>
          <table:table-cell table:formula="of:=([.GV5]-1)/5" office:value-type="float" office:value="203">
            <text:p>203</text:p>
          </table:table-cell>
          <table:table-cell table:formula="of:=([.GW5]-1)/5" office:value-type="float" office:value="204">
            <text:p>204</text:p>
          </table:table-cell>
          <table:table-cell table:formula="of:=([.GX5]-1)/5" office:value-type="float" office:value="205">
            <text:p>205</text:p>
          </table:table-cell>
          <table:table-cell table:formula="of:=([.GY5]-1)/5" office:value-type="float" office:value="206">
            <text:p>206</text:p>
          </table:table-cell>
          <table:table-cell table:formula="of:=([.GZ5]-1)/5" office:value-type="float" office:value="207">
            <text:p>207</text:p>
          </table:table-cell>
          <table:table-cell table:formula="of:=([.HA5]-1)/5" office:value-type="float" office:value="208">
            <text:p>208</text:p>
          </table:table-cell>
          <table:table-cell table:formula="of:=([.HB5]-1)/5" office:value-type="float" office:value="209">
            <text:p>209</text:p>
          </table:table-cell>
          <table:table-cell table:formula="of:=([.HC5]-1)/5" office:value-type="float" office:value="210">
            <text:p>210</text:p>
          </table:table-cell>
          <table:table-cell table:formula="of:=([.HD5]-1)/5" office:value-type="float" office:value="211">
            <text:p>211</text:p>
          </table:table-cell>
          <table:table-cell table:formula="of:=([.HE5]-1)/5" office:value-type="float" office:value="212">
            <text:p>212</text:p>
          </table:table-cell>
          <table:table-cell table:formula="of:=([.HF5]-1)/5" office:value-type="float" office:value="213">
            <text:p>213</text:p>
          </table:table-cell>
          <table:table-cell table:formula="of:=([.HG5]-1)/5" office:value-type="float" office:value="214">
            <text:p>214</text:p>
          </table:table-cell>
          <table:table-cell table:formula="of:=([.HH5]-1)/5" office:value-type="float" office:value="215">
            <text:p>215</text:p>
          </table:table-cell>
          <table:table-cell table:formula="of:=([.HI5]-1)/5" office:value-type="float" office:value="216">
            <text:p>216</text:p>
          </table:table-cell>
          <table:table-cell table:formula="of:=([.HJ5]-1)/5" office:value-type="float" office:value="217">
            <text:p>217</text:p>
          </table:table-cell>
          <table:table-cell table:formula="of:=([.HK5]-1)/5" office:value-type="float" office:value="218">
            <text:p>218</text:p>
          </table:table-cell>
          <table:table-cell table:formula="of:=([.HL5]-1)/5" office:value-type="float" office:value="219">
            <text:p>219</text:p>
          </table:table-cell>
          <table:table-cell table:formula="of:=([.HM5]-1)/5" office:value-type="float" office:value="220">
            <text:p>220</text:p>
          </table:table-cell>
          <table:table-cell table:formula="of:=([.HN5]-1)/5" office:value-type="float" office:value="221">
            <text:p>221</text:p>
          </table:table-cell>
          <table:table-cell table:formula="of:=([.HO5]-1)/5" office:value-type="float" office:value="222">
            <text:p>222</text:p>
          </table:table-cell>
          <table:table-cell table:formula="of:=([.HP5]-1)/5" office:value-type="float" office:value="223">
            <text:p>223</text:p>
          </table:table-cell>
          <table:table-cell table:formula="of:=([.HQ5]-1)/5" office:value-type="float" office:value="224">
            <text:p>224</text:p>
          </table:table-cell>
          <table:table-cell table:formula="of:=([.HR5]-1)/5" office:value-type="float" office:value="225">
            <text:p>225</text:p>
          </table:table-cell>
          <table:table-cell table:formula="of:=([.HS5]-1)/5" office:value-type="float" office:value="226">
            <text:p>226</text:p>
          </table:table-cell>
          <table:table-cell table:formula="of:=([.HT5]-1)/5" office:value-type="float" office:value="227">
            <text:p>227</text:p>
          </table:table-cell>
          <table:table-cell table:formula="of:=([.HU5]-1)/5" office:value-type="float" office:value="228">
            <text:p>228</text:p>
          </table:table-cell>
          <table:table-cell table:formula="of:=([.HV5]-1)/5" office:value-type="float" office:value="229">
            <text:p>229</text:p>
          </table:table-cell>
          <table:table-cell table:formula="of:=([.HW5]-1)/5" office:value-type="float" office:value="230">
            <text:p>230</text:p>
          </table:table-cell>
          <table:table-cell table:formula="of:=([.HX5]-1)/5" office:value-type="float" office:value="231">
            <text:p>231</text:p>
          </table:table-cell>
          <table:table-cell table:formula="of:=([.HY5]-1)/5" office:value-type="float" office:value="232">
            <text:p>232</text:p>
          </table:table-cell>
          <table:table-cell table:formula="of:=([.HZ5]-1)/5" office:value-type="float" office:value="233">
            <text:p>233</text:p>
          </table:table-cell>
          <table:table-cell table:formula="of:=([.IA5]-1)/5" office:value-type="float" office:value="234">
            <text:p>234</text:p>
          </table:table-cell>
          <table:table-cell table:formula="of:=([.IB5]-1)/5" office:value-type="float" office:value="235">
            <text:p>235</text:p>
          </table:table-cell>
          <table:table-cell table:formula="of:=([.IC5]-1)/5" office:value-type="float" office:value="236">
            <text:p>236</text:p>
          </table:table-cell>
          <table:table-cell table:formula="of:=([.ID5]-1)/5" office:value-type="float" office:value="237">
            <text:p>237</text:p>
          </table:table-cell>
          <table:table-cell table:formula="of:=([.IE5]-1)/5" office:value-type="float" office:value="238">
            <text:p>238</text:p>
          </table:table-cell>
          <table:table-cell table:formula="of:=([.IF5]-1)/5" office:value-type="float" office:value="239">
            <text:p>239</text:p>
          </table:table-cell>
          <table:table-cell table:formula="of:=([.IG5]-1)/5" office:value-type="float" office:value="240">
            <text:p>240</text:p>
          </table:table-cell>
          <table:table-cell table:formula="of:=([.IH5]-1)/5" office:value-type="float" office:value="241">
            <text:p>241</text:p>
          </table:table-cell>
          <table:table-cell table:formula="of:=([.II5]-1)/5" office:value-type="float" office:value="242">
            <text:p>242</text:p>
          </table:table-cell>
          <table:table-cell table:formula="of:=([.IJ5]-1)/5" office:value-type="float" office:value="243">
            <text:p>243</text:p>
          </table:table-cell>
          <table:table-cell table:formula="of:=([.IK5]-1)/5" office:value-type="float" office:value="244">
            <text:p>244</text:p>
          </table:table-cell>
          <table:table-cell table:formula="of:=([.IL5]-1)/5" office:value-type="float" office:value="245">
            <text:p>245</text:p>
          </table:table-cell>
          <table:table-cell table:formula="of:=([.IM5]-1)/5" office:value-type="float" office:value="246">
            <text:p>246</text:p>
          </table:table-cell>
          <table:table-cell table:formula="of:=([.IN5]-1)/5" office:value-type="float" office:value="247">
            <text:p>247</text:p>
          </table:table-cell>
          <table:table-cell table:formula="of:=([.IO5]-1)/5" office:value-type="float" office:value="248">
            <text:p>248</text:p>
          </table:table-cell>
          <table:table-cell table:formula="of:=([.IP5]-1)/5" office:value-type="float" office:value="249">
            <text:p>249</text:p>
          </table:table-cell>
          <table:table-cell table:formula="of:=([.IQ5]-1)/5" office:value-type="float" office:value="250">
            <text:p>250</text:p>
          </table:table-cell>
          <table:table-cell table:formula="of:=([.IR5]-1)/5" office:value-type="float" office:value="251">
            <text:p>251</text:p>
          </table:table-cell>
          <table:table-cell table:formula="of:=([.IS5]-1)/5" office:value-type="float" office:value="252">
            <text:p>252</text:p>
          </table:table-cell>
          <table:table-cell table:formula="of:=([.IT5]-1)/5" office:value-type="float" office:value="253">
            <text:p>253</text:p>
          </table:table-cell>
          <table:table-cell table:formula="of:=([.IU5]-1)/5" office:value-type="float" office:value="254">
            <text:p>254</text:p>
          </table:table-cell>
          <table:table-cell table:formula="of:=([.IV5]-1)/5" office:value-type="float" office:value="255">
            <text:p>255</text:p>
          </table:table-cell>
          <table:table-cell table:formula="of:=([.IW5]-1)/5" office:value-type="float" office:value="256">
            <text:p>256</text:p>
          </table:table-cell>
          <table:table-cell table:formula="of:=([.IX5]-1)/5" office:value-type="float" office:value="257">
            <text:p>257</text:p>
          </table:table-cell>
          <table:table-cell table:formula="of:=([.IY5]-1)/5" office:value-type="float" office:value="258">
            <text:p>258</text:p>
          </table:table-cell>
          <table:table-cell table:formula="of:=([.IZ5]-1)/5" office:value-type="float" office:value="259">
            <text:p>259</text:p>
          </table:table-cell>
          <table:table-cell table:formula="of:=([.JA5]-1)/5" office:value-type="float" office:value="260">
            <text:p>260</text:p>
          </table:table-cell>
          <table:table-cell table:formula="of:=([.JB5]-1)/5" office:value-type="float" office:value="261">
            <text:p>261</text:p>
          </table:table-cell>
          <table:table-cell table:formula="of:=([.JC5]-1)/5" office:value-type="float" office:value="262">
            <text:p>262</text:p>
          </table:table-cell>
          <table:table-cell table:formula="of:=([.JD5]-1)/5" office:value-type="float" office:value="263">
            <text:p>263</text:p>
          </table:table-cell>
          <table:table-cell table:formula="of:=([.JE5]-1)/5" office:value-type="float" office:value="264">
            <text:p>264</text:p>
          </table:table-cell>
          <table:table-cell table:formula="of:=([.JF5]-1)/5" office:value-type="float" office:value="265">
            <text:p>265</text:p>
          </table:table-cell>
          <table:table-cell table:formula="of:=([.JG5]-1)/5" office:value-type="float" office:value="266">
            <text:p>266</text:p>
          </table:table-cell>
          <table:table-cell table:formula="of:=([.JH5]-1)/5" office:value-type="float" office:value="267">
            <text:p>267</text:p>
          </table:table-cell>
          <table:table-cell table:formula="of:=([.JI5]-1)/5" office:value-type="float" office:value="268">
            <text:p>268</text:p>
          </table:table-cell>
          <table:table-cell table:formula="of:=([.JJ5]-1)/5" office:value-type="float" office:value="269">
            <text:p>269</text:p>
          </table:table-cell>
          <table:table-cell table:formula="of:=([.JK5]-1)/5" office:value-type="float" office:value="270">
            <text:p>270</text:p>
          </table:table-cell>
          <table:table-cell table:formula="of:=([.JL5]-1)/5" office:value-type="float" office:value="271">
            <text:p>271</text:p>
          </table:table-cell>
          <table:table-cell table:formula="of:=([.JM5]-1)/5" office:value-type="float" office:value="272">
            <text:p>272</text:p>
          </table:table-cell>
          <table:table-cell table:formula="of:=([.JN5]-1)/5" office:value-type="float" office:value="273">
            <text:p>273</text:p>
          </table:table-cell>
          <table:table-cell table:formula="of:=([.JO5]-1)/5" office:value-type="float" office:value="274">
            <text:p>274</text:p>
          </table:table-cell>
          <table:table-cell table:formula="of:=([.JP5]-1)/5" office:value-type="float" office:value="275">
            <text:p>275</text:p>
          </table:table-cell>
          <table:table-cell table:formula="of:=([.JQ5]-1)/5" office:value-type="float" office:value="276">
            <text:p>276</text:p>
          </table:table-cell>
          <table:table-cell table:formula="of:=([.JR5]-1)/5" office:value-type="float" office:value="277">
            <text:p>277</text:p>
          </table:table-cell>
          <table:table-cell table:formula="of:=([.JS5]-1)/5" office:value-type="float" office:value="278">
            <text:p>278</text:p>
          </table:table-cell>
          <table:table-cell table:formula="of:=([.JT5]-1)/5" office:value-type="float" office:value="279">
            <text:p>279</text:p>
          </table:table-cell>
          <table:table-cell table:formula="of:=([.JU5]-1)/5" office:value-type="float" office:value="280">
            <text:p>280</text:p>
          </table:table-cell>
          <table:table-cell table:formula="of:=([.JV5]-1)/5" office:value-type="float" office:value="281">
            <text:p>281</text:p>
          </table:table-cell>
          <table:table-cell table:formula="of:=([.JW5]-1)/5" office:value-type="float" office:value="282">
            <text:p>282</text:p>
          </table:table-cell>
          <table:table-cell table:formula="of:=([.JX5]-1)/5" office:value-type="float" office:value="283">
            <text:p>283</text:p>
          </table:table-cell>
          <table:table-cell table:formula="of:=([.JY5]-1)/5" office:value-type="float" office:value="284">
            <text:p>284</text:p>
          </table:table-cell>
          <table:table-cell table:formula="of:=([.JZ5]-1)/5" office:value-type="float" office:value="285">
            <text:p>285</text:p>
          </table:table-cell>
          <table:table-cell table:formula="of:=([.KA5]-1)/5" office:value-type="float" office:value="286">
            <text:p>286</text:p>
          </table:table-cell>
          <table:table-cell table:formula="of:=([.KB5]-1)/5" office:value-type="float" office:value="287">
            <text:p>287</text:p>
          </table:table-cell>
          <table:table-cell table:formula="of:=([.KC5]-1)/5" office:value-type="float" office:value="288">
            <text:p>288</text:p>
          </table:table-cell>
          <table:table-cell table:formula="of:=([.KD5]-1)/5" office:value-type="float" office:value="289">
            <text:p>289</text:p>
          </table:table-cell>
          <table:table-cell table:formula="of:=([.KE5]-1)/5" office:value-type="float" office:value="290">
            <text:p>290</text:p>
          </table:table-cell>
          <table:table-cell table:formula="of:=([.KF5]-1)/5" office:value-type="float" office:value="291">
            <text:p>291</text:p>
          </table:table-cell>
          <table:table-cell table:formula="of:=([.KG5]-1)/5" office:value-type="float" office:value="292">
            <text:p>292</text:p>
          </table:table-cell>
          <table:table-cell table:formula="of:=([.KH5]-1)/5" office:value-type="float" office:value="293">
            <text:p>293</text:p>
          </table:table-cell>
          <table:table-cell table:formula="of:=([.KI5]-1)/5" office:value-type="float" office:value="294">
            <text:p>294</text:p>
          </table:table-cell>
          <table:table-cell table:formula="of:=([.KJ5]-1)/5" office:value-type="float" office:value="295">
            <text:p>295</text:p>
          </table:table-cell>
          <table:table-cell table:formula="of:=([.KK5]-1)/5" office:value-type="float" office:value="296">
            <text:p>296</text:p>
          </table:table-cell>
          <table:table-cell table:formula="of:=([.KL5]-1)/5" office:value-type="float" office:value="297">
            <text:p>297</text:p>
          </table:table-cell>
          <table:table-cell table:formula="of:=([.KM5]-1)/5" office:value-type="float" office:value="298">
            <text:p>298</text:p>
          </table:table-cell>
          <table:table-cell table:formula="of:=([.KN5]-1)/5" office:value-type="float" office:value="299">
            <text:p>299</text:p>
          </table:table-cell>
          <table:table-cell table:formula="of:=([.KO5]-1)/5" office:value-type="float" office:value="300">
            <text:p>300</text:p>
          </table:table-cell>
          <table:table-cell table:formula="of:=([.KP5]-1)/5" office:value-type="float" office:value="301">
            <text:p>301</text:p>
          </table:table-cell>
          <table:table-cell table:formula="of:=([.KQ5]-1)/5" office:value-type="float" office:value="302">
            <text:p>302</text:p>
          </table:table-cell>
          <table:table-cell table:formula="of:=([.KR5]-1)/5" office:value-type="float" office:value="303">
            <text:p>303</text:p>
          </table:table-cell>
          <table:table-cell table:formula="of:=([.KS5]-1)/5" office:value-type="float" office:value="304">
            <text:p>304</text:p>
          </table:table-cell>
          <table:table-cell table:formula="of:=([.KT5]-1)/5" office:value-type="float" office:value="305">
            <text:p>305</text:p>
          </table:table-cell>
          <table:table-cell table:formula="of:=([.KU5]-1)/5" office:value-type="float" office:value="306">
            <text:p>306</text:p>
          </table:table-cell>
          <table:table-cell table:formula="of:=([.KV5]-1)/5" office:value-type="float" office:value="307">
            <text:p>307</text:p>
          </table:table-cell>
          <table:table-cell table:formula="of:=([.KW5]-1)/5" office:value-type="float" office:value="308">
            <text:p>308</text:p>
          </table:table-cell>
          <table:table-cell table:formula="of:=([.KX5]-1)/5" office:value-type="float" office:value="309">
            <text:p>309</text:p>
          </table:table-cell>
          <table:table-cell table:formula="of:=([.KY5]-1)/5" office:value-type="float" office:value="310">
            <text:p>310</text:p>
          </table:table-cell>
          <table:table-cell table:formula="of:=([.KZ5]-1)/5" office:value-type="float" office:value="311">
            <text:p>311</text:p>
          </table:table-cell>
          <table:table-cell table:formula="of:=([.LA5]-1)/5" office:value-type="float" office:value="312">
            <text:p>312</text:p>
          </table:table-cell>
          <table:table-cell table:formula="of:=([.LB5]-1)/5" office:value-type="float" office:value="313">
            <text:p>313</text:p>
          </table:table-cell>
          <table:table-cell table:formula="of:=([.LC5]-1)/5" office:value-type="float" office:value="314">
            <text:p>314</text:p>
          </table:table-cell>
          <table:table-cell table:formula="of:=([.LD5]-1)/5" office:value-type="float" office:value="315">
            <text:p>315</text:p>
          </table:table-cell>
          <table:table-cell table:formula="of:=([.LE5]-1)/5" office:value-type="float" office:value="316">
            <text:p>316</text:p>
          </table:table-cell>
          <table:table-cell table:formula="of:=([.LF5]-1)/5" office:value-type="float" office:value="317">
            <text:p>317</text:p>
          </table:table-cell>
          <table:table-cell table:formula="of:=([.LG5]-1)/5" office:value-type="float" office:value="318">
            <text:p>318</text:p>
          </table:table-cell>
          <table:table-cell table:formula="of:=([.LH5]-1)/5" office:value-type="float" office:value="319">
            <text:p>319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15.10.2015</text:date>, <text:time>18:47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 J</meta:initial-creator>
    <meta:creation-date>2015-10-15T18:24:20</meta:creation-date>
    <dc:date>2015-10-15T18:47:06</dc:date>
    <dc:creator>C J</dc:creator>
    <meta:editing-duration>PT22M50S</meta:editing-duration>
    <meta:editing-cycles>4</meta:editing-cycles>
    <meta:generator>OpenOffice/4.1.1$Unix OpenOffice.org_project/411m6$Build-9775</meta:generator>
    <meta:document-statistic meta:table-count="4" meta:cell-count="19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76cm" svg:y="4.21cm" style:legend-expansion="high" chart:style-name="ch2"/>
        <chart:plot-area chart:style-name="ch3" table:cell-range-address="Tabelle1_2.A1:Tabelle1_2.LH1" svg:x="0.77cm" svg:y="0.855cm" svg:width="12.766cm" svg:height="7.545cm">
          <chartooo:coordinate-region svg:x="2.402cm" svg:y="1.046cm" svg:width="10.996cm" svg:height="6.3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_2.A1:Tabelle1_2.LH1" chart:class="chart:bar">
            <chart:data-point chart:repeated="3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  <draw:g>
                  <svg:desc/>
                </draw:g>
              </table:table-cell>
              <table:table-cell office:value-type="float" office:value="781">
                <text:p>781</text:p>
                <draw:g>
                  <svg:desc>Tabelle1_2.A1:Tabelle1_2.LH1</svg:desc>
                </draw:g>
              </table:table-cell>
              <table:table-cell office:value-type="float" office:value="3906">
                <text:p>3906</text:p>
              </table:table-cell>
              <table:table-cell office:value-type="float" office:value="7031">
                <text:p>7031</text:p>
              </table:table-cell>
              <table:table-cell office:value-type="float" office:value="10156">
                <text:p>10156</text:p>
              </table:table-cell>
              <table:table-cell office:value-type="float" office:value="13281">
                <text:p>13281</text:p>
              </table:table-cell>
              <table:table-cell office:value-type="float" office:value="16406">
                <text:p>16406</text:p>
              </table:table-cell>
              <table:table-cell office:value-type="float" office:value="19531">
                <text:p>19531</text:p>
              </table:table-cell>
              <table:table-cell office:value-type="float" office:value="22656">
                <text:p>22656</text:p>
              </table:table-cell>
              <table:table-cell office:value-type="float" office:value="25781">
                <text:p>25781</text:p>
              </table:table-cell>
              <table:table-cell office:value-type="float" office:value="28906">
                <text:p>28906</text:p>
              </table:table-cell>
              <table:table-cell office:value-type="float" office:value="32031">
                <text:p>32031</text:p>
              </table:table-cell>
              <table:table-cell office:value-type="float" office:value="35156">
                <text:p>35156</text:p>
              </table:table-cell>
              <table:table-cell office:value-type="float" office:value="38281">
                <text:p>38281</text:p>
              </table:table-cell>
              <table:table-cell office:value-type="float" office:value="41406">
                <text:p>41406</text:p>
              </table:table-cell>
              <table:table-cell office:value-type="float" office:value="44531">
                <text:p>44531</text:p>
              </table:table-cell>
              <table:table-cell office:value-type="float" office:value="47656">
                <text:p>47656</text:p>
              </table:table-cell>
              <table:table-cell office:value-type="float" office:value="50781">
                <text:p>50781</text:p>
              </table:table-cell>
              <table:table-cell office:value-type="float" office:value="53906">
                <text:p>53906</text:p>
              </table:table-cell>
              <table:table-cell office:value-type="float" office:value="57031">
                <text:p>57031</text:p>
              </table:table-cell>
              <table:table-cell office:value-type="float" office:value="60156">
                <text:p>60156</text:p>
              </table:table-cell>
              <table:table-cell office:value-type="float" office:value="63281">
                <text:p>63281</text:p>
              </table:table-cell>
              <table:table-cell office:value-type="float" office:value="66406">
                <text:p>66406</text:p>
              </table:table-cell>
              <table:table-cell office:value-type="float" office:value="69531">
                <text:p>69531</text:p>
              </table:table-cell>
              <table:table-cell office:value-type="float" office:value="72656">
                <text:p>72656</text:p>
              </table:table-cell>
              <table:table-cell office:value-type="float" office:value="75781">
                <text:p>75781</text:p>
              </table:table-cell>
              <table:table-cell office:value-type="float" office:value="78906">
                <text:p>78906</text:p>
              </table:table-cell>
              <table:table-cell office:value-type="float" office:value="82031">
                <text:p>82031</text:p>
              </table:table-cell>
              <table:table-cell office:value-type="float" office:value="85156">
                <text:p>85156</text:p>
              </table:table-cell>
              <table:table-cell office:value-type="float" office:value="88281">
                <text:p>88281</text:p>
              </table:table-cell>
              <table:table-cell office:value-type="float" office:value="91406">
                <text:p>91406</text:p>
              </table:table-cell>
              <table:table-cell office:value-type="float" office:value="94531">
                <text:p>94531</text:p>
              </table:table-cell>
              <table:table-cell office:value-type="float" office:value="97656">
                <text:p>97656</text:p>
              </table:table-cell>
              <table:table-cell office:value-type="float" office:value="100781">
                <text:p>100781</text:p>
              </table:table-cell>
              <table:table-cell office:value-type="float" office:value="103906">
                <text:p>103906</text:p>
              </table:table-cell>
              <table:table-cell office:value-type="float" office:value="107031">
                <text:p>107031</text:p>
              </table:table-cell>
              <table:table-cell office:value-type="float" office:value="110156">
                <text:p>110156</text:p>
              </table:table-cell>
              <table:table-cell office:value-type="float" office:value="113281">
                <text:p>113281</text:p>
              </table:table-cell>
              <table:table-cell office:value-type="float" office:value="116406">
                <text:p>116406</text:p>
              </table:table-cell>
              <table:table-cell office:value-type="float" office:value="119531">
                <text:p>119531</text:p>
              </table:table-cell>
              <table:table-cell office:value-type="float" office:value="122656">
                <text:p>122656</text:p>
              </table:table-cell>
              <table:table-cell office:value-type="float" office:value="125781">
                <text:p>125781</text:p>
              </table:table-cell>
              <table:table-cell office:value-type="float" office:value="128906">
                <text:p>128906</text:p>
              </table:table-cell>
              <table:table-cell office:value-type="float" office:value="132031">
                <text:p>132031</text:p>
              </table:table-cell>
              <table:table-cell office:value-type="float" office:value="135156">
                <text:p>135156</text:p>
              </table:table-cell>
              <table:table-cell office:value-type="float" office:value="138281">
                <text:p>138281</text:p>
              </table:table-cell>
              <table:table-cell office:value-type="float" office:value="141406">
                <text:p>141406</text:p>
              </table:table-cell>
              <table:table-cell office:value-type="float" office:value="144531">
                <text:p>144531</text:p>
              </table:table-cell>
              <table:table-cell office:value-type="float" office:value="147656">
                <text:p>147656</text:p>
              </table:table-cell>
              <table:table-cell office:value-type="float" office:value="150781">
                <text:p>150781</text:p>
              </table:table-cell>
              <table:table-cell office:value-type="float" office:value="153906">
                <text:p>153906</text:p>
              </table:table-cell>
              <table:table-cell office:value-type="float" office:value="157031">
                <text:p>157031</text:p>
              </table:table-cell>
              <table:table-cell office:value-type="float" office:value="160156">
                <text:p>160156</text:p>
              </table:table-cell>
              <table:table-cell office:value-type="float" office:value="163281">
                <text:p>163281</text:p>
              </table:table-cell>
              <table:table-cell office:value-type="float" office:value="166406">
                <text:p>166406</text:p>
              </table:table-cell>
              <table:table-cell office:value-type="float" office:value="169531">
                <text:p>169531</text:p>
              </table:table-cell>
              <table:table-cell office:value-type="float" office:value="172656">
                <text:p>172656</text:p>
              </table:table-cell>
              <table:table-cell office:value-type="float" office:value="175781">
                <text:p>175781</text:p>
              </table:table-cell>
              <table:table-cell office:value-type="float" office:value="178906">
                <text:p>178906</text:p>
              </table:table-cell>
              <table:table-cell office:value-type="float" office:value="182031">
                <text:p>182031</text:p>
              </table:table-cell>
              <table:table-cell office:value-type="float" office:value="185156">
                <text:p>185156</text:p>
              </table:table-cell>
              <table:table-cell office:value-type="float" office:value="188281">
                <text:p>188281</text:p>
              </table:table-cell>
              <table:table-cell office:value-type="float" office:value="191406">
                <text:p>191406</text:p>
              </table:table-cell>
              <table:table-cell office:value-type="float" office:value="194531">
                <text:p>194531</text:p>
              </table:table-cell>
              <table:table-cell office:value-type="float" office:value="197656">
                <text:p>197656</text:p>
              </table:table-cell>
              <table:table-cell office:value-type="float" office:value="200781">
                <text:p>200781</text:p>
              </table:table-cell>
              <table:table-cell office:value-type="float" office:value="203906">
                <text:p>203906</text:p>
              </table:table-cell>
              <table:table-cell office:value-type="float" office:value="207031">
                <text:p>207031</text:p>
              </table:table-cell>
              <table:table-cell office:value-type="float" office:value="210156">
                <text:p>210156</text:p>
              </table:table-cell>
              <table:table-cell office:value-type="float" office:value="213281">
                <text:p>213281</text:p>
              </table:table-cell>
              <table:table-cell office:value-type="float" office:value="216406">
                <text:p>216406</text:p>
              </table:table-cell>
              <table:table-cell office:value-type="float" office:value="219531">
                <text:p>219531</text:p>
              </table:table-cell>
              <table:table-cell office:value-type="float" office:value="222656">
                <text:p>222656</text:p>
              </table:table-cell>
              <table:table-cell office:value-type="float" office:value="225781">
                <text:p>225781</text:p>
              </table:table-cell>
              <table:table-cell office:value-type="float" office:value="228906">
                <text:p>228906</text:p>
              </table:table-cell>
              <table:table-cell office:value-type="float" office:value="232031">
                <text:p>232031</text:p>
              </table:table-cell>
              <table:table-cell office:value-type="float" office:value="235156">
                <text:p>235156</text:p>
              </table:table-cell>
              <table:table-cell office:value-type="float" office:value="238281">
                <text:p>238281</text:p>
              </table:table-cell>
              <table:table-cell office:value-type="float" office:value="241406">
                <text:p>241406</text:p>
              </table:table-cell>
              <table:table-cell office:value-type="float" office:value="244531">
                <text:p>244531</text:p>
              </table:table-cell>
              <table:table-cell office:value-type="float" office:value="247656">
                <text:p>247656</text:p>
              </table:table-cell>
              <table:table-cell office:value-type="float" office:value="250781">
                <text:p>250781</text:p>
              </table:table-cell>
              <table:table-cell office:value-type="float" office:value="253906">
                <text:p>253906</text:p>
              </table:table-cell>
              <table:table-cell office:value-type="float" office:value="257031">
                <text:p>257031</text:p>
              </table:table-cell>
              <table:table-cell office:value-type="float" office:value="260156">
                <text:p>260156</text:p>
              </table:table-cell>
              <table:table-cell office:value-type="float" office:value="263281">
                <text:p>263281</text:p>
              </table:table-cell>
              <table:table-cell office:value-type="float" office:value="266406">
                <text:p>266406</text:p>
              </table:table-cell>
              <table:table-cell office:value-type="float" office:value="269531">
                <text:p>269531</text:p>
              </table:table-cell>
              <table:table-cell office:value-type="float" office:value="272656">
                <text:p>272656</text:p>
              </table:table-cell>
              <table:table-cell office:value-type="float" office:value="275781">
                <text:p>275781</text:p>
              </table:table-cell>
              <table:table-cell office:value-type="float" office:value="278906">
                <text:p>278906</text:p>
              </table:table-cell>
              <table:table-cell office:value-type="float" office:value="282031">
                <text:p>282031</text:p>
              </table:table-cell>
              <table:table-cell office:value-type="float" office:value="285156">
                <text:p>285156</text:p>
              </table:table-cell>
              <table:table-cell office:value-type="float" office:value="288281">
                <text:p>288281</text:p>
              </table:table-cell>
              <table:table-cell office:value-type="float" office:value="291406">
                <text:p>291406</text:p>
              </table:table-cell>
              <table:table-cell office:value-type="float" office:value="294531">
                <text:p>294531</text:p>
              </table:table-cell>
              <table:table-cell office:value-type="float" office:value="297656">
                <text:p>297656</text:p>
              </table:table-cell>
              <table:table-cell office:value-type="float" office:value="300781">
                <text:p>300781</text:p>
              </table:table-cell>
              <table:table-cell office:value-type="float" office:value="303906">
                <text:p>303906</text:p>
              </table:table-cell>
              <table:table-cell office:value-type="float" office:value="307031">
                <text:p>307031</text:p>
              </table:table-cell>
              <table:table-cell office:value-type="float" office:value="310156">
                <text:p>310156</text:p>
              </table:table-cell>
              <table:table-cell office:value-type="float" office:value="313281">
                <text:p>313281</text:p>
              </table:table-cell>
              <table:table-cell office:value-type="float" office:value="316406">
                <text:p>316406</text:p>
              </table:table-cell>
              <table:table-cell office:value-type="float" office:value="319531">
                <text:p>319531</text:p>
              </table:table-cell>
              <table:table-cell office:value-type="float" office:value="322656">
                <text:p>322656</text:p>
              </table:table-cell>
              <table:table-cell office:value-type="float" office:value="325781">
                <text:p>325781</text:p>
              </table:table-cell>
              <table:table-cell office:value-type="float" office:value="328906">
                <text:p>328906</text:p>
              </table:table-cell>
              <table:table-cell office:value-type="float" office:value="332031">
                <text:p>332031</text:p>
              </table:table-cell>
              <table:table-cell office:value-type="float" office:value="335156">
                <text:p>335156</text:p>
              </table:table-cell>
              <table:table-cell office:value-type="float" office:value="338281">
                <text:p>338281</text:p>
              </table:table-cell>
              <table:table-cell office:value-type="float" office:value="341406">
                <text:p>341406</text:p>
              </table:table-cell>
              <table:table-cell office:value-type="float" office:value="344531">
                <text:p>344531</text:p>
              </table:table-cell>
              <table:table-cell office:value-type="float" office:value="347656">
                <text:p>347656</text:p>
              </table:table-cell>
              <table:table-cell office:value-type="float" office:value="350781">
                <text:p>350781</text:p>
              </table:table-cell>
              <table:table-cell office:value-type="float" office:value="353906">
                <text:p>353906</text:p>
              </table:table-cell>
              <table:table-cell office:value-type="float" office:value="357031">
                <text:p>357031</text:p>
              </table:table-cell>
              <table:table-cell office:value-type="float" office:value="360156">
                <text:p>360156</text:p>
              </table:table-cell>
              <table:table-cell office:value-type="float" office:value="363281">
                <text:p>363281</text:p>
              </table:table-cell>
              <table:table-cell office:value-type="float" office:value="366406">
                <text:p>366406</text:p>
              </table:table-cell>
              <table:table-cell office:value-type="float" office:value="369531">
                <text:p>369531</text:p>
              </table:table-cell>
              <table:table-cell office:value-type="float" office:value="372656">
                <text:p>372656</text:p>
              </table:table-cell>
              <table:table-cell office:value-type="float" office:value="375781">
                <text:p>375781</text:p>
              </table:table-cell>
              <table:table-cell office:value-type="float" office:value="378906">
                <text:p>378906</text:p>
              </table:table-cell>
              <table:table-cell office:value-type="float" office:value="382031">
                <text:p>382031</text:p>
              </table:table-cell>
              <table:table-cell office:value-type="float" office:value="385156">
                <text:p>385156</text:p>
              </table:table-cell>
              <table:table-cell office:value-type="float" office:value="388281">
                <text:p>388281</text:p>
              </table:table-cell>
              <table:table-cell office:value-type="float" office:value="391406">
                <text:p>391406</text:p>
              </table:table-cell>
              <table:table-cell office:value-type="float" office:value="394531">
                <text:p>394531</text:p>
              </table:table-cell>
              <table:table-cell office:value-type="float" office:value="397656">
                <text:p>397656</text:p>
              </table:table-cell>
              <table:table-cell office:value-type="float" office:value="400781">
                <text:p>400781</text:p>
              </table:table-cell>
              <table:table-cell office:value-type="float" office:value="403906">
                <text:p>403906</text:p>
              </table:table-cell>
              <table:table-cell office:value-type="float" office:value="407031">
                <text:p>407031</text:p>
              </table:table-cell>
              <table:table-cell office:value-type="float" office:value="410156">
                <text:p>410156</text:p>
              </table:table-cell>
              <table:table-cell office:value-type="float" office:value="413281">
                <text:p>413281</text:p>
              </table:table-cell>
              <table:table-cell office:value-type="float" office:value="416406">
                <text:p>416406</text:p>
              </table:table-cell>
              <table:table-cell office:value-type="float" office:value="419531">
                <text:p>419531</text:p>
              </table:table-cell>
              <table:table-cell office:value-type="float" office:value="422656">
                <text:p>422656</text:p>
              </table:table-cell>
              <table:table-cell office:value-type="float" office:value="425781">
                <text:p>425781</text:p>
              </table:table-cell>
              <table:table-cell office:value-type="float" office:value="428906">
                <text:p>428906</text:p>
              </table:table-cell>
              <table:table-cell office:value-type="float" office:value="432031">
                <text:p>432031</text:p>
              </table:table-cell>
              <table:table-cell office:value-type="float" office:value="435156">
                <text:p>435156</text:p>
              </table:table-cell>
              <table:table-cell office:value-type="float" office:value="438281">
                <text:p>438281</text:p>
              </table:table-cell>
              <table:table-cell office:value-type="float" office:value="441406">
                <text:p>441406</text:p>
              </table:table-cell>
              <table:table-cell office:value-type="float" office:value="444531">
                <text:p>444531</text:p>
              </table:table-cell>
              <table:table-cell office:value-type="float" office:value="447656">
                <text:p>447656</text:p>
              </table:table-cell>
              <table:table-cell office:value-type="float" office:value="450781">
                <text:p>450781</text:p>
              </table:table-cell>
              <table:table-cell office:value-type="float" office:value="453906">
                <text:p>453906</text:p>
              </table:table-cell>
              <table:table-cell office:value-type="float" office:value="457031">
                <text:p>457031</text:p>
              </table:table-cell>
              <table:table-cell office:value-type="float" office:value="460156">
                <text:p>460156</text:p>
              </table:table-cell>
              <table:table-cell office:value-type="float" office:value="463281">
                <text:p>463281</text:p>
              </table:table-cell>
              <table:table-cell office:value-type="float" office:value="466406">
                <text:p>466406</text:p>
              </table:table-cell>
              <table:table-cell office:value-type="float" office:value="469531">
                <text:p>469531</text:p>
              </table:table-cell>
              <table:table-cell office:value-type="float" office:value="472656">
                <text:p>472656</text:p>
              </table:table-cell>
              <table:table-cell office:value-type="float" office:value="475781">
                <text:p>475781</text:p>
              </table:table-cell>
              <table:table-cell office:value-type="float" office:value="478906">
                <text:p>478906</text:p>
              </table:table-cell>
              <table:table-cell office:value-type="float" office:value="482031">
                <text:p>482031</text:p>
              </table:table-cell>
              <table:table-cell office:value-type="float" office:value="485156">
                <text:p>485156</text:p>
              </table:table-cell>
              <table:table-cell office:value-type="float" office:value="488281">
                <text:p>488281</text:p>
              </table:table-cell>
              <table:table-cell office:value-type="float" office:value="491406">
                <text:p>491406</text:p>
              </table:table-cell>
              <table:table-cell office:value-type="float" office:value="494531">
                <text:p>494531</text:p>
              </table:table-cell>
              <table:table-cell office:value-type="float" office:value="497656">
                <text:p>497656</text:p>
              </table:table-cell>
              <table:table-cell office:value-type="float" office:value="500781">
                <text:p>500781</text:p>
              </table:table-cell>
              <table:table-cell office:value-type="float" office:value="503906">
                <text:p>503906</text:p>
              </table:table-cell>
              <table:table-cell office:value-type="float" office:value="507031">
                <text:p>507031</text:p>
              </table:table-cell>
              <table:table-cell office:value-type="float" office:value="510156">
                <text:p>510156</text:p>
              </table:table-cell>
              <table:table-cell office:value-type="float" office:value="513281">
                <text:p>513281</text:p>
              </table:table-cell>
              <table:table-cell office:value-type="float" office:value="516406">
                <text:p>516406</text:p>
              </table:table-cell>
              <table:table-cell office:value-type="float" office:value="519531">
                <text:p>519531</text:p>
              </table:table-cell>
              <table:table-cell office:value-type="float" office:value="522656">
                <text:p>522656</text:p>
              </table:table-cell>
              <table:table-cell office:value-type="float" office:value="525781">
                <text:p>525781</text:p>
              </table:table-cell>
              <table:table-cell office:value-type="float" office:value="528906">
                <text:p>528906</text:p>
              </table:table-cell>
              <table:table-cell office:value-type="float" office:value="532031">
                <text:p>532031</text:p>
              </table:table-cell>
              <table:table-cell office:value-type="float" office:value="535156">
                <text:p>535156</text:p>
              </table:table-cell>
              <table:table-cell office:value-type="float" office:value="538281">
                <text:p>538281</text:p>
              </table:table-cell>
              <table:table-cell office:value-type="float" office:value="541406">
                <text:p>541406</text:p>
              </table:table-cell>
              <table:table-cell office:value-type="float" office:value="544531">
                <text:p>544531</text:p>
              </table:table-cell>
              <table:table-cell office:value-type="float" office:value="547656">
                <text:p>547656</text:p>
              </table:table-cell>
              <table:table-cell office:value-type="float" office:value="550781">
                <text:p>550781</text:p>
              </table:table-cell>
              <table:table-cell office:value-type="float" office:value="553906">
                <text:p>553906</text:p>
              </table:table-cell>
              <table:table-cell office:value-type="float" office:value="557031">
                <text:p>557031</text:p>
              </table:table-cell>
              <table:table-cell office:value-type="float" office:value="560156">
                <text:p>560156</text:p>
              </table:table-cell>
              <table:table-cell office:value-type="float" office:value="563281">
                <text:p>563281</text:p>
              </table:table-cell>
              <table:table-cell office:value-type="float" office:value="566406">
                <text:p>566406</text:p>
              </table:table-cell>
              <table:table-cell office:value-type="float" office:value="569531">
                <text:p>569531</text:p>
              </table:table-cell>
              <table:table-cell office:value-type="float" office:value="572656">
                <text:p>572656</text:p>
              </table:table-cell>
              <table:table-cell office:value-type="float" office:value="575781">
                <text:p>575781</text:p>
              </table:table-cell>
              <table:table-cell office:value-type="float" office:value="578906">
                <text:p>578906</text:p>
              </table:table-cell>
              <table:table-cell office:value-type="float" office:value="582031">
                <text:p>582031</text:p>
              </table:table-cell>
              <table:table-cell office:value-type="float" office:value="585156">
                <text:p>585156</text:p>
              </table:table-cell>
              <table:table-cell office:value-type="float" office:value="588281">
                <text:p>588281</text:p>
              </table:table-cell>
              <table:table-cell office:value-type="float" office:value="591406">
                <text:p>591406</text:p>
              </table:table-cell>
              <table:table-cell office:value-type="float" office:value="594531">
                <text:p>594531</text:p>
              </table:table-cell>
              <table:table-cell office:value-type="float" office:value="597656">
                <text:p>597656</text:p>
              </table:table-cell>
              <table:table-cell office:value-type="float" office:value="600781">
                <text:p>600781</text:p>
              </table:table-cell>
              <table:table-cell office:value-type="float" office:value="603906">
                <text:p>603906</text:p>
              </table:table-cell>
              <table:table-cell office:value-type="float" office:value="607031">
                <text:p>607031</text:p>
              </table:table-cell>
              <table:table-cell office:value-type="float" office:value="610156">
                <text:p>610156</text:p>
              </table:table-cell>
              <table:table-cell office:value-type="float" office:value="613281">
                <text:p>613281</text:p>
              </table:table-cell>
              <table:table-cell office:value-type="float" office:value="616406">
                <text:p>616406</text:p>
              </table:table-cell>
              <table:table-cell office:value-type="float" office:value="619531">
                <text:p>619531</text:p>
              </table:table-cell>
              <table:table-cell office:value-type="float" office:value="622656">
                <text:p>622656</text:p>
              </table:table-cell>
              <table:table-cell office:value-type="float" office:value="625781">
                <text:p>625781</text:p>
              </table:table-cell>
              <table:table-cell office:value-type="float" office:value="628906">
                <text:p>628906</text:p>
              </table:table-cell>
              <table:table-cell office:value-type="float" office:value="632031">
                <text:p>632031</text:p>
              </table:table-cell>
              <table:table-cell office:value-type="float" office:value="635156">
                <text:p>635156</text:p>
              </table:table-cell>
              <table:table-cell office:value-type="float" office:value="638281">
                <text:p>638281</text:p>
              </table:table-cell>
              <table:table-cell office:value-type="float" office:value="641406">
                <text:p>641406</text:p>
              </table:table-cell>
              <table:table-cell office:value-type="float" office:value="644531">
                <text:p>644531</text:p>
              </table:table-cell>
              <table:table-cell office:value-type="float" office:value="647656">
                <text:p>647656</text:p>
              </table:table-cell>
              <table:table-cell office:value-type="float" office:value="650781">
                <text:p>650781</text:p>
              </table:table-cell>
              <table:table-cell office:value-type="float" office:value="653906">
                <text:p>653906</text:p>
              </table:table-cell>
              <table:table-cell office:value-type="float" office:value="657031">
                <text:p>657031</text:p>
              </table:table-cell>
              <table:table-cell office:value-type="float" office:value="660156">
                <text:p>660156</text:p>
              </table:table-cell>
              <table:table-cell office:value-type="float" office:value="663281">
                <text:p>663281</text:p>
              </table:table-cell>
              <table:table-cell office:value-type="float" office:value="666406">
                <text:p>666406</text:p>
              </table:table-cell>
              <table:table-cell office:value-type="float" office:value="669531">
                <text:p>669531</text:p>
              </table:table-cell>
              <table:table-cell office:value-type="float" office:value="672656">
                <text:p>672656</text:p>
              </table:table-cell>
              <table:table-cell office:value-type="float" office:value="675781">
                <text:p>675781</text:p>
              </table:table-cell>
              <table:table-cell office:value-type="float" office:value="678906">
                <text:p>678906</text:p>
              </table:table-cell>
              <table:table-cell office:value-type="float" office:value="682031">
                <text:p>682031</text:p>
              </table:table-cell>
              <table:table-cell office:value-type="float" office:value="685156">
                <text:p>685156</text:p>
              </table:table-cell>
              <table:table-cell office:value-type="float" office:value="688281">
                <text:p>688281</text:p>
              </table:table-cell>
              <table:table-cell office:value-type="float" office:value="691406">
                <text:p>691406</text:p>
              </table:table-cell>
              <table:table-cell office:value-type="float" office:value="694531">
                <text:p>694531</text:p>
              </table:table-cell>
              <table:table-cell office:value-type="float" office:value="697656">
                <text:p>697656</text:p>
              </table:table-cell>
              <table:table-cell office:value-type="float" office:value="700781">
                <text:p>700781</text:p>
              </table:table-cell>
              <table:table-cell office:value-type="float" office:value="703906">
                <text:p>703906</text:p>
              </table:table-cell>
              <table:table-cell office:value-type="float" office:value="707031">
                <text:p>707031</text:p>
              </table:table-cell>
              <table:table-cell office:value-type="float" office:value="710156">
                <text:p>710156</text:p>
              </table:table-cell>
              <table:table-cell office:value-type="float" office:value="713281">
                <text:p>713281</text:p>
              </table:table-cell>
              <table:table-cell office:value-type="float" office:value="716406">
                <text:p>716406</text:p>
              </table:table-cell>
              <table:table-cell office:value-type="float" office:value="719531">
                <text:p>719531</text:p>
              </table:table-cell>
              <table:table-cell office:value-type="float" office:value="722656">
                <text:p>722656</text:p>
              </table:table-cell>
              <table:table-cell office:value-type="float" office:value="725781">
                <text:p>725781</text:p>
              </table:table-cell>
              <table:table-cell office:value-type="float" office:value="728906">
                <text:p>728906</text:p>
              </table:table-cell>
              <table:table-cell office:value-type="float" office:value="732031">
                <text:p>732031</text:p>
              </table:table-cell>
              <table:table-cell office:value-type="float" office:value="735156">
                <text:p>735156</text:p>
              </table:table-cell>
              <table:table-cell office:value-type="float" office:value="738281">
                <text:p>738281</text:p>
              </table:table-cell>
              <table:table-cell office:value-type="float" office:value="741406">
                <text:p>741406</text:p>
              </table:table-cell>
              <table:table-cell office:value-type="float" office:value="744531">
                <text:p>744531</text:p>
              </table:table-cell>
              <table:table-cell office:value-type="float" office:value="747656">
                <text:p>747656</text:p>
              </table:table-cell>
              <table:table-cell office:value-type="float" office:value="750781">
                <text:p>750781</text:p>
              </table:table-cell>
              <table:table-cell office:value-type="float" office:value="753906">
                <text:p>753906</text:p>
              </table:table-cell>
              <table:table-cell office:value-type="float" office:value="757031">
                <text:p>757031</text:p>
              </table:table-cell>
              <table:table-cell office:value-type="float" office:value="760156">
                <text:p>760156</text:p>
              </table:table-cell>
              <table:table-cell office:value-type="float" office:value="763281">
                <text:p>763281</text:p>
              </table:table-cell>
              <table:table-cell office:value-type="float" office:value="766406">
                <text:p>766406</text:p>
              </table:table-cell>
              <table:table-cell office:value-type="float" office:value="769531">
                <text:p>769531</text:p>
              </table:table-cell>
              <table:table-cell office:value-type="float" office:value="772656">
                <text:p>772656</text:p>
              </table:table-cell>
              <table:table-cell office:value-type="float" office:value="775781">
                <text:p>775781</text:p>
              </table:table-cell>
              <table:table-cell office:value-type="float" office:value="778906">
                <text:p>778906</text:p>
              </table:table-cell>
              <table:table-cell office:value-type="float" office:value="782031">
                <text:p>782031</text:p>
              </table:table-cell>
              <table:table-cell office:value-type="float" office:value="785156">
                <text:p>785156</text:p>
              </table:table-cell>
              <table:table-cell office:value-type="float" office:value="788281">
                <text:p>788281</text:p>
              </table:table-cell>
              <table:table-cell office:value-type="float" office:value="791406">
                <text:p>791406</text:p>
              </table:table-cell>
              <table:table-cell office:value-type="float" office:value="794531">
                <text:p>794531</text:p>
              </table:table-cell>
              <table:table-cell office:value-type="float" office:value="797656">
                <text:p>797656</text:p>
              </table:table-cell>
              <table:table-cell office:value-type="float" office:value="800781">
                <text:p>800781</text:p>
              </table:table-cell>
              <table:table-cell office:value-type="float" office:value="803906">
                <text:p>803906</text:p>
              </table:table-cell>
              <table:table-cell office:value-type="float" office:value="807031">
                <text:p>807031</text:p>
              </table:table-cell>
              <table:table-cell office:value-type="float" office:value="810156">
                <text:p>810156</text:p>
              </table:table-cell>
              <table:table-cell office:value-type="float" office:value="813281">
                <text:p>813281</text:p>
              </table:table-cell>
              <table:table-cell office:value-type="float" office:value="816406">
                <text:p>816406</text:p>
              </table:table-cell>
              <table:table-cell office:value-type="float" office:value="819531">
                <text:p>819531</text:p>
              </table:table-cell>
              <table:table-cell office:value-type="float" office:value="822656">
                <text:p>822656</text:p>
              </table:table-cell>
              <table:table-cell office:value-type="float" office:value="825781">
                <text:p>825781</text:p>
              </table:table-cell>
              <table:table-cell office:value-type="float" office:value="828906">
                <text:p>828906</text:p>
              </table:table-cell>
              <table:table-cell office:value-type="float" office:value="832031">
                <text:p>832031</text:p>
              </table:table-cell>
              <table:table-cell office:value-type="float" office:value="835156">
                <text:p>835156</text:p>
              </table:table-cell>
              <table:table-cell office:value-type="float" office:value="838281">
                <text:p>838281</text:p>
              </table:table-cell>
              <table:table-cell office:value-type="float" office:value="841406">
                <text:p>841406</text:p>
              </table:table-cell>
              <table:table-cell office:value-type="float" office:value="844531">
                <text:p>844531</text:p>
              </table:table-cell>
              <table:table-cell office:value-type="float" office:value="847656">
                <text:p>847656</text:p>
              </table:table-cell>
              <table:table-cell office:value-type="float" office:value="850781">
                <text:p>850781</text:p>
              </table:table-cell>
              <table:table-cell office:value-type="float" office:value="853906">
                <text:p>853906</text:p>
              </table:table-cell>
              <table:table-cell office:value-type="float" office:value="857031">
                <text:p>857031</text:p>
              </table:table-cell>
              <table:table-cell office:value-type="float" office:value="860156">
                <text:p>860156</text:p>
              </table:table-cell>
              <table:table-cell office:value-type="float" office:value="863281">
                <text:p>863281</text:p>
              </table:table-cell>
              <table:table-cell office:value-type="float" office:value="866406">
                <text:p>866406</text:p>
              </table:table-cell>
              <table:table-cell office:value-type="float" office:value="869531">
                <text:p>869531</text:p>
              </table:table-cell>
              <table:table-cell office:value-type="float" office:value="872656">
                <text:p>872656</text:p>
              </table:table-cell>
              <table:table-cell office:value-type="float" office:value="875781">
                <text:p>875781</text:p>
              </table:table-cell>
              <table:table-cell office:value-type="float" office:value="878906">
                <text:p>878906</text:p>
              </table:table-cell>
              <table:table-cell office:value-type="float" office:value="882031">
                <text:p>882031</text:p>
              </table:table-cell>
              <table:table-cell office:value-type="float" office:value="885156">
                <text:p>885156</text:p>
              </table:table-cell>
              <table:table-cell office:value-type="float" office:value="888281">
                <text:p>888281</text:p>
              </table:table-cell>
              <table:table-cell office:value-type="float" office:value="891406">
                <text:p>891406</text:p>
              </table:table-cell>
              <table:table-cell office:value-type="float" office:value="894531">
                <text:p>894531</text:p>
              </table:table-cell>
              <table:table-cell office:value-type="float" office:value="897656">
                <text:p>897656</text:p>
              </table:table-cell>
              <table:table-cell office:value-type="float" office:value="900781">
                <text:p>900781</text:p>
              </table:table-cell>
              <table:table-cell office:value-type="float" office:value="903906">
                <text:p>903906</text:p>
              </table:table-cell>
              <table:table-cell office:value-type="float" office:value="907031">
                <text:p>907031</text:p>
              </table:table-cell>
              <table:table-cell office:value-type="float" office:value="910156">
                <text:p>910156</text:p>
              </table:table-cell>
              <table:table-cell office:value-type="float" office:value="913281">
                <text:p>913281</text:p>
              </table:table-cell>
              <table:table-cell office:value-type="float" office:value="916406">
                <text:p>916406</text:p>
              </table:table-cell>
              <table:table-cell office:value-type="float" office:value="919531">
                <text:p>919531</text:p>
              </table:table-cell>
              <table:table-cell office:value-type="float" office:value="922656">
                <text:p>922656</text:p>
              </table:table-cell>
              <table:table-cell office:value-type="float" office:value="925781">
                <text:p>925781</text:p>
              </table:table-cell>
              <table:table-cell office:value-type="float" office:value="928906">
                <text:p>928906</text:p>
              </table:table-cell>
              <table:table-cell office:value-type="float" office:value="932031">
                <text:p>932031</text:p>
              </table:table-cell>
              <table:table-cell office:value-type="float" office:value="935156">
                <text:p>935156</text:p>
              </table:table-cell>
              <table:table-cell office:value-type="float" office:value="938281">
                <text:p>938281</text:p>
              </table:table-cell>
              <table:table-cell office:value-type="float" office:value="941406">
                <text:p>941406</text:p>
              </table:table-cell>
              <table:table-cell office:value-type="float" office:value="944531">
                <text:p>944531</text:p>
              </table:table-cell>
              <table:table-cell office:value-type="float" office:value="947656">
                <text:p>947656</text:p>
              </table:table-cell>
              <table:table-cell office:value-type="float" office:value="950781">
                <text:p>950781</text:p>
              </table:table-cell>
              <table:table-cell office:value-type="float" office:value="953906">
                <text:p>953906</text:p>
              </table:table-cell>
              <table:table-cell office:value-type="float" office:value="957031">
                <text:p>957031</text:p>
              </table:table-cell>
              <table:table-cell office:value-type="float" office:value="960156">
                <text:p>960156</text:p>
              </table:table-cell>
              <table:table-cell office:value-type="float" office:value="963281">
                <text:p>963281</text:p>
              </table:table-cell>
              <table:table-cell office:value-type="float" office:value="966406">
                <text:p>966406</text:p>
              </table:table-cell>
              <table:table-cell office:value-type="float" office:value="969531">
                <text:p>969531</text:p>
              </table:table-cell>
              <table:table-cell office:value-type="float" office:value="972656">
                <text:p>972656</text:p>
              </table:table-cell>
              <table:table-cell office:value-type="float" office:value="975781">
                <text:p>975781</text:p>
              </table:table-cell>
              <table:table-cell office:value-type="float" office:value="978906">
                <text:p>978906</text:p>
              </table:table-cell>
              <table:table-cell office:value-type="float" office:value="982031">
                <text:p>982031</text:p>
              </table:table-cell>
              <table:table-cell office:value-type="float" office:value="985156">
                <text:p>985156</text:p>
              </table:table-cell>
              <table:table-cell office:value-type="float" office:value="988281">
                <text:p>988281</text:p>
              </table:table-cell>
              <table:table-cell office:value-type="float" office:value="991406">
                <text:p>991406</text:p>
              </table:table-cell>
              <table:table-cell office:value-type="float" office:value="994531">
                <text:p>994531</text:p>
              </table:table-cell>
              <table:table-cell office:value-type="float" office:value="997656">
                <text:p>9976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